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4646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// Orient 3 data f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Foliation and lineation data from Grøvudalen, Møre og Romsdal, Norw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(Western Gneiss District) from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<text:s text:c="2"/>Frederick W. Vollmer, 1985. A structural study of the Grøvudal fold-nappe, western Norwa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<text:s text:c="2"/>Ph.D. Thesis, University of Minnesota, Minneapoli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Cou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S=957, D1=351, D2=206, D3=221, D4=126, D5=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L=439, D1=186, D2=98, D3=79, D4=52, D5=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FA=199, D1=58, D2=58, D3=47, D4=32, D5=4 (fold axes, to be enter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S2=125, D1=18, D2=42, D3=44, D4=18, D5=3 (to be enter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S1/S2=50, D1=5, D2=15, D3=20, D4=8, D5=2 (intersections, to be entered)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CA=30, D1=4, D2=7, D3=13, D4=2, D5=4 (crenulation axes, to be enter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S3=23, D1=4, D2=5, D3=8, D4=4, D5=4 (to be enter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N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UTM coordinates are NAD 1927, converted to latitude, longitude in Orien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UTM coordinates were determined in the field using map and barometric altime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Domain analysis was done using FORTRAN77 code, precursor to Orient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 Data is incomplete, missing data needs to be read from punch card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6" calcext:value-type="float">
            <text:p>62.3896</text:p>
          </table:table-cell>
          <table:table-cell office:value-type="float" office:value="8.795" calcext:value-type="float">
            <text:p>8.7950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=957, N1=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7900" calcext:value-type="float">
            <text:p>6917900</text:p>
          </table:table-cell>
          <table:table-cell office:value-type="float" office:value="62.3941" calcext:value-type="float">
            <text:p>62.3941</text:p>
          </table:table-cell>
          <table:table-cell office:value-type="float" office:value="8.793" calcext:value-type="float">
            <text:p>8.79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7900" calcext:value-type="float">
            <text:p>6917900</text:p>
          </table:table-cell>
          <table:table-cell office:value-type="float" office:value="62.3941" calcext:value-type="float">
            <text:p>62.3941</text:p>
          </table:table-cell>
          <table:table-cell office:value-type="float" office:value="8.793" calcext:value-type="float">
            <text:p>8.79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7911" calcext:value-type="float">
            <text:p>8.79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1" calcext:value-type="float">
            <text:p>62.4031</text:p>
          </table:table-cell>
          <table:table-cell office:value-type="float" office:value="8.7891" calcext:value-type="float">
            <text:p>8.7891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7891" calcext:value-type="float">
            <text:p>8.789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5" calcext:value-type="float">
            <text:p>62.3995</text:p>
          </table:table-cell>
          <table:table-cell office:value-type="float" office:value="8.7891" calcext:value-type="float">
            <text:p>8.789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4" calcext:value-type="float">
            <text:p>62.4084</text:p>
          </table:table-cell>
          <table:table-cell office:value-type="float" office:value="8.7891" calcext:value-type="float">
            <text:p>8.789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4" calcext:value-type="float">
            <text:p>62.4084</text:p>
          </table:table-cell>
          <table:table-cell office:value-type="float" office:value="8.7891" calcext:value-type="float">
            <text:p>8.78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2" calcext:value-type="float">
            <text:p>62.4102</text:p>
          </table:table-cell>
          <table:table-cell office:value-type="float" office:value="8.7891" calcext:value-type="float">
            <text:p>8.789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2" calcext:value-type="float">
            <text:p>62.4102</text:p>
          </table:table-cell>
          <table:table-cell office:value-type="float" office:value="8.7891" calcext:value-type="float">
            <text:p>8.789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7891" calcext:value-type="float">
            <text:p>8.789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793" calcext:value-type="float">
            <text:p>8.7930</text:p>
          </table:table-cell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793" calcext:value-type="float">
            <text:p>8.7930</text:p>
          </table:table-cell>
          <table:table-cell office:value-type="float" office:value="347" calcext:value-type="float">
            <text:p>34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1" calcext:value-type="float">
            <text:p>62.4201</text:p>
          </table:table-cell>
          <table:table-cell office:value-type="float" office:value="8.7909" calcext:value-type="float">
            <text:p>8.7909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8" calcext:value-type="float">
            <text:p>62.4138</text:p>
          </table:table-cell>
          <table:table-cell office:value-type="float" office:value="8.789" calcext:value-type="float">
            <text:p>8.789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8" calcext:value-type="float">
            <text:p>62.4138</text:p>
          </table:table-cell>
          <table:table-cell office:value-type="float" office:value="8.789" calcext:value-type="float">
            <text:p>8.789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28" calcext:value-type="float">
            <text:p>8.792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1" calcext:value-type="float">
            <text:p>62.4291</text:p>
          </table:table-cell>
          <table:table-cell office:value-type="float" office:value="8.7909" calcext:value-type="float">
            <text:p>8.7909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889" calcext:value-type="float">
            <text:p>8.7889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8006" calcext:value-type="float">
            <text:p>8.800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86" calcext:value-type="float">
            <text:p>8.7986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86" calcext:value-type="float">
            <text:p>8.798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6" calcext:value-type="float">
            <text:p>62.4246</text:p>
          </table:table-cell>
          <table:table-cell office:value-type="float" office:value="8.7928" calcext:value-type="float">
            <text:p>8.7928</text:p>
          </table:table-cell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6" calcext:value-type="float">
            <text:p>62.4246</text:p>
          </table:table-cell>
          <table:table-cell office:value-type="float" office:value="8.7928" calcext:value-type="float">
            <text:p>8.7928</text:p>
          </table:table-cell>
          <table:table-cell office:value-type="float" office:value="288" calcext:value-type="float">
            <text:p>2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7" calcext:value-type="float">
            <text:p>62.4237</text:p>
          </table:table-cell>
          <table:table-cell office:value-type="float" office:value="8.7909" calcext:value-type="float">
            <text:p>8.7909</text:p>
          </table:table-cell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09" calcext:value-type="float">
            <text:p>62.4309</text:p>
          </table:table-cell>
          <table:table-cell office:value-type="float" office:value="8.7909" calcext:value-type="float">
            <text:p>8.7909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6" calcext:value-type="float">
            <text:p>62.4336</text:p>
          </table:table-cell>
          <table:table-cell office:value-type="float" office:value="8.7947" calcext:value-type="float">
            <text:p>8.7947</text:p>
          </table:table-cell>
          <table:table-cell office:value-type="float" office:value="348" calcext:value-type="float">
            <text:p>34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4" calcext:value-type="float">
            <text:p>62.4354</text:p>
          </table:table-cell>
          <table:table-cell office:value-type="float" office:value="8.7928" calcext:value-type="float">
            <text:p>8.7928</text:p>
          </table:table-cell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6" calcext:value-type="float">
            <text:p>62.4336</text:p>
          </table:table-cell>
          <table:table-cell office:value-type="float" office:value="8.7986" calcext:value-type="float">
            <text:p>8.798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3300" calcext:value-type="float">
            <text:p>6923300</text:p>
          </table:table-cell>
          <table:table-cell office:value-type="float" office:value="62.4426" calcext:value-type="float">
            <text:p>62.4426</text:p>
          </table:table-cell>
          <table:table-cell office:value-type="float" office:value="8.8043" calcext:value-type="float">
            <text:p>8.8043</text:p>
          </table:table-cell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7946" calcext:value-type="float">
            <text:p>8.7946</text:p>
          </table:table-cell>
          <table:table-cell office:value-type="float" office:value="312" calcext:value-type="float">
            <text:p>31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79" calcext:value-type="float">
            <text:p>62.4479</text:p>
          </table:table-cell>
          <table:table-cell office:value-type="float" office:value="8.7946" calcext:value-type="float">
            <text:p>8.7946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000" calcext:value-type="float">
            <text:p>4890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79" calcext:value-type="float">
            <text:p>62.4479</text:p>
          </table:table-cell>
          <table:table-cell office:value-type="float" office:value="8.7869" calcext:value-type="float">
            <text:p>8.7869</text:p>
          </table:table-cell>
          <table:table-cell office:value-type="float" office:value="291" calcext:value-type="float">
            <text:p>29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000" calcext:value-type="float">
            <text:p>4890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79" calcext:value-type="float">
            <text:p>62.4479</text:p>
          </table:table-cell>
          <table:table-cell office:value-type="float" office:value="8.7869" calcext:value-type="float">
            <text:p>8.7869</text:p>
          </table:table-cell>
          <table:table-cell office:value-type="float" office:value="303" calcext:value-type="float">
            <text:p>30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6" calcext:value-type="float">
            <text:p>62.4506</text:p>
          </table:table-cell>
          <table:table-cell office:value-type="float" office:value="8.8004" calcext:value-type="float">
            <text:p>8.8004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043" calcext:value-type="float">
            <text:p>8.8043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6" calcext:value-type="float">
            <text:p>62.4506</text:p>
          </table:table-cell>
          <table:table-cell office:value-type="float" office:value="8.7907" calcext:value-type="float">
            <text:p>8.7907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6" calcext:value-type="float">
            <text:p>62.4506</text:p>
          </table:table-cell>
          <table:table-cell office:value-type="float" office:value="8.7907" calcext:value-type="float">
            <text:p>8.7907</text:p>
          </table:table-cell>
          <table:table-cell office:value-type="float" office:value="272" calcext:value-type="float">
            <text:p>27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1" calcext:value-type="float">
            <text:p>62.4551</text:p>
          </table:table-cell>
          <table:table-cell office:value-type="float" office:value="8.7926" calcext:value-type="float">
            <text:p>8.7926</text:p>
          </table:table-cell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6" calcext:value-type="float">
            <text:p>62.4596</text:p>
          </table:table-cell>
          <table:table-cell office:value-type="float" office:value="8.7945" calcext:value-type="float">
            <text:p>8.7945</text:p>
          </table:table-cell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1" calcext:value-type="float">
            <text:p>62.4641</text:p>
          </table:table-cell>
          <table:table-cell office:value-type="float" office:value="8.7984" calcext:value-type="float">
            <text:p>8.7984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4" calcext:value-type="float">
            <text:p>62.4704</text:p>
          </table:table-cell>
          <table:table-cell office:value-type="float" office:value="8.7983" calcext:value-type="float">
            <text:p>8.7983</text:p>
          </table:table-cell>
          <table:table-cell office:value-type="float" office:value="291" calcext:value-type="float">
            <text:p>29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4" calcext:value-type="float">
            <text:p>62.4704</text:p>
          </table:table-cell>
          <table:table-cell office:value-type="float" office:value="8.8022" calcext:value-type="float">
            <text:p>8.8022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022" calcext:value-type="float">
            <text:p>8.8022</text:p>
          </table:table-cell>
          <table:table-cell office:value-type="float" office:value="270" calcext:value-type="float">
            <text:p>27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" calcext:value-type="float">
            <text:p>62.4740</text:p>
          </table:table-cell>
          <table:table-cell office:value-type="float" office:value="8.8002" calcext:value-type="float">
            <text:p>8.8002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" calcext:value-type="float">
            <text:p>62.4740</text:p>
          </table:table-cell>
          <table:table-cell office:value-type="float" office:value="8.8002" calcext:value-type="float">
            <text:p>8.8002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62.4668" calcext:value-type="float">
            <text:p>62.4668</text:p>
          </table:table-cell>
          <table:table-cell office:value-type="float" office:value="8.8003" calcext:value-type="float">
            <text:p>8.8003</text:p>
          </table:table-cell>
          <table:table-cell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4" calcext:value-type="float">
            <text:p>62.4794</text:p>
          </table:table-cell>
          <table:table-cell office:value-type="float" office:value="8.8041" calcext:value-type="float">
            <text:p>8.8041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" calcext:value-type="float">
            <text:p>62.4830</text:p>
          </table:table-cell>
          <table:table-cell office:value-type="float" office:value="8.8041" calcext:value-type="float">
            <text:p>8.8041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7" calcext:value-type="float">
            <text:p>62.4767</text:p>
          </table:table-cell>
          <table:table-cell office:value-type="float" office:value="8.8041" calcext:value-type="float">
            <text:p>8.8041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5" calcext:value-type="float">
            <text:p>62.4785</text:p>
          </table:table-cell>
          <table:table-cell office:value-type="float" office:value="8.8041" calcext:value-type="float">
            <text:p>8.8041</text:p>
          </table:table-cell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5" calcext:value-type="float">
            <text:p>62.4785</text:p>
          </table:table-cell>
          <table:table-cell office:value-type="float" office:value="8.7983" calcext:value-type="float">
            <text:p>8.7983</text:p>
          </table:table-cell>
          <table:table-cell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5" calcext:value-type="float">
            <text:p>62.4785</text:p>
          </table:table-cell>
          <table:table-cell office:value-type="float" office:value="8.7983" calcext:value-type="float">
            <text:p>8.7983</text:p>
          </table:table-cell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7924" calcext:value-type="float">
            <text:p>8.7924</text:p>
          </table:table-cell>
          <table:table-cell office:value-type="float" office:value="253" calcext:value-type="float">
            <text:p>25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7924" calcext:value-type="float">
            <text:p>8.7924</text:p>
          </table:table-cell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1" calcext:value-type="float">
            <text:p>62.4811</text:p>
          </table:table-cell>
          <table:table-cell office:value-type="float" office:value="8.7886" calcext:value-type="float">
            <text:p>8.7886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7700" calcext:value-type="float">
            <text:p>6927700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8.7905" calcext:value-type="float">
            <text:p>8.7905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500" calcext:value-type="float">
            <text:p>4895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7963" calcext:value-type="float">
            <text:p>8.7963</text:p>
          </table:table-cell>
          <table:table-cell office:value-type="float" office:value="255" calcext:value-type="float">
            <text:p>25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002" calcext:value-type="float">
            <text:p>8.8002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2" calcext:value-type="float">
            <text:p>62.4892</text:p>
          </table:table-cell>
          <table:table-cell office:value-type="float" office:value="8.8001" calcext:value-type="float">
            <text:p>8.8001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6" calcext:value-type="float">
            <text:p>62.4856</text:p>
          </table:table-cell>
          <table:table-cell office:value-type="float" office:value="8.7905" calcext:value-type="float">
            <text:p>8.790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5" calcext:value-type="float">
            <text:p>62.4865</text:p>
          </table:table-cell>
          <table:table-cell office:value-type="float" office:value="8.7905" calcext:value-type="float">
            <text:p>8.7905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4" calcext:value-type="float">
            <text:p>62.4874</text:p>
          </table:table-cell>
          <table:table-cell office:value-type="float" office:value="8.7905" calcext:value-type="float">
            <text:p>8.7905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4" calcext:value-type="float">
            <text:p>62.4874</text:p>
          </table:table-cell>
          <table:table-cell office:value-type="float" office:value="8.7924" calcext:value-type="float">
            <text:p>8.7924</text:p>
          </table:table-cell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4" calcext:value-type="float">
            <text:p>62.4874</text:p>
          </table:table-cell>
          <table:table-cell office:value-type="float" office:value="8.7924" calcext:value-type="float">
            <text:p>8.7924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2" calcext:value-type="float">
            <text:p>62.4892</text:p>
          </table:table-cell>
          <table:table-cell office:value-type="float" office:value="8.7982" calcext:value-type="float">
            <text:p>8.7982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15900" calcext:value-type="float">
            <text:p>6915900</text:p>
          </table:table-cell>
          <table:table-cell office:value-type="float" office:value="62.3762" calcext:value-type="float">
            <text:p>62.3762</text:p>
          </table:table-cell>
          <table:table-cell office:value-type="float" office:value="8.8241" calcext:value-type="float">
            <text:p>8.8241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700" calcext:value-type="float">
            <text:p>4907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202" calcext:value-type="float">
            <text:p>8.8202</text:p>
          </table:table-cell>
          <table:table-cell office:value-type="float" office:value="349" calcext:value-type="float">
            <text:p>34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700" calcext:value-type="float">
            <text:p>4907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202" calcext:value-type="float">
            <text:p>8.82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16500" calcext:value-type="float">
            <text:p>6916500</text:p>
          </table:table-cell>
          <table:table-cell office:value-type="float" office:value="62.3816" calcext:value-type="float">
            <text:p>62.3816</text:p>
          </table:table-cell>
          <table:table-cell office:value-type="float" office:value="8.8241" calcext:value-type="float">
            <text:p>8.8241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2" calcext:value-type="float">
            <text:p>62.3932</text:p>
          </table:table-cell>
          <table:table-cell office:value-type="float" office:value="8.8105" calcext:value-type="float">
            <text:p>8.8105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17300" calcext:value-type="float">
            <text:p>6917300</text:p>
          </table:table-cell>
          <table:table-cell office:value-type="float" office:value="62.3887" calcext:value-type="float">
            <text:p>62.3887</text:p>
          </table:table-cell>
          <table:table-cell office:value-type="float" office:value="8.8086" calcext:value-type="float">
            <text:p>8.808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SE ? (D1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5" calcext:value-type="float">
            <text:p>62.3905</text:p>
          </table:table-cell>
          <table:table-cell office:value-type="float" office:value="8.8105" calcext:value-type="float">
            <text:p>8.8105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5" calcext:value-type="float">
            <text:p>62.3905</text:p>
          </table:table-cell>
          <table:table-cell office:value-type="float" office:value="8.8105" calcext:value-type="float">
            <text:p>8.8105</text:p>
          </table:table-cell>
          <table:table-cell office:value-type="float" office:value="293" calcext:value-type="float">
            <text:p>29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4" calcext:value-type="float">
            <text:p>62.3914</text:p>
          </table:table-cell>
          <table:table-cell office:value-type="float" office:value="8.8085" calcext:value-type="float">
            <text:p>8.8085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1" calcext:value-type="float">
            <text:p>62.4121</text:p>
          </table:table-cell>
          <table:table-cell office:value-type="float" office:value="8.8181" calcext:value-type="float">
            <text:p>8.818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8084" calcext:value-type="float">
            <text:p>8.808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2" calcext:value-type="float">
            <text:p>62.4112</text:p>
          </table:table-cell>
          <table:table-cell office:value-type="float" office:value="8.8239" calcext:value-type="float">
            <text:p>8.8239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300" calcext:value-type="float">
            <text:p>490300</text:p>
          </table:table-cell>
          <table:table-cell office:value-type="float" office:value="6919300" calcext:value-type="float">
            <text:p>6919300</text:p>
          </table:table-cell>
          <table:table-cell office:value-type="float" office:value="62.4067" calcext:value-type="float">
            <text:p>62.4067</text:p>
          </table:table-cell>
          <table:table-cell office:value-type="float" office:value="8.8123" calcext:value-type="float">
            <text:p>8.812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18" calcext:value-type="float">
            <text:p>8.818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238" calcext:value-type="float">
            <text:p>8.8238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3" calcext:value-type="float">
            <text:p>62.4193</text:p>
          </table:table-cell>
          <table:table-cell office:value-type="float" office:value="8.818" calcext:value-type="float">
            <text:p>8.8180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5" calcext:value-type="float">
            <text:p>62.4175</text:p>
          </table:table-cell>
          <table:table-cell office:value-type="float" office:value="8.8161" calcext:value-type="float">
            <text:p>8.816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7" calcext:value-type="float">
            <text:p>62.4157</text:p>
          </table:table-cell>
          <table:table-cell office:value-type="float" office:value="8.8161" calcext:value-type="float">
            <text:p>8.8161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161" calcext:value-type="float">
            <text:p>8.8161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239" calcext:value-type="float">
            <text:p>8.8239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239" calcext:value-type="float">
            <text:p>8.8239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1" calcext:value-type="float">
            <text:p>62.4291</text:p>
          </table:table-cell>
          <table:table-cell office:value-type="float" office:value="8.818" calcext:value-type="float">
            <text:p>8.81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300" calcext:value-type="float">
            <text:p>4903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19" calcext:value-type="float">
            <text:p>62.4219</text:p>
          </table:table-cell>
          <table:table-cell office:value-type="float" office:value="8.8122" calcext:value-type="float">
            <text:p>8.812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6" calcext:value-type="float">
            <text:p>62.4246</text:p>
          </table:table-cell>
          <table:table-cell office:value-type="float" office:value="8.8083" calcext:value-type="float">
            <text:p>8.808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09" calcext:value-type="float">
            <text:p>62.4309</text:p>
          </table:table-cell>
          <table:table-cell office:value-type="float" office:value="8.8063" calcext:value-type="float">
            <text:p>8.8063</text:p>
          </table:table-cell>
          <table:table-cell office:value-type="float" office:value="349" calcext:value-type="float">
            <text:p>34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400" calcext:value-type="float">
            <text:p>4904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09" calcext:value-type="float">
            <text:p>62.4309</text:p>
          </table:table-cell>
          <table:table-cell office:value-type="float" office:value="8.8141" calcext:value-type="float">
            <text:p>8.8141</text:p>
          </table:table-cell>
          <table:table-cell office:value-type="float" office:value="341" calcext:value-type="float">
            <text:p>34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" calcext:value-type="float">
            <text:p>62.4390</text:p>
          </table:table-cell>
          <table:table-cell office:value-type="float" office:value="8.8102" calcext:value-type="float">
            <text:p>8.8102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159" calcext:value-type="float">
            <text:p>8.8159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159" calcext:value-type="float">
            <text:p>8.8159</text:p>
          </table:table-cell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800" calcext:value-type="float">
            <text:p>4908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7" calcext:value-type="float">
            <text:p>62.4417</text:p>
          </table:table-cell>
          <table:table-cell office:value-type="float" office:value="8.8218" calcext:value-type="float">
            <text:p>8.8218</text:p>
          </table:table-cell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237" calcext:value-type="float">
            <text:p>8.8237</text:p>
          </table:table-cell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237" calcext:value-type="float">
            <text:p>8.8237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237" calcext:value-type="float">
            <text:p>8.8237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081" calcext:value-type="float">
            <text:p>8.8081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7" calcext:value-type="float">
            <text:p>62.4507</text:p>
          </table:table-cell>
          <table:table-cell office:value-type="float" office:value="8.8159" calcext:value-type="float">
            <text:p>8.8159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8159" calcext:value-type="float">
            <text:p>8.8159</text:p>
          </table:table-cell>
          <table:table-cell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4600" calcext:value-type="float">
            <text:p>6924600</text:p>
          </table:table-cell>
          <table:table-cell office:value-type="float" office:value="62.4543" calcext:value-type="float">
            <text:p>62.4543</text:p>
          </table:table-cell>
          <table:table-cell office:value-type="float" office:value="8.8081" calcext:value-type="float">
            <text:p>8.8081</text:p>
          </table:table-cell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2.4489" calcext:value-type="float">
            <text:p>62.4489</text:p>
          </table:table-cell>
          <table:table-cell office:value-type="float" office:value="8.8237" calcext:value-type="float">
            <text:p>8.8237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8.8159" calcext:value-type="float">
            <text:p>8.8159</text:p>
          </table:table-cell>
          <table:table-cell office:value-type="float" office:value="279" calcext:value-type="float">
            <text:p>2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8" calcext:value-type="float">
            <text:p>62.4578</text:p>
          </table:table-cell>
          <table:table-cell office:value-type="float" office:value="8.81" calcext:value-type="float">
            <text:p>8.8100</text:p>
          </table:table-cell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400" calcext:value-type="float">
            <text:p>4904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6" calcext:value-type="float">
            <text:p>62.4596</text:p>
          </table:table-cell>
          <table:table-cell office:value-type="float" office:value="8.8139" calcext:value-type="float">
            <text:p>8.8139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5" calcext:value-type="float">
            <text:p>62.4605</text:p>
          </table:table-cell>
          <table:table-cell office:value-type="float" office:value="8.8178" calcext:value-type="float">
            <text:p>8.8178</text:p>
          </table:table-cell>
          <table:table-cell office:value-type="float" office:value="281" calcext:value-type="float">
            <text:p>28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700" calcext:value-type="float">
            <text:p>4907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" calcext:value-type="float">
            <text:p>62.4650</text:p>
          </table:table-cell>
          <table:table-cell office:value-type="float" office:value="8.8197" calcext:value-type="float">
            <text:p>8.8197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4" calcext:value-type="float">
            <text:p>62.4704</text:p>
          </table:table-cell>
          <table:table-cell office:value-type="float" office:value="8.8235" calcext:value-type="float">
            <text:p>8.8235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3" calcext:value-type="float">
            <text:p>62.4713</text:p>
          </table:table-cell>
          <table:table-cell office:value-type="float" office:value="8.8177" calcext:value-type="float">
            <text:p>8.8177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1" calcext:value-type="float">
            <text:p>62.4731</text:p>
          </table:table-cell>
          <table:table-cell office:value-type="float" office:value="8.8158" calcext:value-type="float">
            <text:p>8.8158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5" calcext:value-type="float">
            <text:p>62.4695</text:p>
          </table:table-cell>
          <table:table-cell office:value-type="float" office:value="8.808" calcext:value-type="float">
            <text:p>8.8080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8" calcext:value-type="float">
            <text:p>8.8080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8" calcext:value-type="float">
            <text:p>8.8080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1" calcext:value-type="float">
            <text:p>62.4731</text:p>
          </table:table-cell>
          <table:table-cell office:value-type="float" office:value="8.8235" calcext:value-type="float">
            <text:p>8.8235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1" calcext:value-type="float">
            <text:p>62.4731</text:p>
          </table:table-cell>
          <table:table-cell office:value-type="float" office:value="8.8235" calcext:value-type="float">
            <text:p>8.823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400" calcext:value-type="float">
            <text:p>4904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8" calcext:value-type="float">
            <text:p>62.4758</text:p>
          </table:table-cell>
          <table:table-cell office:value-type="float" office:value="8.8138" calcext:value-type="float">
            <text:p>8.8138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6" calcext:value-type="float">
            <text:p>62.4776</text:p>
          </table:table-cell>
          <table:table-cell office:value-type="float" office:value="8.8099" calcext:value-type="float">
            <text:p>8.8099</text:p>
          </table:table-cell>
          <table:table-cell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808" calcext:value-type="float">
            <text:p>8.8080</text:p>
          </table:table-cell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157" calcext:value-type="float">
            <text:p>8.8157</text:p>
          </table:table-cell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157" calcext:value-type="float">
            <text:p>8.8157</text:p>
          </table:table-cell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8177" calcext:value-type="float">
            <text:p>8.8177</text:p>
          </table:table-cell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700" calcext:value-type="float">
            <text:p>490700</text:p>
          </table:table-cell>
          <table:table-cell office:value-type="float" office:value="6927700" calcext:value-type="float">
            <text:p>6927700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8.8196" calcext:value-type="float">
            <text:p>8.8196</text:p>
          </table:table-cell>
          <table:table-cell office:value-type="float" office:value="233" calcext:value-type="float">
            <text:p>23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235" calcext:value-type="float">
            <text:p>8.8235</text:p>
          </table:table-cell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7" calcext:value-type="float">
            <text:p>62.4767</text:p>
          </table:table-cell>
          <table:table-cell office:value-type="float" office:value="8.8235" calcext:value-type="float">
            <text:p>8.8235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300" calcext:value-type="float">
            <text:p>4903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2" calcext:value-type="float">
            <text:p>62.4812</text:p>
          </table:table-cell>
          <table:table-cell office:value-type="float" office:value="8.8118" calcext:value-type="float">
            <text:p>8.8118</text:p>
          </table:table-cell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6" calcext:value-type="float">
            <text:p>62.4866</text:p>
          </table:table-cell>
          <table:table-cell office:value-type="float" office:value="8.8157" calcext:value-type="float">
            <text:p>8.8157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68" calcext:value-type="float">
            <text:p>26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6" calcext:value-type="float">
            <text:p>62.4866</text:p>
          </table:table-cell>
          <table:table-cell office:value-type="float" office:value="8.8079" calcext:value-type="float">
            <text:p>8.8079</text:p>
          </table:table-cell>
          <table:table-cell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7" calcext:value-type="float">
            <text:p>62.4857</text:p>
          </table:table-cell>
          <table:table-cell office:value-type="float" office:value="8.8099" calcext:value-type="float">
            <text:p>8.8099</text:p>
          </table:table-cell>
          <table:table-cell office:value-type="float" office:value="311" calcext:value-type="float">
            <text:p>31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7" calcext:value-type="float">
            <text:p>62.4857</text:p>
          </table:table-cell>
          <table:table-cell office:value-type="float" office:value="8.8099" calcext:value-type="float">
            <text:p>8.8099</text:p>
          </table:table-cell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157" calcext:value-type="float">
            <text:p>8.8157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157" calcext:value-type="float">
            <text:p>8.8157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400" calcext:value-type="float">
            <text:p>4904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138" calcext:value-type="float">
            <text:p>8.8138</text:p>
          </table:table-cell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9500" calcext:value-type="float">
            <text:p>6929500</text:p>
          </table:table-cell>
          <table:table-cell office:value-type="float" office:value="62.4982" calcext:value-type="float">
            <text:p>62.4982</text:p>
          </table:table-cell>
          <table:table-cell office:value-type="float" office:value="8.8078" calcext:value-type="float">
            <text:p>8.8078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800" calcext:value-type="float">
            <text:p>490800</text:p>
          </table:table-cell>
          <table:table-cell office:value-type="float" office:value="6929600" calcext:value-type="float">
            <text:p>6929600</text:p>
          </table:table-cell>
          <table:table-cell office:value-type="float" office:value="62.4991" calcext:value-type="float">
            <text:p>62.4991</text:p>
          </table:table-cell>
          <table:table-cell office:value-type="float" office:value="8.8214" calcext:value-type="float">
            <text:p>8.8214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5900" calcext:value-type="float">
            <text:p>6915900</text:p>
          </table:table-cell>
          <table:table-cell office:value-type="float" office:value="62.3762" calcext:value-type="float">
            <text:p>62.3762</text:p>
          </table:table-cell>
          <table:table-cell office:value-type="float" office:value="8.828" calcext:value-type="float">
            <text:p>8.8280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5900" calcext:value-type="float">
            <text:p>6915900</text:p>
          </table:table-cell>
          <table:table-cell office:value-type="float" office:value="62.3762" calcext:value-type="float">
            <text:p>62.3762</text:p>
          </table:table-cell>
          <table:table-cell office:value-type="float" office:value="8.828" calcext:value-type="float">
            <text:p>8.8280</text:p>
          </table:table-cell>
          <table:table-cell office:value-type="float" office:value="291" calcext:value-type="float">
            <text:p>29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3" calcext:value-type="float">
            <text:p>62.3753</text:p>
          </table:table-cell>
          <table:table-cell office:value-type="float" office:value="8.8299" calcext:value-type="float">
            <text:p>8.8299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3" calcext:value-type="float">
            <text:p>62.3753</text:p>
          </table:table-cell>
          <table:table-cell office:value-type="float" office:value="8.8299" calcext:value-type="float">
            <text:p>8.8299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318" calcext:value-type="float">
            <text:p>8.8318</text:p>
          </table:table-cell>
          <table:table-cell office:value-type="float" office:value="277" calcext:value-type="float">
            <text:p>27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318" calcext:value-type="float">
            <text:p>8.8318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15500" calcext:value-type="float">
            <text:p>6915500</text:p>
          </table:table-cell>
          <table:table-cell office:value-type="float" office:value="62.3726" calcext:value-type="float">
            <text:p>62.3726</text:p>
          </table:table-cell>
          <table:table-cell office:value-type="float" office:value="8.8357" calcext:value-type="float">
            <text:p>8.8357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8" calcext:value-type="float">
            <text:p>62.3708</text:p>
          </table:table-cell>
          <table:table-cell office:value-type="float" office:value="8.8377" calcext:value-type="float">
            <text:p>8.8377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8" calcext:value-type="float">
            <text:p>62.3708</text:p>
          </table:table-cell>
          <table:table-cell office:value-type="float" office:value="8.8377" calcext:value-type="float">
            <text:p>8.8377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8" calcext:value-type="float">
            <text:p>62.3708</text:p>
          </table:table-cell>
          <table:table-cell office:value-type="float" office:value="8.8377" calcext:value-type="float">
            <text:p>8.8377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434" calcext:value-type="float">
            <text:p>8.8434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434" calcext:value-type="float">
            <text:p>8.8434</text:p>
          </table:table-cell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3" calcext:value-type="float">
            <text:p>62.3753</text:p>
          </table:table-cell>
          <table:table-cell office:value-type="float" office:value="8.8434" calcext:value-type="float">
            <text:p>8.8434</text:p>
          </table:table-cell>
          <table:table-cell office:value-type="float" office:value="323" calcext:value-type="float">
            <text:p>3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318" calcext:value-type="float">
            <text:p>8.83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318" calcext:value-type="float">
            <text:p>8.8318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318" calcext:value-type="float">
            <text:p>8.8318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6600" calcext:value-type="float">
            <text:p>6916600</text:p>
          </table:table-cell>
          <table:table-cell office:value-type="float" office:value="62.3825" calcext:value-type="float">
            <text:p>62.3825</text:p>
          </table:table-cell>
          <table:table-cell office:value-type="float" office:value="8.8337" calcext:value-type="float">
            <text:p>8.8337</text:p>
          </table:table-cell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279" calcext:value-type="float">
            <text:p>8.82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279" calcext:value-type="float">
            <text:p>8.827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400" calcext:value-type="float">
            <text:p>6916400</text:p>
          </table:table-cell>
          <table:table-cell office:value-type="float" office:value="62.3807" calcext:value-type="float">
            <text:p>62.3807</text:p>
          </table:table-cell>
          <table:table-cell office:value-type="float" office:value="8.8279" calcext:value-type="float">
            <text:p>8.82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8.8337" calcext:value-type="float">
            <text:p>8.833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8.8337" calcext:value-type="float">
            <text:p>8.83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8.8279" calcext:value-type="float">
            <text:p>8.8279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8.8279" calcext:value-type="float">
            <text:p>8.8279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" calcext:value-type="float">
            <text:p>62.3780</text:p>
          </table:table-cell>
          <table:table-cell office:value-type="float" office:value="8.8415" calcext:value-type="float">
            <text:p>8.8415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" calcext:value-type="float">
            <text:p>62.3780</text:p>
          </table:table-cell>
          <table:table-cell office:value-type="float" office:value="8.8415" calcext:value-type="float">
            <text:p>8.8415</text:p>
          </table:table-cell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8.8395" calcext:value-type="float">
            <text:p>8.8395</text:p>
          </table:table-cell>
          <table:table-cell office:value-type="float" office:value="314" calcext:value-type="float">
            <text:p>31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16500" calcext:value-type="float">
            <text:p>6916500</text:p>
          </table:table-cell>
          <table:table-cell office:value-type="float" office:value="62.3816" calcext:value-type="float">
            <text:p>62.3816</text:p>
          </table:table-cell>
          <table:table-cell office:value-type="float" office:value="8.8415" calcext:value-type="float">
            <text:p>8.8415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395" calcext:value-type="float">
            <text:p>8.8395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79" calcext:value-type="float">
            <text:p>62.3879</text:p>
          </table:table-cell>
          <table:table-cell office:value-type="float" office:value="8.8298" calcext:value-type="float">
            <text:p>8.829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318" calcext:value-type="float">
            <text:p>8.8318</text:p>
          </table:table-cell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318" calcext:value-type="float">
            <text:p>8.8318</text:p>
          </table:table-cell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376" calcext:value-type="float">
            <text:p>8.8376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4" calcext:value-type="float">
            <text:p>62.4004</text:p>
          </table:table-cell>
          <table:table-cell office:value-type="float" office:value="8.8433" calcext:value-type="float">
            <text:p>8.8433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5" calcext:value-type="float">
            <text:p>62.3995</text:p>
          </table:table-cell>
          <table:table-cell office:value-type="float" office:value="8.8356" calcext:value-type="float">
            <text:p>8.8356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8" calcext:value-type="float">
            <text:p>62.3968</text:p>
          </table:table-cell>
          <table:table-cell office:value-type="float" office:value="8.8394" calcext:value-type="float">
            <text:p>8.8394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8100" calcext:value-type="float">
            <text:p>6918100</text:p>
          </table:table-cell>
          <table:table-cell office:value-type="float" office:value="62.396" calcext:value-type="float">
            <text:p>62.3960</text:p>
          </table:table-cell>
          <table:table-cell office:value-type="float" office:value="8.8433" calcext:value-type="float">
            <text:p>8.843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8" calcext:value-type="float">
            <text:p>62.3968</text:p>
          </table:table-cell>
          <table:table-cell office:value-type="float" office:value="8.8317" calcext:value-type="float">
            <text:p>8.83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5" calcext:value-type="float">
            <text:p>62.3995</text:p>
          </table:table-cell>
          <table:table-cell office:value-type="float" office:value="8.8298" calcext:value-type="float">
            <text:p>8.8298</text:p>
          </table:table-cell>
          <table:table-cell office:value-type="float" office:value="351" calcext:value-type="float">
            <text:p>35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1" calcext:value-type="float">
            <text:p>62.4031</text:p>
          </table:table-cell>
          <table:table-cell office:value-type="float" office:value="8.8336" calcext:value-type="float">
            <text:p>8.8336</text:p>
          </table:table-cell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8433" calcext:value-type="float">
            <text:p>8.8433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8433" calcext:value-type="float">
            <text:p>8.843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19300" calcext:value-type="float">
            <text:p>6919300</text:p>
          </table:table-cell>
          <table:table-cell office:value-type="float" office:value="62.4067" calcext:value-type="float">
            <text:p>62.4067</text:p>
          </table:table-cell>
          <table:table-cell office:value-type="float" office:value="8.8413" calcext:value-type="float">
            <text:p>8.8413</text:p>
          </table:table-cell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9600" calcext:value-type="float">
            <text:p>6919600</text:p>
          </table:table-cell>
          <table:table-cell office:value-type="float" office:value="62.4094" calcext:value-type="float">
            <text:p>62.4094</text:p>
          </table:table-cell>
          <table:table-cell office:value-type="float" office:value="8.8336" calcext:value-type="float">
            <text:p>8.833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1" calcext:value-type="float">
            <text:p>62.4121</text:p>
          </table:table-cell>
          <table:table-cell office:value-type="float" office:value="8.8355" calcext:value-type="float">
            <text:p>8.835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1" calcext:value-type="float">
            <text:p>62.4121</text:p>
          </table:table-cell>
          <table:table-cell office:value-type="float" office:value="8.8355" calcext:value-type="float">
            <text:p>8.8355</text:p>
          </table:table-cell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374" calcext:value-type="float">
            <text:p>8.8374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5" calcext:value-type="float">
            <text:p>62.4175</text:p>
          </table:table-cell>
          <table:table-cell office:value-type="float" office:value="8.8374" calcext:value-type="float">
            <text:p>8.837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432" calcext:value-type="float">
            <text:p>8.8432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432" calcext:value-type="float">
            <text:p>8.8432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277" calcext:value-type="float">
            <text:p>8.8277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316" calcext:value-type="float">
            <text:p>8.831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297" calcext:value-type="float">
            <text:p>8.829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335" calcext:value-type="float">
            <text:p>8.8335</text:p>
          </table:table-cell>
          <table:table-cell office:value-type="float" office:value="277" calcext:value-type="float">
            <text:p>27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258" calcext:value-type="float">
            <text:p>8.8258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" calcext:value-type="float">
            <text:p>62.4300</text:p>
          </table:table-cell>
          <table:table-cell office:value-type="float" office:value="8.8257" calcext:value-type="float">
            <text:p>8.825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1" calcext:value-type="float">
            <text:p>62.4291</text:p>
          </table:table-cell>
          <table:table-cell office:value-type="float" office:value="8.8315" calcext:value-type="float">
            <text:p>8.8315</text:p>
          </table:table-cell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8.8335" calcext:value-type="float">
            <text:p>8.833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8.8335" calcext:value-type="float">
            <text:p>8.833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257" calcext:value-type="float">
            <text:p>8.8257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8296" calcext:value-type="float">
            <text:p>8.829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8296" calcext:value-type="float">
            <text:p>8.8296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8393" calcext:value-type="float">
            <text:p>8.8393</text:p>
          </table:table-cell>
          <table:table-cell office:value-type="float" office:value="343" calcext:value-type="float">
            <text:p>3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8354" calcext:value-type="float">
            <text:p>8.8354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8296" calcext:value-type="float">
            <text:p>8.8296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257" calcext:value-type="float">
            <text:p>8.8257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2100" calcext:value-type="float">
            <text:p>6922100</text:p>
          </table:table-cell>
          <table:table-cell office:value-type="float" office:value="62.4318" calcext:value-type="float">
            <text:p>62.4318</text:p>
          </table:table-cell>
          <table:table-cell office:value-type="float" office:value="8.8315" calcext:value-type="float">
            <text:p>8.8315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5" calcext:value-type="float">
            <text:p>62.4435</text:p>
          </table:table-cell>
          <table:table-cell office:value-type="float" office:value="8.8353" calcext:value-type="float">
            <text:p>8.8353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5" calcext:value-type="float">
            <text:p>62.4435</text:p>
          </table:table-cell>
          <table:table-cell office:value-type="float" office:value="8.8353" calcext:value-type="float">
            <text:p>8.8353</text:p>
          </table:table-cell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3" calcext:value-type="float">
            <text:p>62.4453</text:p>
          </table:table-cell>
          <table:table-cell office:value-type="float" office:value="8.8256" calcext:value-type="float">
            <text:p>8.8256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" calcext:value-type="float">
            <text:p>62.4480</text:p>
          </table:table-cell>
          <table:table-cell office:value-type="float" office:value="8.8392" calcext:value-type="float">
            <text:p>8.8392</text:p>
          </table:table-cell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399" calcext:value-type="float">
            <text:p>62.4399</text:p>
          </table:table-cell>
          <table:table-cell office:value-type="float" office:value="8.8431" calcext:value-type="float">
            <text:p>8.8431</text:p>
          </table:table-cell>
          <table:table-cell office:value-type="float" office:value="305" calcext:value-type="float">
            <text:p>30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3100" calcext:value-type="float">
            <text:p>6923100</text:p>
          </table:table-cell>
          <table:table-cell office:value-type="float" office:value="62.4408" calcext:value-type="float">
            <text:p>62.4408</text:p>
          </table:table-cell>
          <table:table-cell office:value-type="float" office:value="8.8295" calcext:value-type="float">
            <text:p>8.829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43" calcext:value-type="float">
            <text:p>8.8430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333" calcext:value-type="float">
            <text:p>8.8333</text:p>
          </table:table-cell>
          <table:table-cell office:value-type="float" office:value="290" calcext:value-type="float">
            <text:p>29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294" calcext:value-type="float">
            <text:p>8.8294</text:p>
          </table:table-cell>
          <table:table-cell office:value-type="float" office:value="283" calcext:value-type="float">
            <text:p>28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294" calcext:value-type="float">
            <text:p>8.8294</text:p>
          </table:table-cell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256" calcext:value-type="float">
            <text:p>8.8256</text:p>
          </table:table-cell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8313" calcext:value-type="float">
            <text:p>8.8313</text:p>
          </table:table-cell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371" calcext:value-type="float">
            <text:p>8.8371</text:p>
          </table:table-cell>
          <table:table-cell office:value-type="float" office:value="316" calcext:value-type="float">
            <text:p>31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371" calcext:value-type="float">
            <text:p>8.8371</text:p>
          </table:table-cell>
          <table:table-cell office:value-type="float" office:value="316" calcext:value-type="float">
            <text:p>31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8333" calcext:value-type="float">
            <text:p>8.8333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41" calcext:value-type="float">
            <text:p>8.8410</text:p>
          </table:table-cell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41" calcext:value-type="float">
            <text:p>8.8410</text:p>
          </table:table-cell>
          <table:table-cell office:value-type="float" office:value="268" calcext:value-type="float">
            <text:p>26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1" calcext:value-type="float">
            <text:p>62.4731</text:p>
          </table:table-cell>
          <table:table-cell office:value-type="float" office:value="8.8371" calcext:value-type="float">
            <text:p>8.8371</text:p>
          </table:table-cell>
          <table:table-cell office:value-type="float" office:value="290" calcext:value-type="float">
            <text:p>29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371" calcext:value-type="float">
            <text:p>8.8371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371" calcext:value-type="float">
            <text:p>8.8371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3" calcext:value-type="float">
            <text:p>62.4713</text:p>
          </table:table-cell>
          <table:table-cell office:value-type="float" office:value="8.8332" calcext:value-type="float">
            <text:p>8.8332</text:p>
          </table:table-cell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3" calcext:value-type="float">
            <text:p>62.4713</text:p>
          </table:table-cell>
          <table:table-cell office:value-type="float" office:value="8.8332" calcext:value-type="float">
            <text:p>8.8332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3" calcext:value-type="float">
            <text:p>62.4713</text:p>
          </table:table-cell>
          <table:table-cell office:value-type="float" office:value="8.8274" calcext:value-type="float">
            <text:p>8.8274</text:p>
          </table:table-cell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429" calcext:value-type="float">
            <text:p>8.8429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7" calcext:value-type="float">
            <text:p>62.4677</text:p>
          </table:table-cell>
          <table:table-cell office:value-type="float" office:value="8.8352" calcext:value-type="float">
            <text:p>8.8352</text:p>
          </table:table-cell>
          <table:table-cell office:value-type="float" office:value="298" calcext:value-type="float">
            <text:p>29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" calcext:value-type="float">
            <text:p>62.4830</text:p>
          </table:table-cell>
          <table:table-cell office:value-type="float" office:value="8.8312" calcext:value-type="float">
            <text:p>8.8312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" calcext:value-type="float">
            <text:p>62.4830</text:p>
          </table:table-cell>
          <table:table-cell office:value-type="float" office:value="8.837" calcext:value-type="float">
            <text:p>8.8370</text:p>
          </table:table-cell>
          <table:table-cell office:value-type="float" office:value="232" calcext:value-type="float">
            <text:p>23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8312" calcext:value-type="float">
            <text:p>8.8312</text:p>
          </table:table-cell>
          <table:table-cell office:value-type="float" office:value="256" calcext:value-type="float">
            <text:p>25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8800" calcext:value-type="float">
            <text:p>6928800</text:p>
          </table:table-cell>
          <table:table-cell office:value-type="float" office:value="62.492" calcext:value-type="float">
            <text:p>62.4920</text:p>
          </table:table-cell>
          <table:table-cell office:value-type="float" office:value="8.8351" calcext:value-type="float">
            <text:p>8.8351</text:p>
          </table:table-cell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9700" calcext:value-type="float">
            <text:p>6929700</text:p>
          </table:table-cell>
          <table:table-cell office:value-type="float" office:value="62.5001" calcext:value-type="float">
            <text:p>62.5001</text:p>
          </table:table-cell>
          <table:table-cell office:value-type="float" office:value="8.835" calcext:value-type="float">
            <text:p>8.8350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492" calcext:value-type="float">
            <text:p>8.8492</text:p>
          </table:table-cell>
          <table:table-cell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492" calcext:value-type="float">
            <text:p>8.849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2.3798" calcext:value-type="float">
            <text:p>62.3798</text:p>
          </table:table-cell>
          <table:table-cell office:value-type="float" office:value="8.8627" calcext:value-type="float">
            <text:p>8.8627</text:p>
          </table:table-cell>
          <table:table-cell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600" calcext:value-type="float">
            <text:p>4926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569" calcext:value-type="float">
            <text:p>8.8569</text:p>
          </table:table-cell>
          <table:table-cell office:value-type="float" office:value="339" calcext:value-type="float">
            <text:p>33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5" calcext:value-type="float">
            <text:p>62.3915</text:p>
          </table:table-cell>
          <table:table-cell office:value-type="float" office:value="8.8627" calcext:value-type="float">
            <text:p>8.8627</text:p>
          </table:table-cell>
          <table:table-cell office:value-type="float" office:value="336" calcext:value-type="float">
            <text:p>3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08" calcext:value-type="float">
            <text:p>8.8608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500" calcext:value-type="float">
            <text:p>4925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55" calcext:value-type="float">
            <text:p>8.8550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8491" calcext:value-type="float">
            <text:p>8.84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8491" calcext:value-type="float">
            <text:p>8.849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700" calcext:value-type="float">
            <text:p>4927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6" calcext:value-type="float">
            <text:p>62.3996</text:p>
          </table:table-cell>
          <table:table-cell office:value-type="float" office:value="8.8588" calcext:value-type="float">
            <text:p>8.858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500" calcext:value-type="float">
            <text:p>492500</text:p>
          </table:table-cell>
          <table:table-cell office:value-type="float" office:value="6919400" calcext:value-type="float">
            <text:p>6919400</text:p>
          </table:table-cell>
          <table:table-cell office:value-type="float" office:value="62.4076" calcext:value-type="float">
            <text:p>62.4076</text:p>
          </table:table-cell>
          <table:table-cell office:value-type="float" office:value="8.8549" calcext:value-type="float">
            <text:p>8.854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400" calcext:value-type="float">
            <text:p>492400</text:p>
          </table:table-cell>
          <table:table-cell office:value-type="float" office:value="6919400" calcext:value-type="float">
            <text:p>6919400</text:p>
          </table:table-cell>
          <table:table-cell office:value-type="float" office:value="62.4076" calcext:value-type="float">
            <text:p>62.4076</text:p>
          </table:table-cell>
          <table:table-cell office:value-type="float" office:value="8.8529" calcext:value-type="float">
            <text:p>8.85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19300" calcext:value-type="float">
            <text:p>6919300</text:p>
          </table:table-cell>
          <table:table-cell office:value-type="float" office:value="62.4067" calcext:value-type="float">
            <text:p>62.4067</text:p>
          </table:table-cell>
          <table:table-cell office:value-type="float" office:value="8.851" calcext:value-type="float">
            <text:p>8.85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400" calcext:value-type="float">
            <text:p>4924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853" calcext:value-type="float">
            <text:p>8.853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500" calcext:value-type="float">
            <text:p>4925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5" calcext:value-type="float">
            <text:p>62.4175</text:p>
          </table:table-cell>
          <table:table-cell office:value-type="float" office:value="8.8548" calcext:value-type="float">
            <text:p>8.8548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7" calcext:value-type="float">
            <text:p>62.4157</text:p>
          </table:table-cell>
          <table:table-cell office:value-type="float" office:value="8.8626" calcext:value-type="float">
            <text:p>8.86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700" calcext:value-type="float">
            <text:p>4927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587" calcext:value-type="float">
            <text:p>8.8587</text:p>
          </table:table-cell>
          <table:table-cell office:value-type="float" office:value="318" calcext:value-type="float">
            <text:p>3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500" calcext:value-type="float">
            <text:p>492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548" calcext:value-type="float">
            <text:p>8.8548</text:p>
          </table:table-cell>
          <table:table-cell office:value-type="float" office:value="289" calcext:value-type="float">
            <text:p>28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9" calcext:value-type="float">
            <text:p>8.849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700" calcext:value-type="float">
            <text:p>4927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8586" calcext:value-type="float">
            <text:p>8.8586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8605" calcext:value-type="float">
            <text:p>8.8605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600" calcext:value-type="float">
            <text:p>6922600</text:p>
          </table:table-cell>
          <table:table-cell office:value-type="float" office:value="62.4364" calcext:value-type="float">
            <text:p>62.4364</text:p>
          </table:table-cell>
          <table:table-cell office:value-type="float" office:value="8.8605" calcext:value-type="float">
            <text:p>8.8605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600" calcext:value-type="float">
            <text:p>6922600</text:p>
          </table:table-cell>
          <table:table-cell office:value-type="float" office:value="62.4364" calcext:value-type="float">
            <text:p>62.4364</text:p>
          </table:table-cell>
          <table:table-cell office:value-type="float" office:value="8.8605" calcext:value-type="float">
            <text:p>8.8605</text:p>
          </table:table-cell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606" calcext:value-type="float">
            <text:p>8.8606</text:p>
          </table:table-cell>
          <table:table-cell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600" calcext:value-type="float">
            <text:p>4926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5" calcext:value-type="float">
            <text:p>62.4435</text:p>
          </table:table-cell>
          <table:table-cell office:value-type="float" office:value="8.8566" calcext:value-type="float">
            <text:p>8.8566</text:p>
          </table:table-cell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508" calcext:value-type="float">
            <text:p>8.8508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508" calcext:value-type="float">
            <text:p>8.8508</text:p>
          </table:table-cell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000" calcext:value-type="float">
            <text:p>4920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8449" calcext:value-type="float">
            <text:p>8.8449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000" calcext:value-type="float">
            <text:p>4920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8449" calcext:value-type="float">
            <text:p>8.8449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400" calcext:value-type="float">
            <text:p>4924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527" calcext:value-type="float">
            <text:p>8.8527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8624" calcext:value-type="float">
            <text:p>8.8624</text:p>
          </table:table-cell>
          <table:table-cell office:value-type="float" office:value="283" calcext:value-type="float">
            <text:p>28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8488" calcext:value-type="float">
            <text:p>8.8488</text:p>
          </table:table-cell>
          <table:table-cell office:value-type="float" office:value="288" calcext:value-type="float">
            <text:p>28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600" calcext:value-type="float">
            <text:p>4926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8565" calcext:value-type="float">
            <text:p>8.8565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8623" calcext:value-type="float">
            <text:p>8.8623</text:p>
          </table:table-cell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8623" calcext:value-type="float">
            <text:p>8.8623</text:p>
          </table:table-cell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8623" calcext:value-type="float">
            <text:p>8.8623</text:p>
          </table:table-cell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000" calcext:value-type="float">
            <text:p>4920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8449" calcext:value-type="float">
            <text:p>8.8449</text:p>
          </table:table-cell>
          <table:table-cell office:value-type="float" office:value="276" calcext:value-type="float">
            <text:p>27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8604" calcext:value-type="float">
            <text:p>8.8604</text:p>
          </table:table-cell>
          <table:table-cell office:value-type="float" office:value="301" calcext:value-type="float">
            <text:p>30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100" calcext:value-type="float">
            <text:p>4921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6" calcext:value-type="float">
            <text:p>62.4776</text:p>
          </table:table-cell>
          <table:table-cell office:value-type="float" office:value="8.8468" calcext:value-type="float">
            <text:p>8.8468</text:p>
          </table:table-cell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2" calcext:value-type="float">
            <text:p>62.4812</text:p>
          </table:table-cell>
          <table:table-cell office:value-type="float" office:value="8.8603" calcext:value-type="float">
            <text:p>8.860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100" calcext:value-type="float">
            <text:p>4921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467" calcext:value-type="float">
            <text:p>8.8467</text:p>
          </table:table-cell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=921,28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" calcext:value-type="float">
            <text:p>62.4830</text:p>
          </table:table-cell>
          <table:table-cell office:value-type="float" office:value="8.8506" calcext:value-type="float">
            <text:p>8.8506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" calcext:value-type="float">
            <text:p>62.4830</text:p>
          </table:table-cell>
          <table:table-cell office:value-type="float" office:value="8.8506" calcext:value-type="float">
            <text:p>8.8506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600" calcext:value-type="float">
            <text:p>4926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564" calcext:value-type="float">
            <text:p>8.8564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6" calcext:value-type="float">
            <text:p>62.4866</text:p>
          </table:table-cell>
          <table:table-cell office:value-type="float" office:value="8.8622" calcext:value-type="float">
            <text:p>8.8622</text:p>
          </table:table-cell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000" calcext:value-type="float">
            <text:p>492000</text:p>
          </table:table-cell>
          <table:table-cell office:value-type="float" office:value="6929700" calcext:value-type="float">
            <text:p>6929700</text:p>
          </table:table-cell>
          <table:table-cell office:value-type="float" office:value="62.5001" calcext:value-type="float">
            <text:p>62.5001</text:p>
          </table:table-cell>
          <table:table-cell office:value-type="float" office:value="8.8447" calcext:value-type="float">
            <text:p>8.8447</text:p>
          </table:table-cell>
          <table:table-cell office:value-type="float" office:value="274" calcext:value-type="float">
            <text:p>27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300" calcext:value-type="float">
            <text:p>492300</text:p>
          </table:table-cell>
          <table:table-cell office:value-type="float" office:value="6929500" calcext:value-type="float">
            <text:p>6929500</text:p>
          </table:table-cell>
          <table:table-cell office:value-type="float" office:value="62.4983" calcext:value-type="float">
            <text:p>62.4983</text:p>
          </table:table-cell>
          <table:table-cell office:value-type="float" office:value="8.8505" calcext:value-type="float">
            <text:p>8.8505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100" calcext:value-type="float">
            <text:p>4921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5" calcext:value-type="float">
            <text:p>62.4965</text:p>
          </table:table-cell>
          <table:table-cell office:value-type="float" office:value="8.8467" calcext:value-type="float">
            <text:p>8.846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100" calcext:value-type="float">
            <text:p>4921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5" calcext:value-type="float">
            <text:p>62.4965</text:p>
          </table:table-cell>
          <table:table-cell office:value-type="float" office:value="8.8467" calcext:value-type="float">
            <text:p>8.8467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724" calcext:value-type="float">
            <text:p>8.8724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821" calcext:value-type="float">
            <text:p>8.8821</text:p>
          </table:table-cell>
          <table:table-cell office:value-type="float" office:value="261" calcext:value-type="float">
            <text:p>26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782" calcext:value-type="float">
            <text:p>8.8782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763" calcext:value-type="float">
            <text:p>8.8763</text:p>
          </table:table-cell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705" calcext:value-type="float">
            <text:p>8.8705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685" calcext:value-type="float">
            <text:p>8.868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1" calcext:value-type="float">
            <text:p>62.3771</text:p>
          </table:table-cell>
          <table:table-cell office:value-type="float" office:value="8.8666" calcext:value-type="float">
            <text:p>8.8666</text:p>
          </table:table-cell>
          <table:table-cell office:value-type="float" office:value="278" calcext:value-type="float">
            <text:p>27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1" calcext:value-type="float">
            <text:p>62.3771</text:p>
          </table:table-cell>
          <table:table-cell office:value-type="float" office:value="8.8763" calcext:value-type="float">
            <text:p>8.8763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821" calcext:value-type="float">
            <text:p>8.8821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821" calcext:value-type="float">
            <text:p>8.882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5" calcext:value-type="float">
            <text:p>62.3915</text:p>
          </table:table-cell>
          <table:table-cell office:value-type="float" office:value="8.8646" calcext:value-type="float">
            <text:p>8.8646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46" calcext:value-type="float">
            <text:p>8.8646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46" calcext:value-type="float">
            <text:p>8.8646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704" calcext:value-type="float">
            <text:p>8.870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704" calcext:value-type="float">
            <text:p>8.8704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743" calcext:value-type="float">
            <text:p>8.8743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743" calcext:value-type="float">
            <text:p>8.8743</text:p>
          </table:table-cell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743" calcext:value-type="float">
            <text:p>8.8743</text:p>
          </table:table-cell>
          <table:table-cell office:value-type="float" office:value="315" calcext:value-type="float">
            <text:p>31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82" calcext:value-type="float">
            <text:p>8.8820</text:p>
          </table:table-cell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2" calcext:value-type="float">
            <text:p>8.88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8.882" calcext:value-type="float">
            <text:p>8.88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6" calcext:value-type="float">
            <text:p>62.3996</text:p>
          </table:table-cell>
          <table:table-cell office:value-type="float" office:value="8.8801" calcext:value-type="float">
            <text:p>8.8801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8801" calcext:value-type="float">
            <text:p>8.880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742" calcext:value-type="float">
            <text:p>8.87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8685" calcext:value-type="float">
            <text:p>8.8685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8000" calcext:value-type="float">
            <text:p>6918000</text:p>
          </table:table-cell>
          <table:table-cell office:value-type="float" office:value="62.3951" calcext:value-type="float">
            <text:p>62.3951</text:p>
          </table:table-cell>
          <table:table-cell office:value-type="float" office:value="8.882" calcext:value-type="float">
            <text:p>8.882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 940,18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6" calcext:value-type="float">
            <text:p>62.4086</text:p>
          </table:table-cell>
          <table:table-cell office:value-type="float" office:value="8.88" calcext:value-type="float">
            <text:p>8.88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8665" calcext:value-type="float">
            <text:p>8.866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6" calcext:value-type="float">
            <text:p>62.4166</text:p>
          </table:table-cell>
          <table:table-cell office:value-type="float" office:value="8.8664" calcext:value-type="float">
            <text:p>8.86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722" calcext:value-type="float">
            <text:p>8.8722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819" calcext:value-type="float">
            <text:p>8.88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7" calcext:value-type="float">
            <text:p>62.4157</text:p>
          </table:table-cell>
          <table:table-cell office:value-type="float" office:value="8.8781" calcext:value-type="float">
            <text:p>8.8781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000" calcext:value-type="float">
            <text:p>6920000</text:p>
          </table:table-cell>
          <table:table-cell office:value-type="float" office:value="62.413" calcext:value-type="float">
            <text:p>62.4130</text:p>
          </table:table-cell>
          <table:table-cell office:value-type="float" office:value="8.8723" calcext:value-type="float">
            <text:p>8.87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9" calcext:value-type="float">
            <text:p>62.4139</text:p>
          </table:table-cell>
          <table:table-cell office:value-type="float" office:value="8.8665" calcext:value-type="float">
            <text:p>8.86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6" calcext:value-type="float">
            <text:p>62.4166</text:p>
          </table:table-cell>
          <table:table-cell office:value-type="float" office:value="8.8722" calcext:value-type="float">
            <text:p>8.87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703" calcext:value-type="float">
            <text:p>8.870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703" calcext:value-type="float">
            <text:p>8.87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799" calcext:value-type="float">
            <text:p>8.8799</text:p>
          </table:table-cell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3" calcext:value-type="float">
            <text:p>62.4283</text:p>
          </table:table-cell>
          <table:table-cell office:value-type="float" office:value="8.8799" calcext:value-type="float">
            <text:p>8.8799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8645" calcext:value-type="float">
            <text:p>8.8645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7" calcext:value-type="float">
            <text:p>62.4247</text:p>
          </table:table-cell>
          <table:table-cell office:value-type="float" office:value="8.8761" calcext:value-type="float">
            <text:p>8.876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7" calcext:value-type="float">
            <text:p>62.4247</text:p>
          </table:table-cell>
          <table:table-cell office:value-type="float" office:value="8.8722" calcext:value-type="float">
            <text:p>8.87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819" calcext:value-type="float">
            <text:p>8.8819</text:p>
          </table:table-cell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741" calcext:value-type="float">
            <text:p>8.8741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819" calcext:value-type="float">
            <text:p>8.8819</text:p>
          </table:table-cell>
          <table:table-cell office:value-type="float" office:value="315" calcext:value-type="float">
            <text:p>31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8722" calcext:value-type="float">
            <text:p>8.8722</text:p>
          </table:table-cell>
          <table:table-cell office:value-type="float" office:value="323" calcext:value-type="float">
            <text:p>3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8644" calcext:value-type="float">
            <text:p>8.8644</text:p>
          </table:table-cell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664" calcext:value-type="float">
            <text:p>8.8664</text:p>
          </table:table-cell>
          <table:table-cell office:value-type="float" office:value="323" calcext:value-type="float">
            <text:p>3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664" calcext:value-type="float">
            <text:p>8.8664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664" calcext:value-type="float">
            <text:p>8.8664</text:p>
          </table:table-cell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3300" calcext:value-type="float">
            <text:p>6923300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8.8799" calcext:value-type="float">
            <text:p>8.8799</text:p>
          </table:table-cell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=2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8721" calcext:value-type="float">
            <text:p>8.8721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8721" calcext:value-type="float">
            <text:p>8.8721</text:p>
          </table:table-cell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8" calcext:value-type="float">
            <text:p>62.4418</text:p>
          </table:table-cell>
          <table:table-cell office:value-type="float" office:value="8.8741" calcext:value-type="float">
            <text:p>8.8741</text:p>
          </table:table-cell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4" calcext:value-type="float">
            <text:p>62.4400</text:p>
          </table:table-cell>
          <table:table-cell office:value-type="float" office:value="8.8721" calcext:value-type="float">
            <text:p>8.8721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4" calcext:value-type="float">
            <text:p>62.4400</text:p>
          </table:table-cell>
          <table:table-cell office:value-type="float" office:value="8.8721" calcext:value-type="float">
            <text:p>8.8721</text:p>
          </table:table-cell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779" calcext:value-type="float">
            <text:p>8.8779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4" calcext:value-type="float">
            <text:p>62.4534</text:p>
          </table:table-cell>
          <table:table-cell office:value-type="float" office:value="8.8798" calcext:value-type="float">
            <text:p>8.8798</text:p>
          </table:table-cell>
          <table:table-cell office:value-type="float" office:value="303" calcext:value-type="float">
            <text:p>30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4" calcext:value-type="float">
            <text:p>62.4534</text:p>
          </table:table-cell>
          <table:table-cell office:value-type="float" office:value="8.876" calcext:value-type="float">
            <text:p>8.8760</text:p>
          </table:table-cell>
          <table:table-cell office:value-type="float" office:value="320" calcext:value-type="float">
            <text:p>32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682" calcext:value-type="float">
            <text:p>8.8682</text:p>
          </table:table-cell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682" calcext:value-type="float">
            <text:p>8.8682</text:p>
          </table:table-cell>
          <table:table-cell office:value-type="float" office:value="311" calcext:value-type="float">
            <text:p>31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8643" calcext:value-type="float">
            <text:p>8.8643</text:p>
          </table:table-cell>
          <table:table-cell office:value-type="float" office:value="271" calcext:value-type="float">
            <text:p>27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8643" calcext:value-type="float">
            <text:p>8.8643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8681" calcext:value-type="float">
            <text:p>8.8681</text:p>
          </table:table-cell>
          <table:table-cell office:value-type="float" office:value="349" calcext:value-type="float">
            <text:p>34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8681" calcext:value-type="float">
            <text:p>8.8681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8681" calcext:value-type="float">
            <text:p>8.868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8798" calcext:value-type="float">
            <text:p>8.8798</text:p>
          </table:table-cell>
          <table:table-cell office:value-type="float" office:value="348" calcext:value-type="float">
            <text:p>34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874" calcext:value-type="float">
            <text:p>8.8740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8701" calcext:value-type="float">
            <text:p>8.8701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8662" calcext:value-type="float">
            <text:p>8.8662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8759" calcext:value-type="float">
            <text:p>8.8759</text:p>
          </table:table-cell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8759" calcext:value-type="float">
            <text:p>8.8759</text:p>
          </table:table-cell>
          <table:table-cell office:value-type="float" office:value="334" calcext:value-type="float">
            <text:p>33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8778" calcext:value-type="float">
            <text:p>8.8778</text:p>
          </table:table-cell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8817" calcext:value-type="float">
            <text:p>8.8817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87" calcext:value-type="float">
            <text:p>8.8700</text:p>
          </table:table-cell>
          <table:table-cell office:value-type="float" office:value="215" calcext:value-type="float">
            <text:p>21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4" calcext:value-type="float">
            <text:p>62.4804</text:p>
          </table:table-cell>
          <table:table-cell office:value-type="float" office:value="8.8739" calcext:value-type="float">
            <text:p>8.8739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8778" calcext:value-type="float">
            <text:p>8.8778</text:p>
          </table:table-cell>
          <table:table-cell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817" calcext:value-type="float">
            <text:p>8.8817</text:p>
          </table:table-cell>
          <table:table-cell office:value-type="float" office:value="214" calcext:value-type="float">
            <text:p>21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778" calcext:value-type="float">
            <text:p>8.8778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5" calcext:value-type="float">
            <text:p>62.4875</text:p>
          </table:table-cell>
          <table:table-cell office:value-type="float" office:value="8.87" calcext:value-type="float">
            <text:p>8.8700</text:p>
          </table:table-cell>
          <table:table-cell office:value-type="float" office:value="254" calcext:value-type="float">
            <text:p>25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2" calcext:value-type="float">
            <text:p>62.4902</text:p>
          </table:table-cell>
          <table:table-cell office:value-type="float" office:value="8.8739" calcext:value-type="float">
            <text:p>8.8739</text:p>
          </table:table-cell>
          <table:table-cell office:value-type="float" office:value="260" calcext:value-type="float">
            <text:p>26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778" calcext:value-type="float">
            <text:p>8.8778</text:p>
          </table:table-cell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778" calcext:value-type="float">
            <text:p>8.877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778" calcext:value-type="float">
            <text:p>8.8778</text:p>
          </table:table-cell>
          <table:table-cell office:value-type="float" office:value="322" calcext:value-type="float">
            <text:p>3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5" calcext:value-type="float">
            <text:p>62.4875</text:p>
          </table:table-cell>
          <table:table-cell office:value-type="float" office:value="8.8816" calcext:value-type="float">
            <text:p>8.881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15400" calcext:value-type="float">
            <text:p>6915400</text:p>
          </table:table-cell>
          <table:table-cell office:value-type="float" office:value="62.3718" calcext:value-type="float">
            <text:p>62.3718</text:p>
          </table:table-cell>
          <table:table-cell office:value-type="float" office:value="8.8918" calcext:value-type="float">
            <text:p>8.8918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15100" calcext:value-type="float">
            <text:p>6915100</text:p>
          </table:table-cell>
          <table:table-cell office:value-type="float" office:value="62.3691" calcext:value-type="float">
            <text:p>62.3691</text:p>
          </table:table-cell>
          <table:table-cell office:value-type="float" office:value="8.8918" calcext:value-type="float">
            <text:p>8.8918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8976" calcext:value-type="float">
            <text:p>8.8976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2.3798" calcext:value-type="float">
            <text:p>62.3798</text:p>
          </table:table-cell>
          <table:table-cell office:value-type="float" office:value="8.8917" calcext:value-type="float">
            <text:p>8.891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78" calcext:value-type="float">
            <text:p>8.8878</text:p>
          </table:table-cell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59" calcext:value-type="float">
            <text:p>8.8859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17000" calcext:value-type="float">
            <text:p>6917000</text:p>
          </table:table-cell>
          <table:table-cell office:value-type="float" office:value="62.3861" calcext:value-type="float">
            <text:p>62.3861</text:p>
          </table:table-cell>
          <table:table-cell office:value-type="float" office:value="8.884" calcext:value-type="float">
            <text:p>8.8840</text:p>
          </table:table-cell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994" calcext:value-type="float">
            <text:p>8.8994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955" calcext:value-type="float">
            <text:p>8.895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955" calcext:value-type="float">
            <text:p>8.8955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8975" calcext:value-type="float">
            <text:p>8.89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9" calcext:value-type="float">
            <text:p>62.3969</text:p>
          </table:table-cell>
          <table:table-cell office:value-type="float" office:value="8.9013" calcext:value-type="float">
            <text:p>8.9013</text:p>
          </table:table-cell>
          <table:table-cell office:value-type="float" office:value="344" calcext:value-type="float">
            <text:p>34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6" calcext:value-type="float">
            <text:p>62.3996</text:p>
          </table:table-cell>
          <table:table-cell office:value-type="float" office:value="8.9013" calcext:value-type="float">
            <text:p>8.9013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19400" calcext:value-type="float">
            <text:p>6919400</text:p>
          </table:table-cell>
          <table:table-cell office:value-type="float" office:value="62.4077" calcext:value-type="float">
            <text:p>62.4077</text:p>
          </table:table-cell>
          <table:table-cell office:value-type="float" office:value="8.8858" calcext:value-type="float">
            <text:p>8.8858</text:p>
          </table:table-cell>
          <table:table-cell office:value-type="float" office:value="359" calcext:value-type="float">
            <text:p>35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3" calcext:value-type="float">
            <text:p>62.4113</text:p>
          </table:table-cell>
          <table:table-cell office:value-type="float" office:value="8.8878" calcext:value-type="float">
            <text:p>8.887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897" calcext:value-type="float">
            <text:p>8.889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3" calcext:value-type="float">
            <text:p>62.4283</text:p>
          </table:table-cell>
          <table:table-cell office:value-type="float" office:value="8.8858" calcext:value-type="float">
            <text:p>8.8858</text:p>
          </table:table-cell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8877" calcext:value-type="float">
            <text:p>8.8877</text:p>
          </table:table-cell>
          <table:table-cell office:value-type="float" office:value="314" calcext:value-type="float">
            <text:p>31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916" calcext:value-type="float">
            <text:p>8.891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974" calcext:value-type="float">
            <text:p>8.8974</text:p>
          </table:table-cell>
          <table:table-cell office:value-type="float" office:value="330" calcext:value-type="float">
            <text:p>3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974" calcext:value-type="float">
            <text:p>8.8974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013" calcext:value-type="float">
            <text:p>8.9013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5" calcext:value-type="float">
            <text:p>62.4265</text:p>
          </table:table-cell>
          <table:table-cell office:value-type="float" office:value="8.8954" calcext:value-type="float">
            <text:p>8.8954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5" calcext:value-type="float">
            <text:p>62.4265</text:p>
          </table:table-cell>
          <table:table-cell office:value-type="float" office:value="8.8954" calcext:value-type="float">
            <text:p>8.8954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8838" calcext:value-type="float">
            <text:p>8.8838</text:p>
          </table:table-cell>
          <table:table-cell office:value-type="float" office:value="324" calcext:value-type="float">
            <text:p>3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7" calcext:value-type="float">
            <text:p>62.4337</text:p>
          </table:table-cell>
          <table:table-cell office:value-type="float" office:value="8.8857" calcext:value-type="float">
            <text:p>8.8857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838" calcext:value-type="float">
            <text:p>8.8838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973" calcext:value-type="float">
            <text:p>8.8973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973" calcext:value-type="float">
            <text:p>8.8973</text:p>
          </table:table-cell>
          <table:table-cell office:value-type="float" office:value="301" calcext:value-type="float">
            <text:p>30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993" calcext:value-type="float">
            <text:p>8.8993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8896" calcext:value-type="float">
            <text:p>8.8896</text:p>
          </table:table-cell>
          <table:table-cell office:value-type="float" office:value="315" calcext:value-type="float">
            <text:p>31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office:value-type="float" office:value="327" calcext:value-type="float">
            <text:p>32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38" calcext:value-type="float">
            <text:p>8.8838</text:p>
          </table:table-cell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8838" calcext:value-type="float">
            <text:p>8.8838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23100" calcext:value-type="float">
            <text:p>6923100</text:p>
          </table:table-cell>
          <table:table-cell office:value-type="float" office:value="62.4409" calcext:value-type="float">
            <text:p>62.4409</text:p>
          </table:table-cell>
          <table:table-cell office:value-type="float" office:value="8.8857" calcext:value-type="float">
            <text:p>8.8857</text:p>
          </table:table-cell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500" calcext:value-type="float">
            <text:p>4945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934" calcext:value-type="float">
            <text:p>8.893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500" calcext:value-type="float">
            <text:p>4945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934" calcext:value-type="float">
            <text:p>8.893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7" calcext:value-type="float">
            <text:p>62.4507</text:p>
          </table:table-cell>
          <table:table-cell office:value-type="float" office:value="8.8876" calcext:value-type="float">
            <text:p>8.8876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9012" calcext:value-type="float">
            <text:p>8.9012</text:p>
          </table:table-cell>
          <table:table-cell office:value-type="float" office:value="340" calcext:value-type="float">
            <text:p>34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9012" calcext:value-type="float">
            <text:p>8.9012</text:p>
          </table:table-cell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837" calcext:value-type="float">
            <text:p>8.8837</text:p>
          </table:table-cell>
          <table:table-cell office:value-type="float" office:value="286" calcext:value-type="float">
            <text:p>28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895" calcext:value-type="float">
            <text:p>8.8895</text:p>
          </table:table-cell>
          <table:table-cell office:value-type="float" office:value="325" calcext:value-type="float">
            <text:p>32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895" calcext:value-type="float">
            <text:p>8.8895</text:p>
          </table:table-cell>
          <table:table-cell office:value-type="float" office:value="280" calcext:value-type="float">
            <text:p>28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895" calcext:value-type="float">
            <text:p>8.8895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4" calcext:value-type="float">
            <text:p>62.4534</text:p>
          </table:table-cell>
          <table:table-cell office:value-type="float" office:value="8.8953" calcext:value-type="float">
            <text:p>8.8953</text:p>
          </table:table-cell>
          <table:table-cell office:value-type="float" office:value="317" calcext:value-type="float">
            <text:p>3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8953" calcext:value-type="float">
            <text:p>8.8953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8953" calcext:value-type="float">
            <text:p>8.8953</text:p>
          </table:table-cell>
          <table:table-cell office:value-type="float" office:value="333" calcext:value-type="float">
            <text:p>33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73" calcext:value-type="float">
            <text:p>8.8973</text:p>
          </table:table-cell>
          <table:table-cell office:value-type="float" office:value="313" calcext:value-type="float">
            <text:p>31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73" calcext:value-type="float">
            <text:p>8.8973</text:p>
          </table:table-cell>
          <table:table-cell office:value-type="float" office:value="295" calcext:value-type="float">
            <text:p>29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73" calcext:value-type="float">
            <text:p>8.8973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92" calcext:value-type="float">
            <text:p>8.8992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92" calcext:value-type="float">
            <text:p>8.8992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92" calcext:value-type="float">
            <text:p>8.8992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992" calcext:value-type="float">
            <text:p>8.8992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8.8915" calcext:value-type="float">
            <text:p>8.8915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500" calcext:value-type="float">
            <text:p>4945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8934" calcext:value-type="float">
            <text:p>8.8934</text:p>
          </table:table-cell>
          <table:table-cell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8953" calcext:value-type="float">
            <text:p>8.8953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5400" calcext:value-type="float">
            <text:p>6925400</text:p>
          </table:table-cell>
          <table:table-cell office:value-type="float" office:value="62.4615" calcext:value-type="float">
            <text:p>62.4615</text:p>
          </table:table-cell>
          <table:table-cell office:value-type="float" office:value="8.8973" calcext:value-type="float">
            <text:p>8.8973</text:p>
          </table:table-cell>
          <table:table-cell office:value-type="float" office:value="301" calcext:value-type="float">
            <text:p>3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=2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011" calcext:value-type="float">
            <text:p>8.9011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011" calcext:value-type="float">
            <text:p>8.901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011" calcext:value-type="float">
            <text:p>8.901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011" calcext:value-type="float">
            <text:p>8.9011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011" calcext:value-type="float">
            <text:p>8.9011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8972" calcext:value-type="float">
            <text:p>8.8972</text:p>
          </table:table-cell>
          <table:table-cell office:value-type="float" office:value="274" calcext:value-type="float">
            <text:p>27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8895" calcext:value-type="float">
            <text:p>8.8895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8895" calcext:value-type="float">
            <text:p>8.8895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8895" calcext:value-type="float">
            <text:p>8.8895</text:p>
          </table:table-cell>
          <table:table-cell office:value-type="float" office:value="349" calcext:value-type="float">
            <text:p>34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8876" calcext:value-type="float">
            <text:p>8.8876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8973" calcext:value-type="float">
            <text:p>8.897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8992" calcext:value-type="float">
            <text:p>8.8992</text:p>
          </table:table-cell>
          <table:table-cell office:value-type="float" office:value="265" calcext:value-type="float">
            <text:p>26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8" calcext:value-type="float">
            <text:p>62.4588</text:p>
          </table:table-cell>
          <table:table-cell office:value-type="float" office:value="8.9011" calcext:value-type="float">
            <text:p>8.9011</text:p>
          </table:table-cell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8" calcext:value-type="float">
            <text:p>62.4588</text:p>
          </table:table-cell>
          <table:table-cell office:value-type="float" office:value="8.9011" calcext:value-type="float">
            <text:p>8.9011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6" calcext:value-type="float">
            <text:p>62.4606</text:p>
          </table:table-cell>
          <table:table-cell office:value-type="float" office:value="8.9011" calcext:value-type="float">
            <text:p>8.9011</text:p>
          </table:table-cell>
          <table:table-cell office:value-type="float" office:value="313" calcext:value-type="float">
            <text:p>31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=950,2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8875" calcext:value-type="float">
            <text:p>8.8875</text:p>
          </table:table-cell>
          <table:table-cell office:value-type="float" office:value="352" calcext:value-type="float">
            <text:p>35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8875" calcext:value-type="float">
            <text:p>8.8875</text:p>
          </table:table-cell>
          <table:table-cell office:value-type="float" office:value="341" calcext:value-type="float">
            <text:p>34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8837" calcext:value-type="float">
            <text:p>8.8837</text:p>
          </table:table-cell>
          <table:table-cell office:value-type="float" office:value="355" calcext:value-type="float">
            <text:p>35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011" calcext:value-type="float">
            <text:p>8.9011</text:p>
          </table:table-cell>
          <table:table-cell office:value-type="float" office:value="254" calcext:value-type="float">
            <text:p>25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8972" calcext:value-type="float">
            <text:p>8.8972</text:p>
          </table:table-cell>
          <table:table-cell office:value-type="float" office:value="199" calcext:value-type="float">
            <text:p>19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8953" calcext:value-type="float">
            <text:p>8.895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8953" calcext:value-type="float">
            <text:p>8.8953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8953" calcext:value-type="float">
            <text:p>8.8953</text:p>
          </table:table-cell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62.4669" calcext:value-type="float">
            <text:p>62.4669</text:p>
          </table:table-cell>
          <table:table-cell office:value-type="float" office:value="8.8914" calcext:value-type="float">
            <text:p>8.8914</text:p>
          </table:table-cell>
          <table:table-cell office:value-type="float" office:value="341" calcext:value-type="float">
            <text:p>34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875" calcext:value-type="float">
            <text:p>8.887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8875" calcext:value-type="float">
            <text:p>8.887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914" calcext:value-type="float">
            <text:p>8.891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972" calcext:value-type="float">
            <text:p>8.8972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8972" calcext:value-type="float">
            <text:p>8.8972</text:p>
          </table:table-cell>
          <table:table-cell office:value-type="float" office:value="359" calcext:value-type="float">
            <text:p>35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3" calcext:value-type="float">
            <text:p>62.4893</text:p>
          </table:table-cell>
          <table:table-cell office:value-type="float" office:value="8.8875" calcext:value-type="float">
            <text:p>8.8875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1" calcext:value-type="float">
            <text:p>62.4911</text:p>
          </table:table-cell>
          <table:table-cell office:value-type="float" office:value="8.8894" calcext:value-type="float">
            <text:p>8.889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1" calcext:value-type="float">
            <text:p>62.4911</text:p>
          </table:table-cell>
          <table:table-cell office:value-type="float" office:value="8.8972" calcext:value-type="float">
            <text:p>8.897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5" calcext:value-type="float">
            <text:p>62.4965</text:p>
          </table:table-cell>
          <table:table-cell office:value-type="float" office:value="8.8991" calcext:value-type="float">
            <text:p>8.899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15000" calcext:value-type="float">
            <text:p>6915000</text:p>
          </table:table-cell>
          <table:table-cell office:value-type="float" office:value="62.3682" calcext:value-type="float">
            <text:p>62.3682</text:p>
          </table:table-cell>
          <table:table-cell office:value-type="float" office:value="8.9188" calcext:value-type="float">
            <text:p>8.9188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15400" calcext:value-type="float">
            <text:p>6915400</text:p>
          </table:table-cell>
          <table:table-cell office:value-type="float" office:value="62.3718" calcext:value-type="float">
            <text:p>62.3718</text:p>
          </table:table-cell>
          <table:table-cell office:value-type="float" office:value="8.9053" calcext:value-type="float">
            <text:p>8.9053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915" calcext:value-type="float">
            <text:p>8.9150</text:p>
          </table:table-cell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9208" calcext:value-type="float">
            <text:p>8.9208</text:p>
          </table:table-cell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6" calcext:value-type="float">
            <text:p>62.3736</text:p>
          </table:table-cell>
          <table:table-cell office:value-type="float" office:value="8.9188" calcext:value-type="float">
            <text:p>8.9188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16600" calcext:value-type="float">
            <text:p>6916600</text:p>
          </table:table-cell>
          <table:table-cell office:value-type="float" office:value="62.3826" calcext:value-type="float">
            <text:p>62.3826</text:p>
          </table:table-cell>
          <table:table-cell office:value-type="float" office:value="8.9149" calcext:value-type="float">
            <text:p>8.9149</text:p>
          </table:table-cell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16600" calcext:value-type="float">
            <text:p>6916600</text:p>
          </table:table-cell>
          <table:table-cell office:value-type="float" office:value="62.3826" calcext:value-type="float">
            <text:p>62.3826</text:p>
          </table:table-cell>
          <table:table-cell office:value-type="float" office:value="8.9149" calcext:value-type="float">
            <text:p>8.9149</text:p>
          </table:table-cell>
          <table:table-cell office:value-type="float" office:value="256" calcext:value-type="float">
            <text:p>25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913" calcext:value-type="float">
            <text:p>8.9130</text:p>
          </table:table-cell>
          <table:table-cell office:value-type="float" office:value="260" calcext:value-type="float">
            <text:p>26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9111" calcext:value-type="float">
            <text:p>8.9111</text:p>
          </table:table-cell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9091" calcext:value-type="float">
            <text:p>8.9091</text:p>
          </table:table-cell>
          <table:table-cell office:value-type="float" office:value="261" calcext:value-type="float">
            <text:p>26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17300" calcext:value-type="float">
            <text:p>6917300</text:p>
          </table:table-cell>
          <table:table-cell office:value-type="float" office:value="62.3888" calcext:value-type="float">
            <text:p>62.3888</text:p>
          </table:table-cell>
          <table:table-cell office:value-type="float" office:value="8.9091" calcext:value-type="float">
            <text:p>8.909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6" calcext:value-type="float">
            <text:p>62.3906</text:p>
          </table:table-cell>
          <table:table-cell office:value-type="float" office:value="8.911" calcext:value-type="float">
            <text:p>8.911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11" calcext:value-type="float">
            <text:p>8.911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072" calcext:value-type="float">
            <text:p>8.907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8100" calcext:value-type="float">
            <text:p>6918100</text:p>
          </table:table-cell>
          <table:table-cell office:value-type="float" office:value="62.396" calcext:value-type="float">
            <text:p>62.3960</text:p>
          </table:table-cell>
          <table:table-cell office:value-type="float" office:value="8.9072" calcext:value-type="float">
            <text:p>8.907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9" calcext:value-type="float">
            <text:p>62.3969</text:p>
          </table:table-cell>
          <table:table-cell office:value-type="float" office:value="8.9052" calcext:value-type="float">
            <text:p>8.90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149" calcext:value-type="float">
            <text:p>8.914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2" calcext:value-type="float">
            <text:p>62.4122</text:p>
          </table:table-cell>
          <table:table-cell office:value-type="float" office:value="8.9071" calcext:value-type="float">
            <text:p>8.907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052" calcext:value-type="float">
            <text:p>8.905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4" calcext:value-type="float">
            <text:p>62.4104</text:p>
          </table:table-cell>
          <table:table-cell office:value-type="float" office:value="8.9207" calcext:value-type="float">
            <text:p>8.920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19600" calcext:value-type="float">
            <text:p>6919600</text:p>
          </table:table-cell>
          <table:table-cell office:value-type="float" office:value="62.4095" calcext:value-type="float">
            <text:p>62.4095</text:p>
          </table:table-cell>
          <table:table-cell office:value-type="float" office:value="8.9168" calcext:value-type="float">
            <text:p>8.916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168" calcext:value-type="float">
            <text:p>8.916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9207" calcext:value-type="float">
            <text:p>8.920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000" calcext:value-type="float">
            <text:p>4950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9032" calcext:value-type="float">
            <text:p>8.9032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9071" calcext:value-type="float">
            <text:p>8.907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9071" calcext:value-type="float">
            <text:p>8.9071</text:p>
          </table:table-cell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1" calcext:value-type="float">
            <text:p>8.9110</text:p>
          </table:table-cell>
          <table:table-cell office:value-type="float" office:value="348" calcext:value-type="float">
            <text:p>34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48" calcext:value-type="float">
            <text:p>8.9148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11" calcext:value-type="float">
            <text:p>8.911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87" calcext:value-type="float">
            <text:p>8.918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87" calcext:value-type="float">
            <text:p>8.918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000" calcext:value-type="float">
            <text:p>4950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9032" calcext:value-type="float">
            <text:p>8.9032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7" calcext:value-type="float">
            <text:p>62.4247</text:p>
          </table:table-cell>
          <table:table-cell office:value-type="float" office:value="8.909" calcext:value-type="float">
            <text:p>8.9090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109" calcext:value-type="float">
            <text:p>8.9109</text:p>
          </table:table-cell>
          <table:table-cell office:value-type="float" office:value="347" calcext:value-type="float">
            <text:p>34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8.9187" calcext:value-type="float">
            <text:p>8.918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129" calcext:value-type="float">
            <text:p>8.9129</text:p>
          </table:table-cell>
          <table:table-cell office:value-type="float" office:value="351" calcext:value-type="float">
            <text:p>35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129" calcext:value-type="float">
            <text:p>8.9129</text:p>
          </table:table-cell>
          <table:table-cell office:value-type="float" office:value="330" calcext:value-type="float">
            <text:p>33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129" calcext:value-type="float">
            <text:p>8.9129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129" calcext:value-type="float">
            <text:p>8.9129</text:p>
          </table:table-cell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129" calcext:value-type="float">
            <text:p>8.9129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5" calcext:value-type="float">
            <text:p>62.4265</text:p>
          </table:table-cell>
          <table:table-cell office:value-type="float" office:value="8.9187" calcext:value-type="float">
            <text:p>8.918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206" calcext:value-type="float">
            <text:p>8.9206</text:p>
          </table:table-cell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206" calcext:value-type="float">
            <text:p>8.9206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187" calcext:value-type="float">
            <text:p>8.9187</text:p>
          </table:table-cell>
          <table:table-cell office:value-type="float" office:value="348" calcext:value-type="float">
            <text:p>34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206" calcext:value-type="float">
            <text:p>8.9206</text:p>
          </table:table-cell>
          <table:table-cell office:value-type="float" office:value="331" calcext:value-type="float">
            <text:p>33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1" calcext:value-type="float">
            <text:p>62.4391</text:p>
          </table:table-cell>
          <table:table-cell office:value-type="float" office:value="8.9128" calcext:value-type="float">
            <text:p>8.912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128" calcext:value-type="float">
            <text:p>8.9128</text:p>
          </table:table-cell>
          <table:table-cell office:value-type="float" office:value="356" calcext:value-type="float">
            <text:p>35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206" calcext:value-type="float">
            <text:p>8.9206</text:p>
          </table:table-cell>
          <table:table-cell office:value-type="float" office:value="301" calcext:value-type="float">
            <text:p>30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=960,2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206" calcext:value-type="float">
            <text:p>8.9206</text:p>
          </table:table-cell>
          <table:table-cell office:value-type="float" office:value="299" calcext:value-type="float">
            <text:p>29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206" calcext:value-type="float">
            <text:p>8.9206</text:p>
          </table:table-cell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206" calcext:value-type="float">
            <text:p>8.9206</text:p>
          </table:table-cell>
          <table:table-cell office:value-type="float" office:value="330" calcext:value-type="float">
            <text:p>33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3100" calcext:value-type="float">
            <text:p>6923100</text:p>
          </table:table-cell>
          <table:table-cell office:value-type="float" office:value="62.4409" calcext:value-type="float">
            <text:p>62.4409</text:p>
          </table:table-cell>
          <table:table-cell office:value-type="float" office:value="8.9167" calcext:value-type="float">
            <text:p>8.9167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186" calcext:value-type="float">
            <text:p>8.9186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186" calcext:value-type="float">
            <text:p>8.9186</text:p>
          </table:table-cell>
          <table:table-cell office:value-type="float" office:value="298" calcext:value-type="float">
            <text:p>29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5" calcext:value-type="float">
            <text:p>62.4535</text:p>
          </table:table-cell>
          <table:table-cell office:value-type="float" office:value="8.9205" calcext:value-type="float">
            <text:p>8.9205</text:p>
          </table:table-cell>
          <table:table-cell office:value-type="float" office:value="281" calcext:value-type="float">
            <text:p>28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5" calcext:value-type="float">
            <text:p>62.4535</text:p>
          </table:table-cell>
          <table:table-cell office:value-type="float" office:value="8.9205" calcext:value-type="float">
            <text:p>8.9205</text:p>
          </table:table-cell>
          <table:table-cell office:value-type="float" office:value="324" calcext:value-type="float">
            <text:p>32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9089" calcext:value-type="float">
            <text:p>8.9089</text:p>
          </table:table-cell>
          <table:table-cell office:value-type="float" office:value="292" calcext:value-type="float">
            <text:p>29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8.9089" calcext:value-type="float">
            <text:p>8.9089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6" calcext:value-type="float">
            <text:p>62.4606</text:p>
          </table:table-cell>
          <table:table-cell office:value-type="float" office:value="8.9128" calcext:value-type="float">
            <text:p>8.9128</text:p>
          </table:table-cell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9186" calcext:value-type="float">
            <text:p>8.918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205" calcext:value-type="float">
            <text:p>8.9205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05" calcext:value-type="float">
            <text:p>8.9050</text:p>
          </table:table-cell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05" calcext:value-type="float">
            <text:p>8.90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05" calcext:value-type="float">
            <text:p>8.90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05" calcext:value-type="float">
            <text:p>8.9050</text:p>
          </table:table-cell>
          <table:table-cell office:value-type="float" office:value="312" calcext:value-type="float">
            <text:p>3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000" calcext:value-type="float">
            <text:p>4950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9031" calcext:value-type="float">
            <text:p>8.9031</text:p>
          </table:table-cell>
          <table:table-cell office:value-type="float" office:value="207" calcext:value-type="float">
            <text:p>20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6" calcext:value-type="float">
            <text:p>62.4606</text:p>
          </table:table-cell>
          <table:table-cell office:value-type="float" office:value="8.907" calcext:value-type="float">
            <text:p>8.9070</text:p>
          </table:table-cell>
          <table:table-cell office:value-type="float" office:value="295" calcext:value-type="float">
            <text:p>29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5400" calcext:value-type="float">
            <text:p>6925400</text:p>
          </table:table-cell>
          <table:table-cell office:value-type="float" office:value="62.4615" calcext:value-type="float">
            <text:p>62.4615</text:p>
          </table:table-cell>
          <table:table-cell office:value-type="float" office:value="8.9089" calcext:value-type="float">
            <text:p>8.9089</text:p>
          </table:table-cell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089" calcext:value-type="float">
            <text:p>8.9089</text:p>
          </table:table-cell>
          <table:table-cell office:value-type="float" office:value="309" calcext:value-type="float">
            <text:p>30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9108" calcext:value-type="float">
            <text:p>8.9108</text:p>
          </table:table-cell>
          <table:table-cell office:value-type="float" office:value="336" calcext:value-type="float">
            <text:p>33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128" calcext:value-type="float">
            <text:p>8.9128</text:p>
          </table:table-cell>
          <table:table-cell office:value-type="float" office:value="347" calcext:value-type="float">
            <text:p>34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128" calcext:value-type="float">
            <text:p>8.912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128" calcext:value-type="float">
            <text:p>8.9128</text:p>
          </table:table-cell>
          <table:table-cell office:value-type="float" office:value="315" calcext:value-type="float">
            <text:p>31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9128" calcext:value-type="float">
            <text:p>8.9128</text:p>
          </table:table-cell>
          <table:table-cell office:value-type="float" office:value="304" calcext:value-type="float">
            <text:p>30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9147" calcext:value-type="float">
            <text:p>8.914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62.4669" calcext:value-type="float">
            <text:p>62.4669</text:p>
          </table:table-cell>
          <table:table-cell office:value-type="float" office:value="8.9069" calcext:value-type="float">
            <text:p>8.9069</text:p>
          </table:table-cell>
          <table:table-cell office:value-type="float" office:value="195" calcext:value-type="float">
            <text:p>19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9089" calcext:value-type="float">
            <text:p>8.9089</text:p>
          </table:table-cell>
          <table:table-cell office:value-type="float" office:value="354" calcext:value-type="float">
            <text:p>35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9108" calcext:value-type="float">
            <text:p>8.9108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9089" calcext:value-type="float">
            <text:p>8.9089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069" calcext:value-type="float">
            <text:p>8.906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147" calcext:value-type="float">
            <text:p>8.914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147" calcext:value-type="float">
            <text:p>8.9147</text:p>
          </table:table-cell>
          <table:table-cell office:value-type="float" office:value="306" calcext:value-type="float">
            <text:p>30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108" calcext:value-type="float">
            <text:p>8.910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108" calcext:value-type="float">
            <text:p>8.9108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069" calcext:value-type="float">
            <text:p>8.9069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62.4669" calcext:value-type="float">
            <text:p>62.4669</text:p>
          </table:table-cell>
          <table:table-cell office:value-type="float" office:value="8.9069" calcext:value-type="float">
            <text:p>8.9069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05" calcext:value-type="float">
            <text:p>8.905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05" calcext:value-type="float">
            <text:p>8.9050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05" calcext:value-type="float">
            <text:p>8.905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9127" calcext:value-type="float">
            <text:p>8.9127</text:p>
          </table:table-cell>
          <table:table-cell office:value-type="float" office:value="349" calcext:value-type="float">
            <text:p>34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9108" calcext:value-type="float">
            <text:p>8.9108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185" calcext:value-type="float">
            <text:p>8.918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147" calcext:value-type="float">
            <text:p>8.914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147" calcext:value-type="float">
            <text:p>8.9147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05" calcext:value-type="float">
            <text:p>8.905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108" calcext:value-type="float">
            <text:p>8.9108</text:p>
          </table:table-cell>
          <table:table-cell office:value-type="float" office:value="315" calcext:value-type="float">
            <text:p>31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108" calcext:value-type="float">
            <text:p>8.9108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108" calcext:value-type="float">
            <text:p>8.9108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4" calcext:value-type="float">
            <text:p>62.4804</text:p>
          </table:table-cell>
          <table:table-cell office:value-type="float" office:value="8.9166" calcext:value-type="float">
            <text:p>8.9166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1" calcext:value-type="float">
            <text:p>62.4831</text:p>
          </table:table-cell>
          <table:table-cell office:value-type="float" office:value="8.9127" calcext:value-type="float">
            <text:p>8.9127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9205" calcext:value-type="float">
            <text:p>8.920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166" calcext:value-type="float">
            <text:p>8.9166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7" calcext:value-type="float">
            <text:p>62.4867</text:p>
          </table:table-cell>
          <table:table-cell office:value-type="float" office:value="8.9205" calcext:value-type="float">
            <text:p>8.9205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8900" calcext:value-type="float">
            <text:p>6928900</text:p>
          </table:table-cell>
          <table:table-cell office:value-type="float" office:value="62.4929" calcext:value-type="float">
            <text:p>62.4929</text:p>
          </table:table-cell>
          <table:table-cell office:value-type="float" office:value="8.9049" calcext:value-type="float">
            <text:p>8.904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8900" calcext:value-type="float">
            <text:p>6928900</text:p>
          </table:table-cell>
          <table:table-cell office:value-type="float" office:value="62.493" calcext:value-type="float">
            <text:p>62.4930</text:p>
          </table:table-cell>
          <table:table-cell office:value-type="float" office:value="8.9127" calcext:value-type="float">
            <text:p>8.912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8900" calcext:value-type="float">
            <text:p>6928900</text:p>
          </table:table-cell>
          <table:table-cell office:value-type="float" office:value="62.493" calcext:value-type="float">
            <text:p>62.4930</text:p>
          </table:table-cell>
          <table:table-cell office:value-type="float" office:value="8.9127" calcext:value-type="float">
            <text:p>8.9127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8.9166" calcext:value-type="float">
            <text:p>8.916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8.9185" calcext:value-type="float">
            <text:p>8.918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9400" calcext:value-type="float">
            <text:p>6929400</text:p>
          </table:table-cell>
          <table:table-cell office:value-type="float" office:value="62.4974" calcext:value-type="float">
            <text:p>62.4974</text:p>
          </table:table-cell>
          <table:table-cell office:value-type="float" office:value="8.9107" calcext:value-type="float">
            <text:p>8.910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4" calcext:value-type="float">
            <text:p>62.3754</text:p>
          </table:table-cell>
          <table:table-cell office:value-type="float" office:value="8.9362" calcext:value-type="float">
            <text:p>8.936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381" calcext:value-type="float">
            <text:p>8.9381</text:p>
          </table:table-cell>
          <table:table-cell office:value-type="float" office:value="254" calcext:value-type="float">
            <text:p>25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16500" calcext:value-type="float">
            <text:p>6916500</text:p>
          </table:table-cell>
          <table:table-cell office:value-type="float" office:value="62.3817" calcext:value-type="float">
            <text:p>62.3817</text:p>
          </table:table-cell>
          <table:table-cell office:value-type="float" office:value="8.9265" calcext:value-type="float">
            <text:p>8.9265</text:p>
          </table:table-cell>
          <table:table-cell office:value-type="float" office:value="263" calcext:value-type="float">
            <text:p>26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246" calcext:value-type="float">
            <text:p>8.924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2.3799" calcext:value-type="float">
            <text:p>62.3799</text:p>
          </table:table-cell>
          <table:table-cell office:value-type="float" office:value="8.9246" calcext:value-type="float">
            <text:p>8.9246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8.94" calcext:value-type="float">
            <text:p>8.9400</text:p>
          </table:table-cell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8.94" calcext:value-type="float">
            <text:p>8.940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79" calcext:value-type="float">
            <text:p>62.3879</text:p>
          </table:table-cell>
          <table:table-cell office:value-type="float" office:value="8.9246" calcext:value-type="float">
            <text:p>8.924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79" calcext:value-type="float">
            <text:p>62.3879</text:p>
          </table:table-cell>
          <table:table-cell office:value-type="float" office:value="8.9285" calcext:value-type="float">
            <text:p>8.92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304" calcext:value-type="float">
            <text:p>8.930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4" calcext:value-type="float">
            <text:p>8.94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=970,1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381" calcext:value-type="float">
            <text:p>8.938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381" calcext:value-type="float">
            <text:p>8.9381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284" calcext:value-type="float">
            <text:p>8.928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323" calcext:value-type="float">
            <text:p>8.932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323" calcext:value-type="float">
            <text:p>8.9323</text:p>
          </table:table-cell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304" calcext:value-type="float">
            <text:p>8.930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8100" calcext:value-type="float">
            <text:p>6918100</text:p>
          </table:table-cell>
          <table:table-cell office:value-type="float" office:value="62.396" calcext:value-type="float">
            <text:p>62.3960</text:p>
          </table:table-cell>
          <table:table-cell office:value-type="float" office:value="8.9284" calcext:value-type="float">
            <text:p>8.928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9323" calcext:value-type="float">
            <text:p>8.932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284" calcext:value-type="float">
            <text:p>8.928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19300" calcext:value-type="float">
            <text:p>6919300</text:p>
          </table:table-cell>
          <table:table-cell office:value-type="float" office:value="62.4068" calcext:value-type="float">
            <text:p>62.4068</text:p>
          </table:table-cell>
          <table:table-cell office:value-type="float" office:value="8.9245" calcext:value-type="float">
            <text:p>8.924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2" calcext:value-type="float">
            <text:p>62.4212</text:p>
          </table:table-cell>
          <table:table-cell office:value-type="float" office:value="8.9245" calcext:value-type="float">
            <text:p>8.924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9" calcext:value-type="float">
            <text:p>62.4149</text:p>
          </table:table-cell>
          <table:table-cell office:value-type="float" office:value="8.9381" calcext:value-type="float">
            <text:p>8.9381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303" calcext:value-type="float">
            <text:p>8.930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303" calcext:value-type="float">
            <text:p>8.930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303" calcext:value-type="float">
            <text:p>8.930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264" calcext:value-type="float">
            <text:p>8.926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245" calcext:value-type="float">
            <text:p>8.924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1" calcext:value-type="float">
            <text:p>62.4221</text:p>
          </table:table-cell>
          <table:table-cell office:value-type="float" office:value="8.9264" calcext:value-type="float">
            <text:p>8.926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322" calcext:value-type="float">
            <text:p>8.932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245" calcext:value-type="float">
            <text:p>8.924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38" calcext:value-type="float">
            <text:p>8.938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342" calcext:value-type="float">
            <text:p>8.934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342" calcext:value-type="float">
            <text:p>8.934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342" calcext:value-type="float">
            <text:p>8.934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303" calcext:value-type="float">
            <text:p>8.930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264" calcext:value-type="float">
            <text:p>8.926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225" calcext:value-type="float">
            <text:p>8.92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225" calcext:value-type="float">
            <text:p>8.922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361" calcext:value-type="float">
            <text:p>8.936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2600" calcext:value-type="float">
            <text:p>6922600</text:p>
          </table:table-cell>
          <table:table-cell office:value-type="float" office:value="62.4364" calcext:value-type="float">
            <text:p>62.4364</text:p>
          </table:table-cell>
          <table:table-cell office:value-type="float" office:value="8.9264" calcext:value-type="float">
            <text:p>8.9264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9303" calcext:value-type="float">
            <text:p>8.9303</text:p>
          </table:table-cell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1" calcext:value-type="float">
            <text:p>62.4391</text:p>
          </table:table-cell>
          <table:table-cell office:value-type="float" office:value="8.9341" calcext:value-type="float">
            <text:p>8.934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9361" calcext:value-type="float">
            <text:p>8.936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94" calcext:value-type="float">
            <text:p>8.940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322" calcext:value-type="float">
            <text:p>8.932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244" calcext:value-type="float">
            <text:p>8.9244</text:p>
          </table:table-cell>
          <table:table-cell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283" calcext:value-type="float">
            <text:p>8.9283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9361" calcext:value-type="float">
            <text:p>8.9361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4400" calcext:value-type="float">
            <text:p>6924400</text:p>
          </table:table-cell>
          <table:table-cell office:value-type="float" office:value="62.4526" calcext:value-type="float">
            <text:p>62.4526</text:p>
          </table:table-cell>
          <table:table-cell office:value-type="float" office:value="8.938" calcext:value-type="float">
            <text:p>8.938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244" calcext:value-type="float">
            <text:p>8.924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263" calcext:value-type="float">
            <text:p>8.9263</text:p>
          </table:table-cell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263" calcext:value-type="float">
            <text:p>8.9263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225" calcext:value-type="float">
            <text:p>8.922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225" calcext:value-type="float">
            <text:p>8.9225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225" calcext:value-type="float">
            <text:p>8.9225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225" calcext:value-type="float">
            <text:p>8.9225</text:p>
          </table:table-cell>
          <table:table-cell office:value-type="float" office:value="259" calcext:value-type="float">
            <text:p>25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225" calcext:value-type="float">
            <text:p>8.9225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225" calcext:value-type="float">
            <text:p>8.9225</text:p>
          </table:table-cell>
          <table:table-cell office:value-type="float" office:value="350" calcext:value-type="float">
            <text:p>35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8.9263" calcext:value-type="float">
            <text:p>8.9263</text:p>
          </table:table-cell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21" calcext:value-type="float">
            <text:p>8.932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21" calcext:value-type="float">
            <text:p>8.9321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21" calcext:value-type="float">
            <text:p>8.932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41" calcext:value-type="float">
            <text:p>8.9341</text:p>
          </table:table-cell>
          <table:table-cell office:value-type="float" office:value="309" calcext:value-type="float">
            <text:p>30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41" calcext:value-type="float">
            <text:p>8.934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321" calcext:value-type="float">
            <text:p>8.932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283" calcext:value-type="float">
            <text:p>8.928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283" calcext:value-type="float">
            <text:p>8.9283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9321" calcext:value-type="float">
            <text:p>8.932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9321" calcext:value-type="float">
            <text:p>8.9321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9321" calcext:value-type="float">
            <text:p>8.932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200" calcext:value-type="float">
            <text:p>6926200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8.9321" calcext:value-type="float">
            <text:p>8.932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21" calcext:value-type="float">
            <text:p>8.9321</text:p>
          </table:table-cell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21" calcext:value-type="float">
            <text:p>8.9321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41" calcext:value-type="float">
            <text:p>8.934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41" calcext:value-type="float">
            <text:p>8.934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9379" calcext:value-type="float">
            <text:p>8.937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379" calcext:value-type="float">
            <text:p>8.9379</text:p>
          </table:table-cell>
          <table:table-cell office:value-type="float" office:value="343" calcext:value-type="float">
            <text:p>34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379" calcext:value-type="float">
            <text:p>8.9379</text:p>
          </table:table-cell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379" calcext:value-type="float">
            <text:p>8.9379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379" calcext:value-type="float">
            <text:p>8.9379</text:p>
          </table:table-cell>
          <table:table-cell office:value-type="float" office:value="311" calcext:value-type="float">
            <text:p>3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379" calcext:value-type="float">
            <text:p>8.9379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341" calcext:value-type="float">
            <text:p>8.9341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9263" calcext:value-type="float">
            <text:p>8.9263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224" calcext:value-type="float">
            <text:p>8.922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244" calcext:value-type="float">
            <text:p>8.924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244" calcext:value-type="float">
            <text:p>8.9244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399" calcext:value-type="float">
            <text:p>8.939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399" calcext:value-type="float">
            <text:p>8.939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399" calcext:value-type="float">
            <text:p>8.939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399" calcext:value-type="float">
            <text:p>8.9399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399" calcext:value-type="float">
            <text:p>8.939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379" calcext:value-type="float">
            <text:p>8.9379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379" calcext:value-type="float">
            <text:p>8.937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79" calcext:value-type="float">
            <text:p>8.9379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79" calcext:value-type="float">
            <text:p>8.937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79" calcext:value-type="float">
            <text:p>8.9379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9399" calcext:value-type="float">
            <text:p>8.9399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9399" calcext:value-type="float">
            <text:p>8.939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9399" calcext:value-type="float">
            <text:p>8.939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6" calcext:value-type="float">
            <text:p>8.9360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4" calcext:value-type="float">
            <text:p>62.4804</text:p>
          </table:table-cell>
          <table:table-cell office:value-type="float" office:value="8.9282" calcext:value-type="float">
            <text:p>8.9282</text:p>
          </table:table-cell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1" calcext:value-type="float">
            <text:p>62.4831</text:p>
          </table:table-cell>
          <table:table-cell office:value-type="float" office:value="8.9321" calcext:value-type="float">
            <text:p>8.9321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4" calcext:value-type="float">
            <text:p>62.4840</text:p>
          </table:table-cell>
          <table:table-cell office:value-type="float" office:value="8.9379" calcext:value-type="float">
            <text:p>8.9379</text:p>
          </table:table-cell>
          <table:table-cell office:value-type="float" office:value="184" calcext:value-type="float">
            <text:p>1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7" calcext:value-type="float">
            <text:p>62.4867</text:p>
          </table:table-cell>
          <table:table-cell office:value-type="float" office:value="8.9399" calcext:value-type="float">
            <text:p>8.9399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7" calcext:value-type="float">
            <text:p>62.4867</text:p>
          </table:table-cell>
          <table:table-cell office:value-type="float" office:value="8.9224" calcext:value-type="float">
            <text:p>8.9224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8.9301" calcext:value-type="float">
            <text:p>8.9301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301" calcext:value-type="float">
            <text:p>8.9301</text:p>
          </table:table-cell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34" calcext:value-type="float">
            <text:p>8.9340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5" calcext:value-type="float">
            <text:p>62.4885</text:p>
          </table:table-cell>
          <table:table-cell office:value-type="float" office:value="8.936" calcext:value-type="float">
            <text:p>8.936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2.4939" calcext:value-type="float">
            <text:p>62.4939</text:p>
          </table:table-cell>
          <table:table-cell office:value-type="float" office:value="8.9321" calcext:value-type="float">
            <text:p>8.9321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9200" calcext:value-type="float">
            <text:p>6929200</text:p>
          </table:table-cell>
          <table:table-cell office:value-type="float" office:value="62.4957" calcext:value-type="float">
            <text:p>62.4957</text:p>
          </table:table-cell>
          <table:table-cell office:value-type="float" office:value="8.934" calcext:value-type="float">
            <text:p>8.934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6" calcext:value-type="float">
            <text:p>62.4966</text:p>
          </table:table-cell>
          <table:table-cell office:value-type="float" office:value="8.9379" calcext:value-type="float">
            <text:p>8.9379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6" calcext:value-type="float">
            <text:p>62.4966</text:p>
          </table:table-cell>
          <table:table-cell office:value-type="float" office:value="8.9301" calcext:value-type="float">
            <text:p>8.930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2.4939" calcext:value-type="float">
            <text:p>62.4939</text:p>
          </table:table-cell>
          <table:table-cell office:value-type="float" office:value="8.9282" calcext:value-type="float">
            <text:p>8.928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15700" calcext:value-type="float">
            <text:p>6915700</text:p>
          </table:table-cell>
          <table:table-cell office:value-type="float" office:value="62.3745" calcext:value-type="float">
            <text:p>62.3745</text:p>
          </table:table-cell>
          <table:table-cell office:value-type="float" office:value="8.9439" calcext:value-type="float">
            <text:p>8.943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3" calcext:value-type="float">
            <text:p>62.3853</text:p>
          </table:table-cell>
          <table:table-cell office:value-type="float" office:value="8.9575" calcext:value-type="float">
            <text:p>8.957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439" calcext:value-type="float">
            <text:p>8.9439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439" calcext:value-type="float">
            <text:p>8.943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8" calcext:value-type="float">
            <text:p>62.3880</text:p>
          </table:table-cell>
          <table:table-cell office:value-type="float" office:value="8.9536" calcext:value-type="float">
            <text:p>8.953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6" calcext:value-type="float">
            <text:p>62.3906</text:p>
          </table:table-cell>
          <table:table-cell office:value-type="float" office:value="8.9517" calcext:value-type="float">
            <text:p>8.951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516" calcext:value-type="float">
            <text:p>8.951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8" calcext:value-type="float">
            <text:p>62.3880</text:p>
          </table:table-cell>
          <table:table-cell office:value-type="float" office:value="8.9459" calcext:value-type="float">
            <text:p>8.945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594" calcext:value-type="float">
            <text:p>8.9594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3" calcext:value-type="float">
            <text:p>62.4023</text:p>
          </table:table-cell>
          <table:table-cell office:value-type="float" office:value="8.9594" calcext:value-type="float">
            <text:p>8.9594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594" calcext:value-type="float">
            <text:p>8.959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=980,18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497" calcext:value-type="float">
            <text:p>8.949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478" calcext:value-type="float">
            <text:p>8.947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458" calcext:value-type="float">
            <text:p>8.94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4" calcext:value-type="float">
            <text:p>62.4104</text:p>
          </table:table-cell>
          <table:table-cell office:value-type="float" office:value="8.9574" calcext:value-type="float">
            <text:p>8.957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535" calcext:value-type="float">
            <text:p>8.953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8.9574" calcext:value-type="float">
            <text:p>8.957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477" calcext:value-type="float">
            <text:p>8.947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497" calcext:value-type="float">
            <text:p>8.949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535" calcext:value-type="float">
            <text:p>8.953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555" calcext:value-type="float">
            <text:p>8.955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8" calcext:value-type="float">
            <text:p>62.4158</text:p>
          </table:table-cell>
          <table:table-cell office:value-type="float" office:value="8.9555" calcext:value-type="float">
            <text:p>8.9555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8" calcext:value-type="float">
            <text:p>62.4248</text:p>
          </table:table-cell>
          <table:table-cell office:value-type="float" office:value="8.9419" calcext:value-type="float">
            <text:p>8.941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9458" calcext:value-type="float">
            <text:p>8.945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9458" calcext:value-type="float">
            <text:p>8.945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9516" calcext:value-type="float">
            <text:p>8.9516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477" calcext:value-type="float">
            <text:p>8.9477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555" calcext:value-type="float">
            <text:p>8.955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7" calcext:value-type="float">
            <text:p>62.4257</text:p>
          </table:table-cell>
          <table:table-cell office:value-type="float" office:value="8.9477" calcext:value-type="float">
            <text:p>8.947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477" calcext:value-type="float">
            <text:p>8.9477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593" calcext:value-type="float">
            <text:p>8.9593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9574" calcext:value-type="float">
            <text:p>8.9574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9535" calcext:value-type="float">
            <text:p>8.9535</text:p>
          </table:table-cell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8" calcext:value-type="float">
            <text:p>62.4418</text:p>
          </table:table-cell>
          <table:table-cell office:value-type="float" office:value="8.9516" calcext:value-type="float">
            <text:p>8.9516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3300" calcext:value-type="float">
            <text:p>6923300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8.9496" calcext:value-type="float">
            <text:p>8.9496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23800" calcext:value-type="float">
            <text:p>6923800</text:p>
          </table:table-cell>
          <table:table-cell office:value-type="float" office:value="62.4472" calcext:value-type="float">
            <text:p>62.4472</text:p>
          </table:table-cell>
          <table:table-cell office:value-type="float" office:value="8.9419" calcext:value-type="float">
            <text:p>8.94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438" calcext:value-type="float">
            <text:p>8.9438</text:p>
          </table:table-cell>
          <table:table-cell office:value-type="float" office:value="311" calcext:value-type="float">
            <text:p>311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516" calcext:value-type="float">
            <text:p>8.9516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8" calcext:value-type="float">
            <text:p>62.4508</text:p>
          </table:table-cell>
          <table:table-cell office:value-type="float" office:value="8.9574" calcext:value-type="float">
            <text:p>8.957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5" calcext:value-type="float">
            <text:p>62.4535</text:p>
          </table:table-cell>
          <table:table-cell office:value-type="float" office:value="8.9593" calcext:value-type="float">
            <text:p>8.9593</text:p>
          </table:table-cell>
          <table:table-cell office:value-type="float" office:value="354" calcext:value-type="float">
            <text:p>3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2.449" calcext:value-type="float">
            <text:p>62.4490</text:p>
          </table:table-cell>
          <table:table-cell office:value-type="float" office:value="8.9438" calcext:value-type="float">
            <text:p>8.943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7" calcext:value-type="float">
            <text:p>62.4517</text:p>
          </table:table-cell>
          <table:table-cell office:value-type="float" office:value="8.9477" calcext:value-type="float">
            <text:p>8.9477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574" calcext:value-type="float">
            <text:p>8.9574</text:p>
          </table:table-cell>
          <table:table-cell office:value-type="float" office:value="333" calcext:value-type="float">
            <text:p>33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438" calcext:value-type="float">
            <text:p>8.943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office:value-type="float" office:value="346" calcext:value-type="float">
            <text:p>34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8" calcext:value-type="float">
            <text:p>62.4598</text:p>
          </table:table-cell>
          <table:table-cell office:value-type="float" office:value="8.9593" calcext:value-type="float">
            <text:p>8.959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4" calcext:value-type="float">
            <text:p>62.4634</text:p>
          </table:table-cell>
          <table:table-cell office:value-type="float" office:value="8.9573" calcext:value-type="float">
            <text:p>8.9573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515" calcext:value-type="float">
            <text:p>8.9515</text:p>
          </table:table-cell>
          <table:table-cell office:value-type="float" office:value="348" calcext:value-type="float">
            <text:p>34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515" calcext:value-type="float">
            <text:p>8.9515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9476" calcext:value-type="float">
            <text:p>8.9476</text:p>
          </table:table-cell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496" calcext:value-type="float">
            <text:p>8.9496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438" calcext:value-type="float">
            <text:p>8.943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515" calcext:value-type="float">
            <text:p>8.951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515" calcext:value-type="float">
            <text:p>8.9515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573" calcext:value-type="float">
            <text:p>8.9573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496" calcext:value-type="float">
            <text:p>8.9496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476" calcext:value-type="float">
            <text:p>8.9476</text:p>
          </table:table-cell>
          <table:table-cell office:value-type="float" office:value="353" calcext:value-type="float">
            <text:p>35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476" calcext:value-type="float">
            <text:p>8.9476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1" calcext:value-type="float">
            <text:p>62.4831</text:p>
          </table:table-cell>
          <table:table-cell office:value-type="float" office:value="8.9457" calcext:value-type="float">
            <text:p>8.9457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1" calcext:value-type="float">
            <text:p>62.4831</text:p>
          </table:table-cell>
          <table:table-cell office:value-type="float" office:value="8.9457" calcext:value-type="float">
            <text:p>8.9457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476" calcext:value-type="float">
            <text:p>8.9476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496" calcext:value-type="float">
            <text:p>8.9496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515" calcext:value-type="float">
            <text:p>8.9515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9437" calcext:value-type="float">
            <text:p>8.9437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457" calcext:value-type="float">
            <text:p>8.9457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496" calcext:value-type="float">
            <text:p>8.9496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5" calcext:value-type="float">
            <text:p>62.4885</text:p>
          </table:table-cell>
          <table:table-cell office:value-type="float" office:value="8.9496" calcext:value-type="float">
            <text:p>8.949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437" calcext:value-type="float">
            <text:p>8.9437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2.4939" calcext:value-type="float">
            <text:p>62.4939</text:p>
          </table:table-cell>
          <table:table-cell office:value-type="float" office:value="8.9495" calcext:value-type="float">
            <text:p>8.9495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2.4939" calcext:value-type="float">
            <text:p>62.4939</text:p>
          </table:table-cell>
          <table:table-cell office:value-type="float" office:value="8.9437" calcext:value-type="float">
            <text:p>8.9437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9200" calcext:value-type="float">
            <text:p>6929200</text:p>
          </table:table-cell>
          <table:table-cell office:value-type="float" office:value="62.4957" calcext:value-type="float">
            <text:p>62.4957</text:p>
          </table:table-cell>
          <table:table-cell office:value-type="float" office:value="8.9457" calcext:value-type="float">
            <text:p>8.9457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9800" calcext:value-type="float">
            <text:p>6929800</text:p>
          </table:table-cell>
          <table:table-cell office:value-type="float" office:value="62.501" calcext:value-type="float">
            <text:p>62.5010</text:p>
          </table:table-cell>
          <table:table-cell office:value-type="float" office:value="8.9476" calcext:value-type="float">
            <text:p>8.9476</text:p>
          </table:table-cell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9800" calcext:value-type="float">
            <text:p>6929800</text:p>
          </table:table-cell>
          <table:table-cell office:value-type="float" office:value="62.501" calcext:value-type="float">
            <text:p>62.5010</text:p>
          </table:table-cell>
          <table:table-cell office:value-type="float" office:value="8.9476" calcext:value-type="float">
            <text:p>8.9476</text:p>
          </table:table-cell>
          <table:table-cell office:value-type="float" office:value="215" calcext:value-type="float">
            <text:p>21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9800" calcext:value-type="float">
            <text:p>6929800</text:p>
          </table:table-cell>
          <table:table-cell office:value-type="float" office:value="62.501" calcext:value-type="float">
            <text:p>62.5010</text:p>
          </table:table-cell>
          <table:table-cell office:value-type="float" office:value="8.9456" calcext:value-type="float">
            <text:p>8.9456</text:p>
          </table:table-cell>
          <table:table-cell office:value-type="float" office:value="202" calcext:value-type="float">
            <text:p>20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9800" calcext:value-type="float">
            <text:p>6929800</text:p>
          </table:table-cell>
          <table:table-cell office:value-type="float" office:value="62.501" calcext:value-type="float">
            <text:p>62.5010</text:p>
          </table:table-cell>
          <table:table-cell office:value-type="float" office:value="8.9495" calcext:value-type="float">
            <text:p>8.9495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9100" calcext:value-type="float">
            <text:p>6929100</text:p>
          </table:table-cell>
          <table:table-cell office:value-type="float" office:value="62.4948" calcext:value-type="float">
            <text:p>62.4948</text:p>
          </table:table-cell>
          <table:table-cell office:value-type="float" office:value="8.9592" calcext:value-type="float">
            <text:p>8.9592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4" calcext:value-type="float">
            <text:p>62.3754</text:p>
          </table:table-cell>
          <table:table-cell office:value-type="float" office:value="8.9749" calcext:value-type="float">
            <text:p>8.9749</text:p>
          </table:table-cell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15500" calcext:value-type="float">
            <text:p>6915500</text:p>
          </table:table-cell>
          <table:table-cell office:value-type="float" office:value="62.3727" calcext:value-type="float">
            <text:p>62.3727</text:p>
          </table:table-cell>
          <table:table-cell office:value-type="float" office:value="8.9768" calcext:value-type="float">
            <text:p>8.9768</text:p>
          </table:table-cell>
          <table:table-cell office:value-type="float" office:value="258" calcext:value-type="float">
            <text:p>25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15800" calcext:value-type="float">
            <text:p>6915800</text:p>
          </table:table-cell>
          <table:table-cell office:value-type="float" office:value="62.3754" calcext:value-type="float">
            <text:p>62.3754</text:p>
          </table:table-cell>
          <table:table-cell office:value-type="float" office:value="8.9652" calcext:value-type="float">
            <text:p>8.9652</text:p>
          </table:table-cell>
          <table:table-cell office:value-type="float" office:value="248" calcext:value-type="float">
            <text:p>24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71" calcext:value-type="float">
            <text:p>8.971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16500" calcext:value-type="float">
            <text:p>6916500</text:p>
          </table:table-cell>
          <table:table-cell office:value-type="float" office:value="62.3817" calcext:value-type="float">
            <text:p>62.3817</text:p>
          </table:table-cell>
          <table:table-cell office:value-type="float" office:value="8.9729" calcext:value-type="float">
            <text:p>8.9729</text:p>
          </table:table-cell>
          <table:table-cell office:value-type="float" office:value="278" calcext:value-type="float">
            <text:p>27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1" calcext:value-type="float">
            <text:p>62.3781</text:p>
          </table:table-cell>
          <table:table-cell office:value-type="float" office:value="8.971" calcext:value-type="float">
            <text:p>8.9710</text:p>
          </table:table-cell>
          <table:table-cell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1" calcext:value-type="float">
            <text:p>62.3781</text:p>
          </table:table-cell>
          <table:table-cell office:value-type="float" office:value="8.9633" calcext:value-type="float">
            <text:p>8.9633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1" calcext:value-type="float">
            <text:p>62.3781</text:p>
          </table:table-cell>
          <table:table-cell office:value-type="float" office:value="8.9633" calcext:value-type="float">
            <text:p>8.963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5" calcext:value-type="float">
            <text:p>62.3915</text:p>
          </table:table-cell>
          <table:table-cell office:value-type="float" office:value="8.9671" calcext:value-type="float">
            <text:p>8.96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5" calcext:value-type="float">
            <text:p>62.3915</text:p>
          </table:table-cell>
          <table:table-cell office:value-type="float" office:value="8.9671" calcext:value-type="float">
            <text:p>8.967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8" calcext:value-type="float">
            <text:p>62.3898</text:p>
          </table:table-cell>
          <table:table-cell office:value-type="float" office:value="8.9691" calcext:value-type="float">
            <text:p>8.969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1" calcext:value-type="float">
            <text:p>62.3871</text:p>
          </table:table-cell>
          <table:table-cell office:value-type="float" office:value="8.971" calcext:value-type="float">
            <text:p>8.971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18000" calcext:value-type="float">
            <text:p>6918000</text:p>
          </table:table-cell>
          <table:table-cell office:value-type="float" office:value="62.3951" calcext:value-type="float">
            <text:p>62.3951</text:p>
          </table:table-cell>
          <table:table-cell office:value-type="float" office:value="8.9787" calcext:value-type="float">
            <text:p>8.978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9768" calcext:value-type="float">
            <text:p>8.9768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729" calcext:value-type="float">
            <text:p>8.9729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748" calcext:value-type="float">
            <text:p>8.974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69" calcext:value-type="float">
            <text:p>8.969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1" calcext:value-type="float">
            <text:p>62.4041</text:p>
          </table:table-cell>
          <table:table-cell office:value-type="float" office:value="8.969" calcext:value-type="float">
            <text:p>8.969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9729" calcext:value-type="float">
            <text:p>8.9729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9600" calcext:value-type="float">
            <text:p>6919600</text:p>
          </table:table-cell>
          <table:table-cell office:value-type="float" office:value="62.4095" calcext:value-type="float">
            <text:p>62.4095</text:p>
          </table:table-cell>
          <table:table-cell office:value-type="float" office:value="8.969" calcext:value-type="float">
            <text:p>8.9690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0000" calcext:value-type="float">
            <text:p>6920000</text:p>
          </table:table-cell>
          <table:table-cell office:value-type="float" office:value="62.4131" calcext:value-type="float">
            <text:p>62.4131</text:p>
          </table:table-cell>
          <table:table-cell office:value-type="float" office:value="8.9632" calcext:value-type="float">
            <text:p>8.9632</text:p>
          </table:table-cell>
          <table:table-cell office:value-type="float" office:value="344" calcext:value-type="float">
            <text:p>34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8" calcext:value-type="float">
            <text:p>62.4158</text:p>
          </table:table-cell>
          <table:table-cell office:value-type="float" office:value="8.9652" calcext:value-type="float">
            <text:p>8.965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671" calcext:value-type="float">
            <text:p>8.967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613" calcext:value-type="float">
            <text:p>8.9613</text:p>
          </table:table-cell>
          <table:table-cell office:value-type="float" office:value="343" calcext:value-type="float">
            <text:p>34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787" calcext:value-type="float">
            <text:p>8.978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748" calcext:value-type="float">
            <text:p>8.974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748" calcext:value-type="float">
            <text:p>8.9748</text:p>
          </table:table-cell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8" calcext:value-type="float">
            <text:p>62.4158</text:p>
          </table:table-cell>
          <table:table-cell office:value-type="float" office:value="8.9652" calcext:value-type="float">
            <text:p>8.965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8" calcext:value-type="float">
            <text:p>62.4158</text:p>
          </table:table-cell>
          <table:table-cell office:value-type="float" office:value="8.9652" calcext:value-type="float">
            <text:p>8.965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9" calcext:value-type="float">
            <text:p>62.4149</text:p>
          </table:table-cell>
          <table:table-cell office:value-type="float" office:value="8.9671" calcext:value-type="float">
            <text:p>8.9671</text:p>
          </table:table-cell>
          <table:table-cell office:value-type="float" office:value="304" calcext:value-type="float">
            <text:p>30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4" calcext:value-type="float">
            <text:p>62.4140</text:p>
          </table:table-cell>
          <table:table-cell office:value-type="float" office:value="8.9729" calcext:value-type="float">
            <text:p>8.972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787" calcext:value-type="float">
            <text:p>8.9787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748" calcext:value-type="float">
            <text:p>8.9748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69" calcext:value-type="float">
            <text:p>8.969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69" calcext:value-type="float">
            <text:p>8.9690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69" calcext:value-type="float">
            <text:p>8.969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69" calcext:value-type="float">
            <text:p>8.96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9" calcext:value-type="float">
            <text:p>62.4239</text:p>
          </table:table-cell>
          <table:table-cell office:value-type="float" office:value="8.9632" calcext:value-type="float">
            <text:p>8.963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7" calcext:value-type="float">
            <text:p>62.4257</text:p>
          </table:table-cell>
          <table:table-cell office:value-type="float" office:value="8.969" calcext:value-type="float">
            <text:p>8.969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71" calcext:value-type="float">
            <text:p>8.971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787" calcext:value-type="float">
            <text:p>8.9787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787" calcext:value-type="float">
            <text:p>8.9787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787" calcext:value-type="float">
            <text:p>8.978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71" calcext:value-type="float">
            <text:p>8.971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9" calcext:value-type="float">
            <text:p>62.4239</text:p>
          </table:table-cell>
          <table:table-cell office:value-type="float" office:value="8.9652" calcext:value-type="float">
            <text:p>8.965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9" calcext:value-type="float">
            <text:p>62.4239</text:p>
          </table:table-cell>
          <table:table-cell office:value-type="float" office:value="8.9652" calcext:value-type="float">
            <text:p>8.9652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6" calcext:value-type="float">
            <text:p>62.4266</text:p>
          </table:table-cell>
          <table:table-cell office:value-type="float" office:value="8.9787" calcext:value-type="float">
            <text:p>8.9787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8" calcext:value-type="float">
            <text:p>62.4248</text:p>
          </table:table-cell>
          <table:table-cell office:value-type="float" office:value="8.9651" calcext:value-type="float">
            <text:p>8.9651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9651" calcext:value-type="float">
            <text:p>8.965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9651" calcext:value-type="float">
            <text:p>8.965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2100" calcext:value-type="float">
            <text:p>6922100</text:p>
          </table:table-cell>
          <table:table-cell office:value-type="float" office:value="62.4319" calcext:value-type="float">
            <text:p>62.4319</text:p>
          </table:table-cell>
          <table:table-cell office:value-type="float" office:value="8.969" calcext:value-type="float">
            <text:p>8.969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1" calcext:value-type="float">
            <text:p>62.4391</text:p>
          </table:table-cell>
          <table:table-cell office:value-type="float" office:value="8.9787" calcext:value-type="float">
            <text:p>8.9787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9768" calcext:value-type="float">
            <text:p>8.9768</text:p>
          </table:table-cell>
          <table:table-cell office:value-type="float" office:value="189" calcext:value-type="float">
            <text:p>18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7" calcext:value-type="float">
            <text:p>62.4337</text:p>
          </table:table-cell>
          <table:table-cell office:value-type="float" office:value="8.9806" calcext:value-type="float">
            <text:p>8.9806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3300" calcext:value-type="float">
            <text:p>6923300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8.9651" calcext:value-type="float">
            <text:p>8.965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3800" calcext:value-type="float">
            <text:p>6923800</text:p>
          </table:table-cell>
          <table:table-cell office:value-type="float" office:value="62.4472" calcext:value-type="float">
            <text:p>62.4472</text:p>
          </table:table-cell>
          <table:table-cell office:value-type="float" office:value="8.9787" calcext:value-type="float">
            <text:p>8.9787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787" calcext:value-type="float">
            <text:p>8.9787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7" calcext:value-type="float">
            <text:p>62.4607</text:p>
          </table:table-cell>
          <table:table-cell office:value-type="float" office:value="8.9632" calcext:value-type="float">
            <text:p>8.963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5" calcext:value-type="float">
            <text:p>62.4625</text:p>
          </table:table-cell>
          <table:table-cell office:value-type="float" office:value="8.9632" calcext:value-type="float">
            <text:p>8.963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612" calcext:value-type="float">
            <text:p>8.961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7" calcext:value-type="float">
            <text:p>62.4607</text:p>
          </table:table-cell>
          <table:table-cell office:value-type="float" office:value="8.967" calcext:value-type="float">
            <text:p>8.967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612" calcext:value-type="float">
            <text:p>8.9612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612" calcext:value-type="float">
            <text:p>8.9612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632" calcext:value-type="float">
            <text:p>8.9632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632" calcext:value-type="float">
            <text:p>8.9632</text:p>
          </table:table-cell>
          <table:table-cell office:value-type="float" office:value="182" calcext:value-type="float">
            <text:p>18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8.9612" calcext:value-type="float">
            <text:p>8.9612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631" calcext:value-type="float">
            <text:p>8.9631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7700" calcext:value-type="float">
            <text:p>6927700</text:p>
          </table:table-cell>
          <table:table-cell office:value-type="float" office:value="62.4822" calcext:value-type="float">
            <text:p>62.4822</text:p>
          </table:table-cell>
          <table:table-cell office:value-type="float" office:value="8.9631" calcext:value-type="float">
            <text:p>8.9631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4" calcext:value-type="float">
            <text:p>62.4840</text:p>
          </table:table-cell>
          <table:table-cell office:value-type="float" office:value="8.9631" calcext:value-type="float">
            <text:p>8.9631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=981,28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748" calcext:value-type="float">
            <text:p>8.9748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4" calcext:value-type="float">
            <text:p>62.4804</text:p>
          </table:table-cell>
          <table:table-cell office:value-type="float" office:value="8.967" calcext:value-type="float">
            <text:p>8.9670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4" calcext:value-type="float">
            <text:p>62.4840</text:p>
          </table:table-cell>
          <table:table-cell office:value-type="float" office:value="8.9787" calcext:value-type="float">
            <text:p>8.9787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5" calcext:value-type="float">
            <text:p>62.4885</text:p>
          </table:table-cell>
          <table:table-cell office:value-type="float" office:value="8.9651" calcext:value-type="float">
            <text:p>8.965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8800" calcext:value-type="float">
            <text:p>6928800</text:p>
          </table:table-cell>
          <table:table-cell office:value-type="float" office:value="62.4921" calcext:value-type="float">
            <text:p>62.4921</text:p>
          </table:table-cell>
          <table:table-cell office:value-type="float" office:value="8.967" calcext:value-type="float">
            <text:p>8.967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8.9767" calcext:value-type="float">
            <text:p>8.9767</text:p>
          </table:table-cell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9900" calcext:value-type="float">
            <text:p>6929900</text:p>
          </table:table-cell>
          <table:table-cell office:value-type="float" office:value="62.5019" calcext:value-type="float">
            <text:p>62.5019</text:p>
          </table:table-cell>
          <table:table-cell office:value-type="float" office:value="8.9612" calcext:value-type="float">
            <text:p>8.9612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400" calcext:value-type="float">
            <text:p>499400</text:p>
          </table:table-cell>
          <table:table-cell office:value-type="float" office:value="6915500" calcext:value-type="float">
            <text:p>6915500</text:p>
          </table:table-cell>
          <table:table-cell office:value-type="float" office:value="62.3727" calcext:value-type="float">
            <text:p>62.3727</text:p>
          </table:table-cell>
          <table:table-cell office:value-type="float" office:value="8.9884" calcext:value-type="float">
            <text:p>8.9884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9961" calcext:value-type="float">
            <text:p>8.9961</text:p>
          </table:table-cell>
          <table:table-cell office:value-type="float" office:value="304" calcext:value-type="float">
            <text:p>30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2" calcext:value-type="float">
            <text:p>62.3772</text:p>
          </table:table-cell>
          <table:table-cell office:value-type="float" office:value="8.9845" calcext:value-type="float">
            <text:p>8.9845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2" calcext:value-type="float">
            <text:p>62.3772</text:p>
          </table:table-cell>
          <table:table-cell office:value-type="float" office:value="8.9845" calcext:value-type="float">
            <text:p>8.9845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1" calcext:value-type="float">
            <text:p>62.3781</text:p>
          </table:table-cell>
          <table:table-cell office:value-type="float" office:value="8.9845" calcext:value-type="float">
            <text:p>8.9845</text:p>
          </table:table-cell>
          <table:table-cell office:value-type="float" office:value="305" calcext:value-type="float">
            <text:p>30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9" calcext:value-type="float">
            <text:p>62.3790</text:p>
          </table:table-cell>
          <table:table-cell office:value-type="float" office:value="8.9903" calcext:value-type="float">
            <text:p>8.9903</text:p>
          </table:table-cell>
          <table:table-cell office:value-type="float" office:value="301" calcext:value-type="float">
            <text:p>30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6600" calcext:value-type="float">
            <text:p>6916600</text:p>
          </table:table-cell>
          <table:table-cell office:value-type="float" office:value="62.3826" calcext:value-type="float">
            <text:p>62.3826</text:p>
          </table:table-cell>
          <table:table-cell office:value-type="float" office:value="8.9903" calcext:value-type="float">
            <text:p>8.9903</text:p>
          </table:table-cell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400" calcext:value-type="float">
            <text:p>499400</text:p>
          </table:table-cell>
          <table:table-cell office:value-type="float" office:value="6917000" calcext:value-type="float">
            <text:p>6917000</text:p>
          </table:table-cell>
          <table:table-cell office:value-type="float" office:value="62.3862" calcext:value-type="float">
            <text:p>62.3862</text:p>
          </table:table-cell>
          <table:table-cell office:value-type="float" office:value="8.9884" calcext:value-type="float">
            <text:p>8.9884</text:p>
          </table:table-cell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8" calcext:value-type="float">
            <text:p>62.3880</text:p>
          </table:table-cell>
          <table:table-cell office:value-type="float" office:value="8.9903" calcext:value-type="float">
            <text:p>8.9903</text:p>
          </table:table-cell>
          <table:table-cell office:value-type="float" office:value="286" calcext:value-type="float">
            <text:p>28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826" calcext:value-type="float">
            <text:p>8.982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700" calcext:value-type="float">
            <text:p>4997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7" calcext:value-type="float">
            <text:p>62.3907</text:p>
          </table:table-cell>
          <table:table-cell office:value-type="float" office:value="8.9942" calcext:value-type="float">
            <text:p>8.9942</text:p>
          </table:table-cell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700" calcext:value-type="float">
            <text:p>4997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942" calcext:value-type="float">
            <text:p>8.9942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18000" calcext:value-type="float">
            <text:p>6918000</text:p>
          </table:table-cell>
          <table:table-cell office:value-type="float" office:value="62.3951" calcext:value-type="float">
            <text:p>62.3951</text:p>
          </table:table-cell>
          <table:table-cell office:value-type="float" office:value="8.9923" calcext:value-type="float">
            <text:p>8.9923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903" calcext:value-type="float">
            <text:p>8.990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9923" calcext:value-type="float">
            <text:p>8.9923</text:p>
          </table:table-cell>
          <table:table-cell office:value-type="float" office:value="317" calcext:value-type="float">
            <text:p>31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700" calcext:value-type="float">
            <text:p>4997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6" calcext:value-type="float">
            <text:p>62.3996</text:p>
          </table:table-cell>
          <table:table-cell office:value-type="float" office:value="8.9942" calcext:value-type="float">
            <text:p>8.994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961" calcext:value-type="float">
            <text:p>8.9961</text:p>
          </table:table-cell>
          <table:table-cell office:value-type="float" office:value="264" calcext:value-type="float">
            <text:p>26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3" calcext:value-type="float">
            <text:p>62.4113</text:p>
          </table:table-cell>
          <table:table-cell office:value-type="float" office:value="8.9903" calcext:value-type="float">
            <text:p>8.9903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3" calcext:value-type="float">
            <text:p>62.4113</text:p>
          </table:table-cell>
          <table:table-cell office:value-type="float" office:value="8.9903" calcext:value-type="float">
            <text:p>8.9903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865" calcext:value-type="float">
            <text:p>8.9865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700" calcext:value-type="float">
            <text:p>4997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9" calcext:value-type="float">
            <text:p>62.4149</text:p>
          </table:table-cell>
          <table:table-cell office:value-type="float" office:value="8.9942" calcext:value-type="float">
            <text:p>8.9942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845" calcext:value-type="float">
            <text:p>8.984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826" calcext:value-type="float">
            <text:p>8.98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8.9864" calcext:value-type="float">
            <text:p>8.9864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8.9864" calcext:value-type="float">
            <text:p>8.9864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903" calcext:value-type="float">
            <text:p>8.9903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903" calcext:value-type="float">
            <text:p>8.9903</text:p>
          </table:table-cell>
          <table:table-cell office:value-type="float" office:value="358" calcext:value-type="float">
            <text:p>35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6" calcext:value-type="float">
            <text:p>62.4266</text:p>
          </table:table-cell>
          <table:table-cell office:value-type="float" office:value="8.9903" calcext:value-type="float">
            <text:p>8.990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3" calcext:value-type="float">
            <text:p>62.4293</text:p>
          </table:table-cell>
          <table:table-cell office:value-type="float" office:value="8.9961" calcext:value-type="float">
            <text:p>8.9961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3" calcext:value-type="float">
            <text:p>62.4293</text:p>
          </table:table-cell>
          <table:table-cell office:value-type="float" office:value="8.9961" calcext:value-type="float">
            <text:p>8.9961</text:p>
          </table:table-cell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9" calcext:value-type="float">
            <text:p>62.4239</text:p>
          </table:table-cell>
          <table:table-cell office:value-type="float" office:value="8.9961" calcext:value-type="float">
            <text:p>8.9961</text:p>
          </table:table-cell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923" calcext:value-type="float">
            <text:p>8.9923</text:p>
          </table:table-cell>
          <table:table-cell office:value-type="float" office:value="161" calcext:value-type="float">
            <text:p>16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826" calcext:value-type="float">
            <text:p>8.9826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900" calcext:value-type="float">
            <text:p>499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981" calcext:value-type="float">
            <text:p>8.998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826" calcext:value-type="float">
            <text:p>8.9826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826" calcext:value-type="float">
            <text:p>8.9826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826" calcext:value-type="float">
            <text:p>8.9826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806" calcext:value-type="float">
            <text:p>8.980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2.449" calcext:value-type="float">
            <text:p>62.4490</text:p>
          </table:table-cell>
          <table:table-cell office:value-type="float" office:value="8.9922" calcext:value-type="float">
            <text:p>8.9922</text:p>
          </table:table-cell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2.449" calcext:value-type="float">
            <text:p>62.4490</text:p>
          </table:table-cell>
          <table:table-cell office:value-type="float" office:value="8.9845" calcext:value-type="float">
            <text:p>8.9845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806" calcext:value-type="float">
            <text:p>8.9806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2" calcext:value-type="float">
            <text:p>62.4652</text:p>
          </table:table-cell>
          <table:table-cell office:value-type="float" office:value="8.9922" calcext:value-type="float">
            <text:p>8.9922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400" calcext:value-type="float">
            <text:p>4994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84" calcext:value-type="float">
            <text:p>8.988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8.9922" calcext:value-type="float">
            <text:p>8.9922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45" calcext:value-type="float">
            <text:p>8.984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06" calcext:value-type="float">
            <text:p>8.9806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7" calcext:value-type="float">
            <text:p>62.4607</text:p>
          </table:table-cell>
          <table:table-cell office:value-type="float" office:value="8.9961" calcext:value-type="float">
            <text:p>8.9961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8.9845" calcext:value-type="float">
            <text:p>8.9845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806" calcext:value-type="float">
            <text:p>8.9806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700" calcext:value-type="float">
            <text:p>4997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942" calcext:value-type="float">
            <text:p>8.9942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961" calcext:value-type="float">
            <text:p>8.9961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9806" calcext:value-type="float">
            <text:p>8.9806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845" calcext:value-type="float">
            <text:p>8.9845</text:p>
          </table:table-cell>
          <table:table-cell office:value-type="float" office:value="188" calcext:value-type="float">
            <text:p>18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9903" calcext:value-type="float">
            <text:p>8.9903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8.9806" calcext:value-type="float">
            <text:p>8.9806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8.9903" calcext:value-type="float">
            <text:p>8.9903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864" calcext:value-type="float">
            <text:p>8.9864</text:p>
          </table:table-cell>
          <table:table-cell office:value-type="float" office:value="187" calcext:value-type="float">
            <text:p>18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864" calcext:value-type="float">
            <text:p>8.9864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9700" calcext:value-type="float">
            <text:p>6929700</text:p>
          </table:table-cell>
          <table:table-cell office:value-type="float" office:value="62.5002" calcext:value-type="float">
            <text:p>62.5002</text:p>
          </table:table-cell>
          <table:table-cell office:value-type="float" office:value="8.9961" calcext:value-type="float">
            <text:p>8.9961</text:p>
          </table:table-cell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15700" calcext:value-type="float">
            <text:p>6915700</text:p>
          </table:table-cell>
          <table:table-cell office:value-type="float" office:value="62.3745" calcext:value-type="float">
            <text:p>62.3745</text:p>
          </table:table-cell>
          <table:table-cell office:value-type="float" office:value="9.0135" calcext:value-type="float">
            <text:p>9.0135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500" calcext:value-type="float">
            <text:p>500500</text:p>
          </table:table-cell>
          <table:table-cell office:value-type="float" office:value="6915200" calcext:value-type="float">
            <text:p>6915200</text:p>
          </table:table-cell>
          <table:table-cell office:value-type="float" office:value="62.37" calcext:value-type="float">
            <text:p>62.3700</text:p>
          </table:table-cell>
          <table:table-cell office:value-type="float" office:value="9.0097" calcext:value-type="float">
            <text:p>9.0097</text:p>
          </table:table-cell>
          <table:table-cell office:value-type="float" office:value="324" calcext:value-type="float">
            <text:p>32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16600" calcext:value-type="float">
            <text:p>6916600</text:p>
          </table:table-cell>
          <table:table-cell office:value-type="float" office:value="62.3826" calcext:value-type="float">
            <text:p>62.3826</text:p>
          </table:table-cell>
          <table:table-cell office:value-type="float" office:value="9.0058" calcext:value-type="float">
            <text:p>9.0058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400" calcext:value-type="float">
            <text:p>5004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2.3799" calcext:value-type="float">
            <text:p>62.3799</text:p>
          </table:table-cell>
          <table:table-cell office:value-type="float" office:value="9.0077" calcext:value-type="float">
            <text:p>9.0077</text:p>
          </table:table-cell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17900" calcext:value-type="float">
            <text:p>6917900</text:p>
          </table:table-cell>
          <table:table-cell office:value-type="float" office:value="62.3942" calcext:value-type="float">
            <text:p>62.3942</text:p>
          </table:table-cell>
          <table:table-cell office:value-type="float" office:value="9.0174" calcext:value-type="float">
            <text:p>9.0174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800" calcext:value-type="float">
            <text:p>5008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8" calcext:value-type="float">
            <text:p>62.3898</text:p>
          </table:table-cell>
          <table:table-cell office:value-type="float" office:value="9.0155" calcext:value-type="float">
            <text:p>9.015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400" calcext:value-type="float">
            <text:p>5004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7" calcext:value-type="float">
            <text:p>62.3907</text:p>
          </table:table-cell>
          <table:table-cell office:value-type="float" office:value="9.0077" calcext:value-type="float">
            <text:p>9.0077</text:p>
          </table:table-cell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1" calcext:value-type="float">
            <text:p>62.3871</text:p>
          </table:table-cell>
          <table:table-cell office:value-type="float" office:value="9.0058" calcext:value-type="float">
            <text:p>9.0058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100" calcext:value-type="float">
            <text:p>5001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9.0019" calcext:value-type="float">
            <text:p>9.0019</text:p>
          </table:table-cell>
          <table:table-cell office:value-type="float" office:value="354" calcext:value-type="float">
            <text:p>35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100" calcext:value-type="float">
            <text:p>5001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9.0019" calcext:value-type="float">
            <text:p>9.0019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100" calcext:value-type="float">
            <text:p>5001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9.0019" calcext:value-type="float">
            <text:p>9.0019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600" calcext:value-type="float">
            <text:p>5006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9.0116" calcext:value-type="float">
            <text:p>9.0116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000" calcext:value-type="float">
            <text:p>5000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4" calcext:value-type="float">
            <text:p>62.4284</text:p>
          </table:table-cell>
          <table:table-cell office:value-type="float" office:value="9" calcext:value-type="float">
            <text:p>9.000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4=1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5" calcext:value-type="float">
            <text:p>62.4275</text:p>
          </table:table-cell>
          <table:table-cell office:value-type="float" office:value="9.0039" calcext:value-type="float">
            <text:p>9.0039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600" calcext:value-type="float">
            <text:p>5006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7" calcext:value-type="float">
            <text:p>62.4337</text:p>
          </table:table-cell>
          <table:table-cell office:value-type="float" office:value="9.0116" calcext:value-type="float">
            <text:p>9.0116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9.0174" calcext:value-type="float">
            <text:p>9.0174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800" calcext:value-type="float">
            <text:p>5008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9.0155" calcext:value-type="float">
            <text:p>9.0155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4" calcext:value-type="float">
            <text:p>62.4400</text:p>
          </table:table-cell>
          <table:table-cell office:value-type="float" office:value="9.0136" calcext:value-type="float">
            <text:p>9.0136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5" calcext:value-type="float">
            <text:p>62.4445</text:p>
          </table:table-cell>
          <table:table-cell office:value-type="float" office:value="9.0174" calcext:value-type="float">
            <text:p>9.0174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9.0136" calcext:value-type="float">
            <text:p>9.0136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9.0039" calcext:value-type="float">
            <text:p>9.003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000" calcext:value-type="float">
            <text:p>5000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1" calcext:value-type="float">
            <text:p>62.4661</text:p>
          </table:table-cell>
          <table:table-cell office:value-type="float" office:value="9" calcext:value-type="float">
            <text:p>9.0000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5=5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5400" calcext:value-type="float">
            <text:p>6925400</text:p>
          </table:table-cell>
          <table:table-cell office:value-type="float" office:value="62.4616" calcext:value-type="float">
            <text:p>62.4616</text:p>
          </table:table-cell>
          <table:table-cell office:value-type="float" office:value="9.0039" calcext:value-type="float">
            <text:p>9.0039</text:p>
          </table:table-cell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100" calcext:value-type="float">
            <text:p>500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9.0019" calcext:value-type="float">
            <text:p>9.0019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9.0058" calcext:value-type="float">
            <text:p>9.0058</text:p>
          </table:table-cell>
          <table:table-cell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9.0058" calcext:value-type="float">
            <text:p>9.0058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9.0039" calcext:value-type="float">
            <text:p>9.0039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9.0175" calcext:value-type="float">
            <text:p>9.0175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9.0136" calcext:value-type="float">
            <text:p>9.0136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9.0175" calcext:value-type="float">
            <text:p>9.0175</text:p>
          </table:table-cell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000" calcext:value-type="float">
            <text:p>5000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9" calcext:value-type="float">
            <text:p>9.0000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9.0136" calcext:value-type="float">
            <text:p>9.013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9.0136" calcext:value-type="float">
            <text:p>9.013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900" calcext:value-type="float">
            <text:p>5009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9.0175" calcext:value-type="float">
            <text:p>9.0175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29600" calcext:value-type="float">
            <text:p>6929600</text:p>
          </table:table-cell>
          <table:table-cell office:value-type="float" office:value="62.4993" calcext:value-type="float">
            <text:p>62.4993</text:p>
          </table:table-cell>
          <table:table-cell office:value-type="float" office:value="9.0058" calcext:value-type="float">
            <text:p>9.0058</text:p>
          </table:table-cell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6" calcext:value-type="float">
            <text:p>62.3896</text:p>
          </table:table-cell>
          <table:table-cell office:value-type="float" office:value="8.795" calcext:value-type="float">
            <text:p>8.79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7900" calcext:value-type="float">
            <text:p>6917900</text:p>
          </table:table-cell>
          <table:table-cell office:value-type="float" office:value="62.3941" calcext:value-type="float">
            <text:p>62.3941</text:p>
          </table:table-cell>
          <table:table-cell office:value-type="float" office:value="8.793" calcext:value-type="float">
            <text:p>8.793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7911" calcext:value-type="float">
            <text:p>8.79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5" calcext:value-type="float">
            <text:p>62.3995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4" calcext:value-type="float">
            <text:p>62.4084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4" calcext:value-type="float">
            <text:p>62.4084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2" calcext:value-type="float">
            <text:p>62.4102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700" calcext:value-type="float">
            <text:p>6919700</text:p>
          </table:table-cell>
          <table:table-cell office:value-type="float" office:value="62.4102" calcext:value-type="float">
            <text:p>62.4102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7891" calcext:value-type="float">
            <text:p>8.78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793" calcext:value-type="float">
            <text:p>8.793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793" calcext:value-type="float">
            <text:p>8.793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1" calcext:value-type="float">
            <text:p>62.4201</text:p>
          </table:table-cell>
          <table:table-cell office:value-type="float" office:value="8.7909" calcext:value-type="float">
            <text:p>8.790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8" calcext:value-type="float">
            <text:p>62.4138</text:p>
          </table:table-cell>
          <table:table-cell office:value-type="float" office:value="8.789" calcext:value-type="float">
            <text:p>8.78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100" calcext:value-type="float">
            <text:p>489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8" calcext:value-type="float">
            <text:p>62.4138</text:p>
          </table:table-cell>
          <table:table-cell office:value-type="float" office:value="8.789" calcext:value-type="float">
            <text:p>8.789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28" calcext:value-type="float">
            <text:p>8.792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8006" calcext:value-type="float">
            <text:p>8.80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86" calcext:value-type="float">
            <text:p>8.79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2" calcext:value-type="float">
            <text:p>62.4282</text:p>
          </table:table-cell>
          <table:table-cell office:value-type="float" office:value="8.7986" calcext:value-type="float">
            <text:p>8.798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6" calcext:value-type="float">
            <text:p>62.4246</text:p>
          </table:table-cell>
          <table:table-cell office:value-type="float" office:value="8.7928" calcext:value-type="float">
            <text:p>8.792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6" calcext:value-type="float">
            <text:p>62.4246</text:p>
          </table:table-cell>
          <table:table-cell office:value-type="float" office:value="8.7928" calcext:value-type="float">
            <text:p>8.792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7" calcext:value-type="float">
            <text:p>62.4237</text:p>
          </table:table-cell>
          <table:table-cell office:value-type="float" office:value="8.7909" calcext:value-type="float">
            <text:p>8.790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6" calcext:value-type="float">
            <text:p>62.4336</text:p>
          </table:table-cell>
          <table:table-cell office:value-type="float" office:value="8.7947" calcext:value-type="float">
            <text:p>8.794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4" calcext:value-type="float">
            <text:p>62.4354</text:p>
          </table:table-cell>
          <table:table-cell office:value-type="float" office:value="8.7928" calcext:value-type="float">
            <text:p>8.792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6" calcext:value-type="float">
            <text:p>62.4336</text:p>
          </table:table-cell>
          <table:table-cell office:value-type="float" office:value="8.7986" calcext:value-type="float">
            <text:p>8.798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7946" calcext:value-type="float">
            <text:p>8.794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000" calcext:value-type="float">
            <text:p>4890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79" calcext:value-type="float">
            <text:p>62.4479</text:p>
          </table:table-cell>
          <table:table-cell office:value-type="float" office:value="8.7869" calcext:value-type="float">
            <text:p>8.786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6" calcext:value-type="float">
            <text:p>62.4506</text:p>
          </table:table-cell>
          <table:table-cell office:value-type="float" office:value="8.7907" calcext:value-type="float">
            <text:p>8.790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4600" calcext:value-type="float">
            <text:p>6924600</text:p>
          </table:table-cell>
          <table:table-cell office:value-type="float" office:value="62.4542" calcext:value-type="float">
            <text:p>62.4542</text:p>
          </table:table-cell>
          <table:table-cell office:value-type="float" office:value="8.7926" calcext:value-type="float">
            <text:p>8.792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?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300" calcext:value-type="float">
            <text:p>489300</text:p>
          </table:table-cell>
          <table:table-cell office:value-type="float" office:value="6924600" calcext:value-type="float">
            <text:p>6924600</text:p>
          </table:table-cell>
          <table:table-cell office:value-type="float" office:value="62.4542" calcext:value-type="float">
            <text:p>62.4542</text:p>
          </table:table-cell>
          <table:table-cell office:value-type="float" office:value="8.7926" calcext:value-type="float">
            <text:p>8.792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?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400" calcext:value-type="float">
            <text:p>4894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6" calcext:value-type="float">
            <text:p>62.4596</text:p>
          </table:table-cell>
          <table:table-cell office:value-type="float" office:value="8.7945" calcext:value-type="float">
            <text:p>8.794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600" calcext:value-type="float">
            <text:p>4896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1" calcext:value-type="float">
            <text:p>62.4641</text:p>
          </table:table-cell>
          <table:table-cell office:value-type="float" office:value="8.7984" calcext:value-type="float">
            <text:p>8.798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800" calcext:value-type="float">
            <text:p>4898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22" calcext:value-type="float">
            <text:p>8.802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900" calcext:value-type="float">
            <text:p>489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7" calcext:value-type="float">
            <text:p>62.4767</text:p>
          </table:table-cell>
          <table:table-cell office:value-type="float" office:value="8.8041" calcext:value-type="float">
            <text:p>8.80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7700" calcext:value-type="float">
            <text:p>6927700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8.7905" calcext:value-type="float">
            <text:p>8.7905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002" calcext:value-type="float">
            <text:p>8.800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700" calcext:value-type="float">
            <text:p>4897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2" calcext:value-type="float">
            <text:p>62.4892</text:p>
          </table:table-cell>
          <table:table-cell office:value-type="float" office:value="8.8001" calcext:value-type="float">
            <text:p>8.8001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6" calcext:value-type="float">
            <text:p>62.4856</text:p>
          </table:table-cell>
          <table:table-cell office:value-type="float" office:value="8.7905" calcext:value-type="float">
            <text:p>8.7905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200" calcext:value-type="float">
            <text:p>6928200</text:p>
          </table:table-cell>
          <table:table-cell office:value-type="float" office:value="62.4865" calcext:value-type="float">
            <text:p>62.4865</text:p>
          </table:table-cell>
          <table:table-cell office:value-type="float" office:value="8.7905" calcext:value-type="float">
            <text:p>8.790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89200" calcext:value-type="float">
            <text:p>489200</text:p>
          </table:table-cell>
          <table:table-cell office:value-type="float" office:value="6928300" calcext:value-type="float">
            <text:p>6928300</text:p>
          </table:table-cell>
          <table:table-cell office:value-type="float" office:value="62.4874" calcext:value-type="float">
            <text:p>62.4874</text:p>
          </table:table-cell>
          <table:table-cell office:value-type="float" office:value="8.7905" calcext:value-type="float">
            <text:p>8.7905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700" calcext:value-type="float">
            <text:p>4907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202" calcext:value-type="float">
            <text:p>8.820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2" calcext:value-type="float">
            <text:p>62.3932</text:p>
          </table:table-cell>
          <table:table-cell office:value-type="float" office:value="8.8105" calcext:value-type="float">
            <text:p>8.810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4" calcext:value-type="float">
            <text:p>62.3914</text:p>
          </table:table-cell>
          <table:table-cell office:value-type="float" office:value="8.8085" calcext:value-type="float">
            <text:p>8.808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1" calcext:value-type="float">
            <text:p>62.4121</text:p>
          </table:table-cell>
          <table:table-cell office:value-type="float" office:value="8.8181" calcext:value-type="float">
            <text:p>8.818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8084" calcext:value-type="float">
            <text:p>8.808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2" calcext:value-type="float">
            <text:p>62.4112</text:p>
          </table:table-cell>
          <table:table-cell office:value-type="float" office:value="8.8239" calcext:value-type="float">
            <text:p>8.823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300" calcext:value-type="float">
            <text:p>490300</text:p>
          </table:table-cell>
          <table:table-cell office:value-type="float" office:value="6919300" calcext:value-type="float">
            <text:p>6919300</text:p>
          </table:table-cell>
          <table:table-cell office:value-type="float" office:value="62.4067" calcext:value-type="float">
            <text:p>62.4067</text:p>
          </table:table-cell>
          <table:table-cell office:value-type="float" office:value="8.8123" calcext:value-type="float">
            <text:p>8.812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238" calcext:value-type="float">
            <text:p>8.823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5" calcext:value-type="float">
            <text:p>62.4175</text:p>
          </table:table-cell>
          <table:table-cell office:value-type="float" office:value="8.8161" calcext:value-type="float">
            <text:p>8.816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161" calcext:value-type="float">
            <text:p>8.816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1" calcext:value-type="float">
            <text:p>62.4291</text:p>
          </table:table-cell>
          <table:table-cell office:value-type="float" office:value="8.818" calcext:value-type="float">
            <text:p>8.818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" calcext:value-type="float">
            <text:p>62.4390</text:p>
          </table:table-cell>
          <table:table-cell office:value-type="float" office:value="8.8102" calcext:value-type="float">
            <text:p>8.810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159" calcext:value-type="float">
            <text:p>8.815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159" calcext:value-type="float">
            <text:p>8.815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800" calcext:value-type="float">
            <text:p>4908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7" calcext:value-type="float">
            <text:p>62.4417</text:p>
          </table:table-cell>
          <table:table-cell office:value-type="float" office:value="8.8218" calcext:value-type="float">
            <text:p>8.821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900" calcext:value-type="float">
            <text:p>490900</text:p>
          </table:table-cell>
          <table:table-cell office:value-type="float" office:value="6923500" calcext:value-type="float">
            <text:p>6923500</text:p>
          </table:table-cell>
          <table:table-cell office:value-type="float" office:value="62.4444" calcext:value-type="float">
            <text:p>62.4444</text:p>
          </table:table-cell>
          <table:table-cell office:value-type="float" office:value="8.8237" calcext:value-type="float">
            <text:p>8.823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7" calcext:value-type="float">
            <text:p>62.4507</text:p>
          </table:table-cell>
          <table:table-cell office:value-type="float" office:value="8.8159" calcext:value-type="float">
            <text:p>8.815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4600" calcext:value-type="float">
            <text:p>6924600</text:p>
          </table:table-cell>
          <table:table-cell office:value-type="float" office:value="62.4543" calcext:value-type="float">
            <text:p>62.4543</text:p>
          </table:table-cell>
          <table:table-cell office:value-type="float" office:value="8.8081" calcext:value-type="float">
            <text:p>8.808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8.8159" calcext:value-type="float">
            <text:p>8.815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8" calcext:value-type="float">
            <text:p>62.4578</text:p>
          </table:table-cell>
          <table:table-cell office:value-type="float" office:value="8.81" calcext:value-type="float">
            <text:p>8.81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600" calcext:value-type="float">
            <text:p>4906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3" calcext:value-type="float">
            <text:p>62.4713</text:p>
          </table:table-cell>
          <table:table-cell office:value-type="float" office:value="8.8177" calcext:value-type="float">
            <text:p>8.817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49" calcext:value-type="float">
            <text:p>62.4749</text:p>
          </table:table-cell>
          <table:table-cell office:value-type="float" office:value="8.808" calcext:value-type="float">
            <text:p>8.8080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200" calcext:value-type="float">
            <text:p>4902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6" calcext:value-type="float">
            <text:p>62.4776</text:p>
          </table:table-cell>
          <table:table-cell office:value-type="float" office:value="8.8099" calcext:value-type="float">
            <text:p>8.8099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3" calcext:value-type="float">
            <text:p>62.4803</text:p>
          </table:table-cell>
          <table:table-cell office:value-type="float" office:value="8.808" calcext:value-type="float">
            <text:p>8.808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500" calcext:value-type="float">
            <text:p>4905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39" calcext:value-type="float">
            <text:p>62.4839</text:p>
          </table:table-cell>
          <table:table-cell office:value-type="float" office:value="8.8157" calcext:value-type="float">
            <text:p>8.8157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000" calcext:value-type="float">
            <text:p>4900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4" calcext:value-type="float">
            <text:p>62.4884</text:p>
          </table:table-cell>
          <table:table-cell office:value-type="float" office:value="8.806" calcext:value-type="float">
            <text:p>8.806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100" calcext:value-type="float">
            <text:p>490100</text:p>
          </table:table-cell>
          <table:table-cell office:value-type="float" office:value="6929500" calcext:value-type="float">
            <text:p>6929500</text:p>
          </table:table-cell>
          <table:table-cell office:value-type="float" office:value="62.4982" calcext:value-type="float">
            <text:p>62.4982</text:p>
          </table:table-cell>
          <table:table-cell office:value-type="float" office:value="8.8078" calcext:value-type="float">
            <text:p>8.807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0800" calcext:value-type="float">
            <text:p>490800</text:p>
          </table:table-cell>
          <table:table-cell office:value-type="float" office:value="6929600" calcext:value-type="float">
            <text:p>6929600</text:p>
          </table:table-cell>
          <table:table-cell office:value-type="float" office:value="62.4991" calcext:value-type="float">
            <text:p>62.4991</text:p>
          </table:table-cell>
          <table:table-cell office:value-type="float" office:value="8.8214" calcext:value-type="float">
            <text:p>8.82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8" calcext:value-type="float">
            <text:p>62.3708</text:p>
          </table:table-cell>
          <table:table-cell office:value-type="float" office:value="8.8377" calcext:value-type="float">
            <text:p>8.8377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318" calcext:value-type="float">
            <text:p>8.8318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400" calcext:value-type="float">
            <text:p>6916400</text:p>
          </table:table-cell>
          <table:table-cell office:value-type="float" office:value="62.3807" calcext:value-type="float">
            <text:p>62.3807</text:p>
          </table:table-cell>
          <table:table-cell office:value-type="float" office:value="8.8279" calcext:value-type="float">
            <text:p>8.827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100" calcext:value-type="float">
            <text:p>491100</text:p>
          </table:table-cell>
          <table:table-cell office:value-type="float" office:value="6916400" calcext:value-type="float">
            <text:p>6916400</text:p>
          </table:table-cell>
          <table:table-cell office:value-type="float" office:value="62.3807" calcext:value-type="float">
            <text:p>62.3807</text:p>
          </table:table-cell>
          <table:table-cell office:value-type="float" office:value="8.8279" calcext:value-type="float">
            <text:p>8.827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16500" calcext:value-type="float">
            <text:p>6916500</text:p>
          </table:table-cell>
          <table:table-cell office:value-type="float" office:value="62.3816" calcext:value-type="float">
            <text:p>62.3816</text:p>
          </table:table-cell>
          <table:table-cell office:value-type="float" office:value="8.8415" calcext:value-type="float">
            <text:p>8.841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700" calcext:value-type="float">
            <text:p>4917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395" calcext:value-type="float">
            <text:p>8.8395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318" calcext:value-type="float">
            <text:p>8.83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376" calcext:value-type="float">
            <text:p>8.837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1" calcext:value-type="float">
            <text:p>62.4031</text:p>
          </table:table-cell>
          <table:table-cell office:value-type="float" office:value="8.8336" calcext:value-type="float">
            <text:p>8.833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8.8433" calcext:value-type="float">
            <text:p>8.84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19600" calcext:value-type="float">
            <text:p>6919600</text:p>
          </table:table-cell>
          <table:table-cell office:value-type="float" office:value="62.4094" calcext:value-type="float">
            <text:p>62.4094</text:p>
          </table:table-cell>
          <table:table-cell office:value-type="float" office:value="8.8336" calcext:value-type="float">
            <text:p>8.833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1" calcext:value-type="float">
            <text:p>62.4121</text:p>
          </table:table-cell>
          <table:table-cell office:value-type="float" office:value="8.8355" calcext:value-type="float">
            <text:p>8.835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374" calcext:value-type="float">
            <text:p>8.837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432" calcext:value-type="float">
            <text:p>8.843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432" calcext:value-type="float">
            <text:p>8.843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8316" calcext:value-type="float">
            <text:p>8.831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297" calcext:value-type="float">
            <text:p>8.829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258" calcext:value-type="float">
            <text:p>8.825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1" calcext:value-type="float">
            <text:p>62.4291</text:p>
          </table:table-cell>
          <table:table-cell office:value-type="float" office:value="8.8315" calcext:value-type="float">
            <text:p>8.831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8.8335" calcext:value-type="float">
            <text:p>8.833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8.8335" calcext:value-type="float">
            <text:p>8.833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257" calcext:value-type="float">
            <text:p>8.825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8296" calcext:value-type="float">
            <text:p>8.829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31" calcext:value-type="float">
            <text:p>8.843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8354" calcext:value-type="float">
            <text:p>8.835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257" calcext:value-type="float">
            <text:p>8.825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2100" calcext:value-type="float">
            <text:p>6922100</text:p>
          </table:table-cell>
          <table:table-cell office:value-type="float" office:value="62.4318" calcext:value-type="float">
            <text:p>62.4318</text:p>
          </table:table-cell>
          <table:table-cell office:value-type="float" office:value="8.8315" calcext:value-type="float">
            <text:p>8.831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5" calcext:value-type="float">
            <text:p>62.4435</text:p>
          </table:table-cell>
          <table:table-cell office:value-type="float" office:value="8.8353" calcext:value-type="float">
            <text:p>8.835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5" calcext:value-type="float">
            <text:p>62.4435</text:p>
          </table:table-cell>
          <table:table-cell office:value-type="float" office:value="8.8353" calcext:value-type="float">
            <text:p>8.835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3" calcext:value-type="float">
            <text:p>62.4453</text:p>
          </table:table-cell>
          <table:table-cell office:value-type="float" office:value="8.8256" calcext:value-type="float">
            <text:p>8.825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900" calcext:value-type="float">
            <text:p>4919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399" calcext:value-type="float">
            <text:p>62.4399</text:p>
          </table:table-cell>
          <table:table-cell office:value-type="float" office:value="8.8431" calcext:value-type="float">
            <text:p>8.843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3100" calcext:value-type="float">
            <text:p>6923100</text:p>
          </table:table-cell>
          <table:table-cell office:value-type="float" office:value="62.4408" calcext:value-type="float">
            <text:p>62.4408</text:p>
          </table:table-cell>
          <table:table-cell office:value-type="float" office:value="8.8295" calcext:value-type="float">
            <text:p>8.829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400" calcext:value-type="float">
            <text:p>4914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333" calcext:value-type="float">
            <text:p>8.833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294" calcext:value-type="float">
            <text:p>8.82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200" calcext:value-type="float">
            <text:p>491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294" calcext:value-type="float">
            <text:p>8.829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000" calcext:value-type="float">
            <text:p>491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256" calcext:value-type="float">
            <text:p>8.825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300" calcext:value-type="float">
            <text:p>4913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8313" calcext:value-type="float">
            <text:p>8.831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371" calcext:value-type="float">
            <text:p>8.83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800" calcext:value-type="float">
            <text:p>491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41" calcext:value-type="float">
            <text:p>8.841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600" calcext:value-type="float">
            <text:p>491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2" calcext:value-type="float">
            <text:p>62.4722</text:p>
          </table:table-cell>
          <table:table-cell office:value-type="float" office:value="8.8371" calcext:value-type="float">
            <text:p>8.837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1500" calcext:value-type="float">
            <text:p>491500</text:p>
          </table:table-cell>
          <table:table-cell office:value-type="float" office:value="6929700" calcext:value-type="float">
            <text:p>6929700</text:p>
          </table:table-cell>
          <table:table-cell office:value-type="float" office:value="62.5001" calcext:value-type="float">
            <text:p>62.5001</text:p>
          </table:table-cell>
          <table:table-cell office:value-type="float" office:value="8.835" calcext:value-type="float">
            <text:p>8.835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08" calcext:value-type="float">
            <text:p>8.860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2" calcext:value-type="float">
            <text:p>62.4022</text:p>
          </table:table-cell>
          <table:table-cell office:value-type="float" office:value="8.8491" calcext:value-type="float">
            <text:p>8.849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900" calcext:value-type="float">
            <text:p>4929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49" calcext:value-type="float">
            <text:p>62.4049</text:p>
          </table:table-cell>
          <table:table-cell office:value-type="float" office:value="8.8626" calcext:value-type="float">
            <text:p>8.862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400" calcext:value-type="float">
            <text:p>492400</text:p>
          </table:table-cell>
          <table:table-cell office:value-type="float" office:value="6919400" calcext:value-type="float">
            <text:p>6919400</text:p>
          </table:table-cell>
          <table:table-cell office:value-type="float" office:value="62.4076" calcext:value-type="float">
            <text:p>62.4076</text:p>
          </table:table-cell>
          <table:table-cell office:value-type="float" office:value="8.8529" calcext:value-type="float">
            <text:p>8.852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400" calcext:value-type="float">
            <text:p>4924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" calcext:value-type="float">
            <text:p>62.4040</text:p>
          </table:table-cell>
          <table:table-cell office:value-type="float" office:value="8.853" calcext:value-type="float">
            <text:p>8.853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500" calcext:value-type="float">
            <text:p>4925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5" calcext:value-type="float">
            <text:p>62.4175</text:p>
          </table:table-cell>
          <table:table-cell office:value-type="float" office:value="8.8548" calcext:value-type="float">
            <text:p>8.854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700" calcext:value-type="float">
            <text:p>4927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587" calcext:value-type="float">
            <text:p>8.858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200" calcext:value-type="float">
            <text:p>4922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49" calcext:value-type="float">
            <text:p>8.849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700" calcext:value-type="float">
            <text:p>4927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8586" calcext:value-type="float">
            <text:p>8.858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8605" calcext:value-type="float">
            <text:p>8.860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600" calcext:value-type="float">
            <text:p>6922600</text:p>
          </table:table-cell>
          <table:table-cell office:value-type="float" office:value="62.4364" calcext:value-type="float">
            <text:p>62.4364</text:p>
          </table:table-cell>
          <table:table-cell office:value-type="float" office:value="8.8605" calcext:value-type="float">
            <text:p>8.860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800" calcext:value-type="float">
            <text:p>4928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606" calcext:value-type="float">
            <text:p>8.860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2100" calcext:value-type="float">
            <text:p>492100</text:p>
          </table:table-cell>
          <table:table-cell office:value-type="float" office:value="6929300" calcext:value-type="float">
            <text:p>6929300</text:p>
          </table:table-cell>
          <table:table-cell office:value-type="float" office:value="62.4965" calcext:value-type="float">
            <text:p>62.4965</text:p>
          </table:table-cell>
          <table:table-cell office:value-type="float" office:value="8.8467" calcext:value-type="float">
            <text:p>8.846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5" calcext:value-type="float">
            <text:p>62.3735</text:p>
          </table:table-cell>
          <table:table-cell office:value-type="float" office:value="8.8724" calcext:value-type="float">
            <text:p>8.872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62.3852" calcext:value-type="float">
            <text:p>62.3852</text:p>
          </table:table-cell>
          <table:table-cell office:value-type="float" office:value="8.8821" calcext:value-type="float">
            <text:p>8.882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782" calcext:value-type="float">
            <text:p>8.878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705" calcext:value-type="float">
            <text:p>8.87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8685" calcext:value-type="float">
            <text:p>8.868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1" calcext:value-type="float">
            <text:p>62.3771</text:p>
          </table:table-cell>
          <table:table-cell office:value-type="float" office:value="8.8666" calcext:value-type="float">
            <text:p>8.8666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3" calcext:value-type="float">
            <text:p>62.3843</text:p>
          </table:table-cell>
          <table:table-cell office:value-type="float" office:value="8.8821" calcext:value-type="float">
            <text:p>8.882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600" calcext:value-type="float">
            <text:p>6917600</text:p>
          </table:table-cell>
          <table:table-cell office:value-type="float" office:value="62.3915" calcext:value-type="float">
            <text:p>62.3915</text:p>
          </table:table-cell>
          <table:table-cell office:value-type="float" office:value="8.8646" calcext:value-type="float">
            <text:p>8.864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46" calcext:value-type="float">
            <text:p>8.86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646" calcext:value-type="float">
            <text:p>8.864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704" calcext:value-type="float">
            <text:p>8.870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8704" calcext:value-type="float">
            <text:p>8.870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743" calcext:value-type="float">
            <text:p>8.874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7" calcext:value-type="float">
            <text:p>62.3897</text:p>
          </table:table-cell>
          <table:table-cell office:value-type="float" office:value="8.882" calcext:value-type="float">
            <text:p>8.882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2" calcext:value-type="float">
            <text:p>8.882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8.882" calcext:value-type="float">
            <text:p>8.882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8500" calcext:value-type="float">
            <text:p>6918500</text:p>
          </table:table-cell>
          <table:table-cell office:value-type="float" office:value="62.3996" calcext:value-type="float">
            <text:p>62.3996</text:p>
          </table:table-cell>
          <table:table-cell office:value-type="float" office:value="8.8801" calcext:value-type="float">
            <text:p>8.880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8801" calcext:value-type="float">
            <text:p>8.880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742" calcext:value-type="float">
            <text:p>8.874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8685" calcext:value-type="float">
            <text:p>8.868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18000" calcext:value-type="float">
            <text:p>6918000</text:p>
          </table:table-cell>
          <table:table-cell office:value-type="float" office:value="62.3951" calcext:value-type="float">
            <text:p>62.3951</text:p>
          </table:table-cell>
          <table:table-cell office:value-type="float" office:value="8.882" calcext:value-type="float">
            <text:p>8.882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19500" calcext:value-type="float">
            <text:p>6919500</text:p>
          </table:table-cell>
          <table:table-cell office:value-type="float" office:value="62.4086" calcext:value-type="float">
            <text:p>62.4086</text:p>
          </table:table-cell>
          <table:table-cell office:value-type="float" office:value="8.88" calcext:value-type="float">
            <text:p>8.88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8665" calcext:value-type="float">
            <text:p>8.866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6" calcext:value-type="float">
            <text:p>62.4166</text:p>
          </table:table-cell>
          <table:table-cell office:value-type="float" office:value="8.8664" calcext:value-type="float">
            <text:p>8.866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1" calcext:value-type="float">
            <text:p>62.4211</text:p>
          </table:table-cell>
          <table:table-cell office:value-type="float" office:value="8.8722" calcext:value-type="float">
            <text:p>8.872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819" calcext:value-type="float">
            <text:p>8.88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000" calcext:value-type="float">
            <text:p>6920000</text:p>
          </table:table-cell>
          <table:table-cell office:value-type="float" office:value="62.413" calcext:value-type="float">
            <text:p>62.4130</text:p>
          </table:table-cell>
          <table:table-cell office:value-type="float" office:value="8.8723" calcext:value-type="float">
            <text:p>8.872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39" calcext:value-type="float">
            <text:p>62.4139</text:p>
          </table:table-cell>
          <table:table-cell office:value-type="float" office:value="8.8665" calcext:value-type="float">
            <text:p>8.866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6" calcext:value-type="float">
            <text:p>62.4166</text:p>
          </table:table-cell>
          <table:table-cell office:value-type="float" office:value="8.8722" calcext:value-type="float">
            <text:p>8.872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4" calcext:value-type="float">
            <text:p>62.4184</text:p>
          </table:table-cell>
          <table:table-cell office:value-type="float" office:value="8.8703" calcext:value-type="float">
            <text:p>8.87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8799" calcext:value-type="float">
            <text:p>8.879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800" calcext:value-type="float">
            <text:p>4938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3" calcext:value-type="float">
            <text:p>62.4283</text:p>
          </table:table-cell>
          <table:table-cell office:value-type="float" office:value="8.8799" calcext:value-type="float">
            <text:p>8.879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8645" calcext:value-type="float">
            <text:p>8.864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7" calcext:value-type="float">
            <text:p>62.4247</text:p>
          </table:table-cell>
          <table:table-cell office:value-type="float" office:value="8.8761" calcext:value-type="float">
            <text:p>8.876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900" calcext:value-type="float">
            <text:p>4939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819" calcext:value-type="float">
            <text:p>8.881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741" calcext:value-type="float">
            <text:p>8.874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2800" calcext:value-type="float">
            <text:p>6922800</text:p>
          </table:table-cell>
          <table:table-cell office:value-type="float" office:value="62.4382" calcext:value-type="float">
            <text:p>62.4382</text:p>
          </table:table-cell>
          <table:table-cell office:value-type="float" office:value="8.8722" calcext:value-type="float">
            <text:p>8.872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000" calcext:value-type="float">
            <text:p>4930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8644" calcext:value-type="float">
            <text:p>8.864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664" calcext:value-type="float">
            <text:p>8.866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100" calcext:value-type="float">
            <text:p>4931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664" calcext:value-type="float">
            <text:p>8.866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8721" calcext:value-type="float">
            <text:p>8.872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400" calcext:value-type="float">
            <text:p>493400</text:p>
          </table:table-cell>
          <table:table-cell office:value-type="float" office:value="6923400" calcext:value-type="float">
            <text:p>6923400</text:p>
          </table:table-cell>
          <table:table-cell office:value-type="float" office:value="62.4436" calcext:value-type="float">
            <text:p>62.4436</text:p>
          </table:table-cell>
          <table:table-cell office:value-type="float" office:value="8.8721" calcext:value-type="float">
            <text:p>8.872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8" calcext:value-type="float">
            <text:p>62.4418</text:p>
          </table:table-cell>
          <table:table-cell office:value-type="float" office:value="8.8741" calcext:value-type="float">
            <text:p>8.874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500" calcext:value-type="float">
            <text:p>493500</text:p>
          </table:table-cell>
          <table:table-cell office:value-type="float" office:value="6923200" calcext:value-type="float">
            <text:p>6923200</text:p>
          </table:table-cell>
          <table:table-cell office:value-type="float" office:value="62.4418" calcext:value-type="float">
            <text:p>62.4418</text:p>
          </table:table-cell>
          <table:table-cell office:value-type="float" office:value="8.8741" calcext:value-type="float">
            <text:p>8.874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779" calcext:value-type="float">
            <text:p>8.877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600" calcext:value-type="float">
            <text:p>4936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4" calcext:value-type="float">
            <text:p>62.4534</text:p>
          </table:table-cell>
          <table:table-cell office:value-type="float" office:value="8.876" calcext:value-type="float">
            <text:p>8.876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200" calcext:value-type="float">
            <text:p>4932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8682" calcext:value-type="float">
            <text:p>8.868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8778" calcext:value-type="float">
            <text:p>8.877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300" calcext:value-type="float">
            <text:p>4933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87" calcext:value-type="float">
            <text:p>8.87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3700" calcext:value-type="float">
            <text:p>493700</text:p>
          </table:table-cell>
          <table:table-cell office:value-type="float" office:value="6928000" calcext:value-type="float">
            <text:p>6928000</text:p>
          </table:table-cell>
          <table:table-cell office:value-type="float" office:value="62.4848" calcext:value-type="float">
            <text:p>62.4848</text:p>
          </table:table-cell>
          <table:table-cell office:value-type="float" office:value="8.8778" calcext:value-type="float">
            <text:p>8.877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15400" calcext:value-type="float">
            <text:p>6915400</text:p>
          </table:table-cell>
          <table:table-cell office:value-type="float" office:value="62.3718" calcext:value-type="float">
            <text:p>62.3718</text:p>
          </table:table-cell>
          <table:table-cell office:value-type="float" office:value="8.8918" calcext:value-type="float">
            <text:p>8.8918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15100" calcext:value-type="float">
            <text:p>6915100</text:p>
          </table:table-cell>
          <table:table-cell office:value-type="float" office:value="62.3691" calcext:value-type="float">
            <text:p>62.3691</text:p>
          </table:table-cell>
          <table:table-cell office:value-type="float" office:value="8.8918" calcext:value-type="float">
            <text:p>8.8918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8976" calcext:value-type="float">
            <text:p>8.8976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78" calcext:value-type="float">
            <text:p>8.887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8859" calcext:value-type="float">
            <text:p>8.885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17000" calcext:value-type="float">
            <text:p>6917000</text:p>
          </table:table-cell>
          <table:table-cell office:value-type="float" office:value="62.3861" calcext:value-type="float">
            <text:p>62.3861</text:p>
          </table:table-cell>
          <table:table-cell office:value-type="float" office:value="8.884" calcext:value-type="float">
            <text:p>8.884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8955" calcext:value-type="float">
            <text:p>8.895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8975" calcext:value-type="float">
            <text:p>8.897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9" calcext:value-type="float">
            <text:p>62.3969</text:p>
          </table:table-cell>
          <table:table-cell office:value-type="float" office:value="8.9013" calcext:value-type="float">
            <text:p>8.901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19400" calcext:value-type="float">
            <text:p>6919400</text:p>
          </table:table-cell>
          <table:table-cell office:value-type="float" office:value="62.4077" calcext:value-type="float">
            <text:p>62.4077</text:p>
          </table:table-cell>
          <table:table-cell office:value-type="float" office:value="8.8858" calcext:value-type="float">
            <text:p>8.885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8" calcext:value-type="float">
            <text:p>62.4148</text:p>
          </table:table-cell>
          <table:table-cell office:value-type="float" office:value="8.8897" calcext:value-type="float">
            <text:p>8.889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21700" calcext:value-type="float">
            <text:p>6921700</text:p>
          </table:table-cell>
          <table:table-cell office:value-type="float" office:value="62.4283" calcext:value-type="float">
            <text:p>62.4283</text:p>
          </table:table-cell>
          <table:table-cell office:value-type="float" office:value="8.8858" calcext:value-type="float">
            <text:p>8.885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8877" calcext:value-type="float">
            <text:p>8.887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974" calcext:value-type="float">
            <text:p>8.897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8974" calcext:value-type="float">
            <text:p>8.897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013" calcext:value-type="float">
            <text:p>8.901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8838" calcext:value-type="float">
            <text:p>8.883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100" calcext:value-type="float">
            <text:p>4941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7" calcext:value-type="float">
            <text:p>62.4337</text:p>
          </table:table-cell>
          <table:table-cell office:value-type="float" office:value="8.8857" calcext:value-type="float">
            <text:p>8.885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2200" calcext:value-type="float">
            <text:p>6922200</text:p>
          </table:table-cell>
          <table:table-cell office:value-type="float" office:value="62.4328" calcext:value-type="float">
            <text:p>62.4328</text:p>
          </table:table-cell>
          <table:table-cell office:value-type="float" office:value="8.8838" calcext:value-type="float">
            <text:p>8.883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973" calcext:value-type="float">
            <text:p>8.897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2400" calcext:value-type="float">
            <text:p>6922400</text:p>
          </table:table-cell>
          <table:table-cell office:value-type="float" office:value="62.4346" calcext:value-type="float">
            <text:p>62.4346</text:p>
          </table:table-cell>
          <table:table-cell office:value-type="float" office:value="8.8973" calcext:value-type="float">
            <text:p>8.897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800" calcext:value-type="float">
            <text:p>4948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8993" calcext:value-type="float">
            <text:p>8.899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8896" calcext:value-type="float">
            <text:p>8.889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76" calcext:value-type="float">
            <text:p>8.887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000" calcext:value-type="float">
            <text:p>4940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8838" calcext:value-type="float">
            <text:p>8.883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500" calcext:value-type="float">
            <text:p>4945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934" calcext:value-type="float">
            <text:p>8.89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500" calcext:value-type="float">
            <text:p>494500</text:p>
          </table:table-cell>
          <table:table-cell office:value-type="float" office:value="6924300" calcext:value-type="float">
            <text:p>6924300</text:p>
          </table:table-cell>
          <table:table-cell office:value-type="float" office:value="62.4516" calcext:value-type="float">
            <text:p>62.4516</text:p>
          </table:table-cell>
          <table:table-cell office:value-type="float" office:value="8.8934" calcext:value-type="float">
            <text:p>8.893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7" calcext:value-type="float">
            <text:p>62.4507</text:p>
          </table:table-cell>
          <table:table-cell office:value-type="float" office:value="8.8876" calcext:value-type="float">
            <text:p>8.88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9012" calcext:value-type="float">
            <text:p>8.90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" calcext:value-type="float">
            <text:p>62.4570</text:p>
          </table:table-cell>
          <table:table-cell office:value-type="float" office:value="8.8895" calcext:value-type="float">
            <text:p>8.889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4" calcext:value-type="float">
            <text:p>62.4534</text:p>
          </table:table-cell>
          <table:table-cell office:value-type="float" office:value="8.8953" calcext:value-type="float">
            <text:p>8.895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4700" calcext:value-type="float">
            <text:p>6924700</text:p>
          </table:table-cell>
          <table:table-cell office:value-type="float" office:value="62.4552" calcext:value-type="float">
            <text:p>62.4552</text:p>
          </table:table-cell>
          <table:table-cell office:value-type="float" office:value="8.8953" calcext:value-type="float">
            <text:p>8.895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1" calcext:value-type="float">
            <text:p>62.4561</text:p>
          </table:table-cell>
          <table:table-cell office:value-type="float" office:value="8.8973" calcext:value-type="float">
            <text:p>8.897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011" calcext:value-type="float">
            <text:p>8.90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5200" calcext:value-type="float">
            <text:p>6925200</text:p>
          </table:table-cell>
          <table:table-cell office:value-type="float" office:value="62.4597" calcext:value-type="float">
            <text:p>62.4597</text:p>
          </table:table-cell>
          <table:table-cell office:value-type="float" office:value="8.8876" calcext:value-type="float">
            <text:p>8.887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8973" calcext:value-type="float">
            <text:p>8.897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900" calcext:value-type="float">
            <text:p>4949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8" calcext:value-type="float">
            <text:p>62.4588</text:p>
          </table:table-cell>
          <table:table-cell office:value-type="float" office:value="8.9011" calcext:value-type="float">
            <text:p>8.901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8972" calcext:value-type="float">
            <text:p>8.8972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600" calcext:value-type="float">
            <text:p>4946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8953" calcext:value-type="float">
            <text:p>8.895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875" calcext:value-type="float">
            <text:p>8.887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200" calcext:value-type="float">
            <text:p>4942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8875" calcext:value-type="float">
            <text:p>8.887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400" calcext:value-type="float">
            <text:p>4944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8914" calcext:value-type="float">
            <text:p>8.89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300" calcext:value-type="float">
            <text:p>4943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1" calcext:value-type="float">
            <text:p>62.4911</text:p>
          </table:table-cell>
          <table:table-cell office:value-type="float" office:value="8.8894" calcext:value-type="float">
            <text:p>8.889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4700" calcext:value-type="float">
            <text:p>494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1" calcext:value-type="float">
            <text:p>62.4911</text:p>
          </table:table-cell>
          <table:table-cell office:value-type="float" office:value="8.8972" calcext:value-type="float">
            <text:p>8.897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15000" calcext:value-type="float">
            <text:p>6915000</text:p>
          </table:table-cell>
          <table:table-cell office:value-type="float" office:value="62.3682" calcext:value-type="float">
            <text:p>62.3682</text:p>
          </table:table-cell>
          <table:table-cell office:value-type="float" office:value="8.9188" calcext:value-type="float">
            <text:p>8.9188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15400" calcext:value-type="float">
            <text:p>6915400</text:p>
          </table:table-cell>
          <table:table-cell office:value-type="float" office:value="62.3718" calcext:value-type="float">
            <text:p>62.3718</text:p>
          </table:table-cell>
          <table:table-cell office:value-type="float" office:value="8.9053" calcext:value-type="float">
            <text:p>8.905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15300" calcext:value-type="float">
            <text:p>6915300</text:p>
          </table:table-cell>
          <table:table-cell office:value-type="float" office:value="62.3709" calcext:value-type="float">
            <text:p>62.3709</text:p>
          </table:table-cell>
          <table:table-cell office:value-type="float" office:value="8.9208" calcext:value-type="float">
            <text:p>8.9208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15600" calcext:value-type="float">
            <text:p>6915600</text:p>
          </table:table-cell>
          <table:table-cell office:value-type="float" office:value="62.3736" calcext:value-type="float">
            <text:p>62.3736</text:p>
          </table:table-cell>
          <table:table-cell office:value-type="float" office:value="8.9188" calcext:value-type="float">
            <text:p>8.9188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62.3834" calcext:value-type="float">
            <text:p>62.3834</text:p>
          </table:table-cell>
          <table:table-cell office:value-type="float" office:value="8.913" calcext:value-type="float">
            <text:p>8.913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" calcext:value-type="float">
            <text:p>62.3870</text:p>
          </table:table-cell>
          <table:table-cell office:value-type="float" office:value="8.9091" calcext:value-type="float">
            <text:p>8.909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17300" calcext:value-type="float">
            <text:p>6917300</text:p>
          </table:table-cell>
          <table:table-cell office:value-type="float" office:value="62.3888" calcext:value-type="float">
            <text:p>62.3888</text:p>
          </table:table-cell>
          <table:table-cell office:value-type="float" office:value="8.9091" calcext:value-type="float">
            <text:p>8.909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6" calcext:value-type="float">
            <text:p>62.3906</text:p>
          </table:table-cell>
          <table:table-cell office:value-type="float" office:value="8.911" calcext:value-type="float">
            <text:p>8.91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11" calcext:value-type="float">
            <text:p>8.911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072" calcext:value-type="float">
            <text:p>8.90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8100" calcext:value-type="float">
            <text:p>6918100</text:p>
          </table:table-cell>
          <table:table-cell office:value-type="float" office:value="62.396" calcext:value-type="float">
            <text:p>62.3960</text:p>
          </table:table-cell>
          <table:table-cell office:value-type="float" office:value="8.9072" calcext:value-type="float">
            <text:p>8.90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18200" calcext:value-type="float">
            <text:p>6918200</text:p>
          </table:table-cell>
          <table:table-cell office:value-type="float" office:value="62.3969" calcext:value-type="float">
            <text:p>62.3969</text:p>
          </table:table-cell>
          <table:table-cell office:value-type="float" office:value="8.9052" calcext:value-type="float">
            <text:p>8.905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149" calcext:value-type="float">
            <text:p>8.9149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19900" calcext:value-type="float">
            <text:p>6919900</text:p>
          </table:table-cell>
          <table:table-cell office:value-type="float" office:value="62.4122" calcext:value-type="float">
            <text:p>62.4122</text:p>
          </table:table-cell>
          <table:table-cell office:value-type="float" office:value="8.9071" calcext:value-type="float">
            <text:p>8.907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19600" calcext:value-type="float">
            <text:p>6919600</text:p>
          </table:table-cell>
          <table:table-cell office:value-type="float" office:value="62.4095" calcext:value-type="float">
            <text:p>62.4095</text:p>
          </table:table-cell>
          <table:table-cell office:value-type="float" office:value="8.9168" calcext:value-type="float">
            <text:p>8.916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168" calcext:value-type="float">
            <text:p>8.91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000" calcext:value-type="float">
            <text:p>4950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9032" calcext:value-type="float">
            <text:p>8.903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200" calcext:value-type="float">
            <text:p>495200</text:p>
          </table:table-cell>
          <table:table-cell office:value-type="float" office:value="6920800" calcext:value-type="float">
            <text:p>6920800</text:p>
          </table:table-cell>
          <table:table-cell office:value-type="float" office:value="62.4202" calcext:value-type="float">
            <text:p>62.4202</text:p>
          </table:table-cell>
          <table:table-cell office:value-type="float" office:value="8.9071" calcext:value-type="float">
            <text:p>8.907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1" calcext:value-type="float">
            <text:p>8.911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600" calcext:value-type="float">
            <text:p>4956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48" calcext:value-type="float">
            <text:p>8.91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11" calcext:value-type="float">
            <text:p>8.911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187" calcext:value-type="float">
            <text:p>8.918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000" calcext:value-type="float">
            <text:p>4950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9032" calcext:value-type="float">
            <text:p>8.903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7" calcext:value-type="float">
            <text:p>62.4247</text:p>
          </table:table-cell>
          <table:table-cell office:value-type="float" office:value="8.909" calcext:value-type="float">
            <text:p>8.909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109" calcext:value-type="float">
            <text:p>8.910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129" calcext:value-type="float">
            <text:p>8.912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129" calcext:value-type="float">
            <text:p>8.912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5" calcext:value-type="float">
            <text:p>62.4265</text:p>
          </table:table-cell>
          <table:table-cell office:value-type="float" office:value="8.9187" calcext:value-type="float">
            <text:p>8.918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2000" calcext:value-type="float">
            <text:p>6922000</text:p>
          </table:table-cell>
          <table:table-cell office:value-type="float" office:value="62.431" calcext:value-type="float">
            <text:p>62.4310</text:p>
          </table:table-cell>
          <table:table-cell office:value-type="float" office:value="8.9187" calcext:value-type="float">
            <text:p>8.918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206" calcext:value-type="float">
            <text:p>8.920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128" calcext:value-type="float">
            <text:p>8.912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206" calcext:value-type="float">
            <text:p>8.920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3100" calcext:value-type="float">
            <text:p>6923100</text:p>
          </table:table-cell>
          <table:table-cell office:value-type="float" office:value="62.4409" calcext:value-type="float">
            <text:p>62.4409</text:p>
          </table:table-cell>
          <table:table-cell office:value-type="float" office:value="8.9167" calcext:value-type="float">
            <text:p>8.916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186" calcext:value-type="float">
            <text:p>8.918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800" calcext:value-type="float">
            <text:p>4958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186" calcext:value-type="float">
            <text:p>8.918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5" calcext:value-type="float">
            <text:p>62.4535</text:p>
          </table:table-cell>
          <table:table-cell office:value-type="float" office:value="8.9205" calcext:value-type="float">
            <text:p>8.920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300" calcext:value-type="float">
            <text:p>4953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8.9089" calcext:value-type="float">
            <text:p>8.908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205" calcext:value-type="float">
            <text:p>8.92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05" calcext:value-type="float">
            <text:p>8.905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128" calcext:value-type="float">
            <text:p>8.9128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2" calcext:value-type="float">
            <text:p>62.4642</text:p>
          </table:table-cell>
          <table:table-cell office:value-type="float" office:value="8.9128" calcext:value-type="float">
            <text:p>8.912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8.9128" calcext:value-type="float">
            <text:p>8.912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400" calcext:value-type="float">
            <text:p>4954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108" calcext:value-type="float">
            <text:p>8.910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7800" calcext:value-type="float">
            <text:p>6927800</text:p>
          </table:table-cell>
          <table:table-cell office:value-type="float" office:value="62.4831" calcext:value-type="float">
            <text:p>62.4831</text:p>
          </table:table-cell>
          <table:table-cell office:value-type="float" office:value="8.9127" calcext:value-type="float">
            <text:p>8.91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166" calcext:value-type="float">
            <text:p>8.916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100" calcext:value-type="float">
            <text:p>495100</text:p>
          </table:table-cell>
          <table:table-cell office:value-type="float" office:value="6928900" calcext:value-type="float">
            <text:p>6928900</text:p>
          </table:table-cell>
          <table:table-cell office:value-type="float" office:value="62.4929" calcext:value-type="float">
            <text:p>62.4929</text:p>
          </table:table-cell>
          <table:table-cell office:value-type="float" office:value="8.9049" calcext:value-type="float">
            <text:p>8.904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500" calcext:value-type="float">
            <text:p>495500</text:p>
          </table:table-cell>
          <table:table-cell office:value-type="float" office:value="6928900" calcext:value-type="float">
            <text:p>6928900</text:p>
          </table:table-cell>
          <table:table-cell office:value-type="float" office:value="62.493" calcext:value-type="float">
            <text:p>62.4930</text:p>
          </table:table-cell>
          <table:table-cell office:value-type="float" office:value="8.9127" calcext:value-type="float">
            <text:p>8.912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5700" calcext:value-type="float">
            <text:p>4957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8.9166" calcext:value-type="float">
            <text:p>8.916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17800" calcext:value-type="float">
            <text:p>6917800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8.94" calcext:value-type="float">
            <text:p>8.940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381" calcext:value-type="float">
            <text:p>8.938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284" calcext:value-type="float">
            <text:p>8.928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323" calcext:value-type="float">
            <text:p>8.932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323" calcext:value-type="float">
            <text:p>8.932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8100" calcext:value-type="float">
            <text:p>6918100</text:p>
          </table:table-cell>
          <table:table-cell office:value-type="float" office:value="62.396" calcext:value-type="float">
            <text:p>62.3960</text:p>
          </table:table-cell>
          <table:table-cell office:value-type="float" office:value="8.9284" calcext:value-type="float">
            <text:p>8.928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9323" calcext:value-type="float">
            <text:p>8.932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284" calcext:value-type="float">
            <text:p>8.92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0900" calcext:value-type="float">
            <text:p>6920900</text:p>
          </table:table-cell>
          <table:table-cell office:value-type="float" office:value="62.4212" calcext:value-type="float">
            <text:p>62.4212</text:p>
          </table:table-cell>
          <table:table-cell office:value-type="float" office:value="8.9245" calcext:value-type="float">
            <text:p>8.924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9" calcext:value-type="float">
            <text:p>62.4149</text:p>
          </table:table-cell>
          <table:table-cell office:value-type="float" office:value="8.9381" calcext:value-type="float">
            <text:p>8.938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303" calcext:value-type="float">
            <text:p>8.930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264" calcext:value-type="float">
            <text:p>8.926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1000" calcext:value-type="float">
            <text:p>6921000</text:p>
          </table:table-cell>
          <table:table-cell office:value-type="float" office:value="62.422" calcext:value-type="float">
            <text:p>62.4220</text:p>
          </table:table-cell>
          <table:table-cell office:value-type="float" office:value="8.9245" calcext:value-type="float">
            <text:p>8.924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322" calcext:value-type="float">
            <text:p>8.932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29" calcext:value-type="float">
            <text:p>62.4229</text:p>
          </table:table-cell>
          <table:table-cell office:value-type="float" office:value="8.9245" calcext:value-type="float">
            <text:p>8.924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38" calcext:value-type="float">
            <text:p>8.938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264" calcext:value-type="float">
            <text:p>8.926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3900" calcext:value-type="float">
            <text:p>6923900</text:p>
          </table:table-cell>
          <table:table-cell office:value-type="float" office:value="62.4481" calcext:value-type="float">
            <text:p>62.4481</text:p>
          </table:table-cell>
          <table:table-cell office:value-type="float" office:value="8.9283" calcext:value-type="float">
            <text:p>8.928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200" calcext:value-type="float">
            <text:p>4962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263" calcext:value-type="float">
            <text:p>8.926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4900" calcext:value-type="float">
            <text:p>6924900</text:p>
          </table:table-cell>
          <table:table-cell office:value-type="float" office:value="62.4571" calcext:value-type="float">
            <text:p>62.4571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000" calcext:value-type="float">
            <text:p>496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225" calcext:value-type="float">
            <text:p>8.922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21" calcext:value-type="float">
            <text:p>8.932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21" calcext:value-type="float">
            <text:p>8.932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41" calcext:value-type="float">
            <text:p>8.934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4" calcext:value-type="float">
            <text:p>62.4624</text:p>
          </table:table-cell>
          <table:table-cell office:value-type="float" office:value="8.9341" calcext:value-type="float">
            <text:p>8.934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300" calcext:value-type="float">
            <text:p>496300</text:p>
          </table:table-cell>
          <table:table-cell office:value-type="float" office:value="6925900" calcext:value-type="float">
            <text:p>6925900</text:p>
          </table:table-cell>
          <table:table-cell office:value-type="float" office:value="62.466" calcext:value-type="float">
            <text:p>62.4660</text:p>
          </table:table-cell>
          <table:table-cell office:value-type="float" office:value="8.9283" calcext:value-type="float">
            <text:p>8.928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500" calcext:value-type="float">
            <text:p>4965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21" calcext:value-type="float">
            <text:p>8.932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341" calcext:value-type="float">
            <text:p>8.934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500" calcext:value-type="float">
            <text:p>6926500</text:p>
          </table:table-cell>
          <table:table-cell office:value-type="float" office:value="62.4714" calcext:value-type="float">
            <text:p>62.4714</text:p>
          </table:table-cell>
          <table:table-cell office:value-type="float" office:value="8.9379" calcext:value-type="float">
            <text:p>8.937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379" calcext:value-type="float">
            <text:p>8.937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6800" calcext:value-type="float">
            <text:p>6926800</text:p>
          </table:table-cell>
          <table:table-cell office:value-type="float" office:value="62.4741" calcext:value-type="float">
            <text:p>62.4741</text:p>
          </table:table-cell>
          <table:table-cell office:value-type="float" office:value="8.9379" calcext:value-type="float">
            <text:p>8.9379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100" calcext:value-type="float">
            <text:p>496100</text:p>
          </table:table-cell>
          <table:table-cell office:value-type="float" office:value="6926700" calcext:value-type="float">
            <text:p>6926700</text:p>
          </table:table-cell>
          <table:table-cell office:value-type="float" office:value="62.4732" calcext:value-type="float">
            <text:p>62.4732</text:p>
          </table:table-cell>
          <table:table-cell office:value-type="float" office:value="8.9244" calcext:value-type="float">
            <text:p>8.924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399" calcext:value-type="float">
            <text:p>8.9399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399" calcext:value-type="float">
            <text:p>8.939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399" calcext:value-type="float">
            <text:p>8.939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800" calcext:value-type="float">
            <text:p>4968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79" calcext:value-type="float">
            <text:p>8.93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900" calcext:value-type="float">
            <text:p>4969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9399" calcext:value-type="float">
            <text:p>8.939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700" calcext:value-type="float">
            <text:p>4967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36" calcext:value-type="float">
            <text:p>8.936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400" calcext:value-type="float">
            <text:p>4964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301" calcext:value-type="float">
            <text:p>8.930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6600" calcext:value-type="float">
            <text:p>4966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34" calcext:value-type="float">
            <text:p>8.934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16800" calcext:value-type="float">
            <text:p>6916800</text:p>
          </table:table-cell>
          <table:table-cell office:value-type="float" office:value="62.3844" calcext:value-type="float">
            <text:p>62.3844</text:p>
          </table:table-cell>
          <table:table-cell office:value-type="float" office:value="8.9439" calcext:value-type="float">
            <text:p>8.9439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17200" calcext:value-type="float">
            <text:p>6917200</text:p>
          </table:table-cell>
          <table:table-cell office:value-type="float" office:value="62.388" calcext:value-type="float">
            <text:p>62.3880</text:p>
          </table:table-cell>
          <table:table-cell office:value-type="float" office:value="8.9536" calcext:value-type="float">
            <text:p>8.95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6" calcext:value-type="float">
            <text:p>62.3906</text:p>
          </table:table-cell>
          <table:table-cell office:value-type="float" office:value="8.9517" calcext:value-type="float">
            <text:p>8.951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17700" calcext:value-type="float">
            <text:p>6917700</text:p>
          </table:table-cell>
          <table:table-cell office:value-type="float" office:value="62.3924" calcext:value-type="float">
            <text:p>62.3924</text:p>
          </table:table-cell>
          <table:table-cell office:value-type="float" office:value="8.9516" calcext:value-type="float">
            <text:p>8.95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8800" calcext:value-type="float">
            <text:p>6918800</text:p>
          </table:table-cell>
          <table:table-cell office:value-type="float" office:value="62.4023" calcext:value-type="float">
            <text:p>62.4023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62.4032" calcext:value-type="float">
            <text:p>62.4032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497" calcext:value-type="float">
            <text:p>8.949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478" calcext:value-type="float">
            <text:p>8.947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19200" calcext:value-type="float">
            <text:p>6919200</text:p>
          </table:table-cell>
          <table:table-cell office:value-type="float" office:value="62.4059" calcext:value-type="float">
            <text:p>62.4059</text:p>
          </table:table-cell>
          <table:table-cell office:value-type="float" office:value="8.9594" calcext:value-type="float">
            <text:p>8.959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555" calcext:value-type="float">
            <text:p>8.95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0400" calcext:value-type="float">
            <text:p>6920400</text:p>
          </table:table-cell>
          <table:table-cell office:value-type="float" office:value="62.4167" calcext:value-type="float">
            <text:p>62.4167</text:p>
          </table:table-cell>
          <table:table-cell office:value-type="float" office:value="8.9555" calcext:value-type="float">
            <text:p>8.955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21300" calcext:value-type="float">
            <text:p>6921300</text:p>
          </table:table-cell>
          <table:table-cell office:value-type="float" office:value="62.4248" calcext:value-type="float">
            <text:p>62.4248</text:p>
          </table:table-cell>
          <table:table-cell office:value-type="float" office:value="8.9419" calcext:value-type="float">
            <text:p>8.941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9458" calcext:value-type="float">
            <text:p>8.9458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6" calcext:value-type="float">
            <text:p>62.4256</text:p>
          </table:table-cell>
          <table:table-cell office:value-type="float" office:value="8.9458" calcext:value-type="float">
            <text:p>8.945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1600" calcext:value-type="float">
            <text:p>6921600</text:p>
          </table:table-cell>
          <table:table-cell office:value-type="float" office:value="62.4274" calcext:value-type="float">
            <text:p>62.4274</text:p>
          </table:table-cell>
          <table:table-cell office:value-type="float" office:value="8.9516" calcext:value-type="float">
            <text:p>8.951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2" calcext:value-type="float">
            <text:p>62.4292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700" calcext:value-type="float">
            <text:p>4977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555" calcext:value-type="float">
            <text:p>8.955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1400" calcext:value-type="float">
            <text:p>6921400</text:p>
          </table:table-cell>
          <table:table-cell office:value-type="float" office:value="62.4257" calcext:value-type="float">
            <text:p>62.4257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2500" calcext:value-type="float">
            <text:p>6922500</text:p>
          </table:table-cell>
          <table:table-cell office:value-type="float" office:value="62.4355" calcext:value-type="float">
            <text:p>62.4355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593" calcext:value-type="float">
            <text:p>8.959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9574" calcext:value-type="float">
            <text:p>8.957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600" calcext:value-type="float">
            <text:p>497600</text:p>
          </table:table-cell>
          <table:table-cell office:value-type="float" office:value="6923700" calcext:value-type="float">
            <text:p>6923700</text:p>
          </table:table-cell>
          <table:table-cell office:value-type="float" office:value="62.4463" calcext:value-type="float">
            <text:p>62.4463</text:p>
          </table:table-cell>
          <table:table-cell office:value-type="float" office:value="8.9535" calcext:value-type="float">
            <text:p>8.953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23800" calcext:value-type="float">
            <text:p>6923800</text:p>
          </table:table-cell>
          <table:table-cell office:value-type="float" office:value="62.4472" calcext:value-type="float">
            <text:p>62.4472</text:p>
          </table:table-cell>
          <table:table-cell office:value-type="float" office:value="8.9419" calcext:value-type="float">
            <text:p>8.941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4100" calcext:value-type="float">
            <text:p>6924100</text:p>
          </table:table-cell>
          <table:table-cell office:value-type="float" office:value="62.4499" calcext:value-type="float">
            <text:p>62.4499</text:p>
          </table:table-cell>
          <table:table-cell office:value-type="float" office:value="8.9516" calcext:value-type="float">
            <text:p>8.951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4500" calcext:value-type="float">
            <text:p>6924500</text:p>
          </table:table-cell>
          <table:table-cell office:value-type="float" office:value="62.4535" calcext:value-type="float">
            <text:p>62.4535</text:p>
          </table:table-cell>
          <table:table-cell office:value-type="float" office:value="8.9593" calcext:value-type="float">
            <text:p>8.959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62.4508" calcext:value-type="float">
            <text:p>62.4508</text:p>
          </table:table-cell>
          <table:table-cell office:value-type="float" office:value="8.9457" calcext:value-type="float">
            <text:p>8.945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?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4800" calcext:value-type="float">
            <text:p>6924800</text:p>
          </table:table-cell>
          <table:table-cell office:value-type="float" office:value="62.4562" calcext:value-type="float">
            <text:p>62.4562</text:p>
          </table:table-cell>
          <table:table-cell office:value-type="float" office:value="8.9574" calcext:value-type="float">
            <text:p>8.957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438" calcext:value-type="float">
            <text:p>8.943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1" calcext:value-type="float">
            <text:p>62.4651</text:p>
          </table:table-cell>
          <table:table-cell office:value-type="float" office:value="8.9477" calcext:value-type="float">
            <text:p>8.947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5600" calcext:value-type="float">
            <text:p>6925600</text:p>
          </table:table-cell>
          <table:table-cell office:value-type="float" office:value="62.4634" calcext:value-type="float">
            <text:p>62.4634</text:p>
          </table:table-cell>
          <table:table-cell office:value-type="float" office:value="8.9573" calcext:value-type="float">
            <text:p>8.957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.9476" calcext:value-type="float">
            <text:p>8.947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496" calcext:value-type="float">
            <text:p>8.949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8.9515" calcext:value-type="float">
            <text:p>8.951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26600" calcext:value-type="float">
            <text:p>6926600</text:p>
          </table:table-cell>
          <table:table-cell office:value-type="float" office:value="62.4723" calcext:value-type="float">
            <text:p>62.4723</text:p>
          </table:table-cell>
          <table:table-cell office:value-type="float" office:value="8.9573" calcext:value-type="float">
            <text:p>8.9573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2.4759" calcext:value-type="float">
            <text:p>62.4759</text:p>
          </table:table-cell>
          <table:table-cell office:value-type="float" office:value="8.9496" calcext:value-type="float">
            <text:p>8.949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476" calcext:value-type="float">
            <text:p>8.9476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476" calcext:value-type="float">
            <text:p>8.947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300" calcext:value-type="float">
            <text:p>497300</text:p>
          </table:table-cell>
          <table:table-cell office:value-type="float" office:value="6927300" calcext:value-type="float">
            <text:p>6927300</text:p>
          </table:table-cell>
          <table:table-cell office:value-type="float" office:value="62.4786" calcext:value-type="float">
            <text:p>62.4786</text:p>
          </table:table-cell>
          <table:table-cell office:value-type="float" office:value="8.9476" calcext:value-type="float">
            <text:p>8.947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7200" calcext:value-type="float">
            <text:p>6927200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8.9496" calcext:value-type="float">
            <text:p>8.949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500" calcext:value-type="float">
            <text:p>497500</text:p>
          </table:table-cell>
          <table:table-cell office:value-type="float" office:value="6927100" calcext:value-type="float">
            <text:p>6927100</text:p>
          </table:table-cell>
          <table:table-cell office:value-type="float" office:value="62.4768" calcext:value-type="float">
            <text:p>62.4768</text:p>
          </table:table-cell>
          <table:table-cell office:value-type="float" office:value="8.9515" calcext:value-type="float">
            <text:p>8.951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7600" calcext:value-type="float">
            <text:p>6927600</text:p>
          </table:table-cell>
          <table:table-cell office:value-type="float" office:value="62.4813" calcext:value-type="float">
            <text:p>62.4813</text:p>
          </table:table-cell>
          <table:table-cell office:value-type="float" office:value="8.9437" calcext:value-type="float">
            <text:p>8.943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200" calcext:value-type="float">
            <text:p>4972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457" calcext:value-type="float">
            <text:p>8.945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5" calcext:value-type="float">
            <text:p>62.4885</text:p>
          </table:table-cell>
          <table:table-cell office:value-type="float" office:value="8.9496" calcext:value-type="float">
            <text:p>8.9496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100" calcext:value-type="float">
            <text:p>497100</text:p>
          </table:table-cell>
          <table:table-cell office:value-type="float" office:value="6928500" calcext:value-type="float">
            <text:p>6928500</text:p>
          </table:table-cell>
          <table:table-cell office:value-type="float" office:value="62.4894" calcext:value-type="float">
            <text:p>62.4894</text:p>
          </table:table-cell>
          <table:table-cell office:value-type="float" office:value="8.9437" calcext:value-type="float">
            <text:p>8.9437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400" calcext:value-type="float">
            <text:p>4974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2.4939" calcext:value-type="float">
            <text:p>62.4939</text:p>
          </table:table-cell>
          <table:table-cell office:value-type="float" office:value="8.9495" calcext:value-type="float">
            <text:p>8.949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7900" calcext:value-type="float">
            <text:p>497900</text:p>
          </table:table-cell>
          <table:table-cell office:value-type="float" office:value="6929100" calcext:value-type="float">
            <text:p>6929100</text:p>
          </table:table-cell>
          <table:table-cell office:value-type="float" office:value="62.4948" calcext:value-type="float">
            <text:p>62.4948</text:p>
          </table:table-cell>
          <table:table-cell office:value-type="float" office:value="8.9592" calcext:value-type="float">
            <text:p>8.959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16100" calcext:value-type="float">
            <text:p>6916100</text:p>
          </table:table-cell>
          <table:table-cell office:value-type="float" office:value="62.3781" calcext:value-type="float">
            <text:p>62.3781</text:p>
          </table:table-cell>
          <table:table-cell office:value-type="float" office:value="8.9633" calcext:value-type="float">
            <text:p>8.963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8" calcext:value-type="float">
            <text:p>62.3898</text:p>
          </table:table-cell>
          <table:table-cell office:value-type="float" office:value="8.9691" calcext:value-type="float">
            <text:p>8.969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17100" calcext:value-type="float">
            <text:p>6917100</text:p>
          </table:table-cell>
          <table:table-cell office:value-type="float" office:value="62.3871" calcext:value-type="float">
            <text:p>62.3871</text:p>
          </table:table-cell>
          <table:table-cell office:value-type="float" office:value="8.971" calcext:value-type="float">
            <text:p>8.971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18000" calcext:value-type="float">
            <text:p>6918000</text:p>
          </table:table-cell>
          <table:table-cell office:value-type="float" office:value="62.3951" calcext:value-type="float">
            <text:p>62.3951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9768" calcext:value-type="float">
            <text:p>8.976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18600" calcext:value-type="float">
            <text:p>6918600</text:p>
          </table:table-cell>
          <table:table-cell office:value-type="float" office:value="62.4005" calcext:value-type="float">
            <text:p>62.4005</text:p>
          </table:table-cell>
          <table:table-cell office:value-type="float" office:value="8.9729" calcext:value-type="float">
            <text:p>8.972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18700" calcext:value-type="float">
            <text:p>6918700</text:p>
          </table:table-cell>
          <table:table-cell office:value-type="float" office:value="62.4014" calcext:value-type="float">
            <text:p>62.4014</text:p>
          </table:table-cell>
          <table:table-cell office:value-type="float" office:value="8.9748" calcext:value-type="float">
            <text:p>8.974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62.4041" calcext:value-type="float">
            <text:p>62.4041</text:p>
          </table:table-cell>
          <table:table-cell office:value-type="float" office:value="8.969" calcext:value-type="float">
            <text:p>8.969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19100" calcext:value-type="float">
            <text:p>6919100</text:p>
          </table:table-cell>
          <table:table-cell office:value-type="float" office:value="62.405" calcext:value-type="float">
            <text:p>62.4050</text:p>
          </table:table-cell>
          <table:table-cell office:value-type="float" office:value="8.9729" calcext:value-type="float">
            <text:p>8.972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0000" calcext:value-type="float">
            <text:p>6920000</text:p>
          </table:table-cell>
          <table:table-cell office:value-type="float" office:value="62.4131" calcext:value-type="float">
            <text:p>62.4131</text:p>
          </table:table-cell>
          <table:table-cell office:value-type="float" office:value="8.9632" calcext:value-type="float">
            <text:p>8.963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671" calcext:value-type="float">
            <text:p>8.967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748" calcext:value-type="float">
            <text:p>8.974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0300" calcext:value-type="float">
            <text:p>6920300</text:p>
          </table:table-cell>
          <table:table-cell office:value-type="float" office:value="62.4158" calcext:value-type="float">
            <text:p>62.4158</text:p>
          </table:table-cell>
          <table:table-cell office:value-type="float" office:value="8.9652" calcext:value-type="float">
            <text:p>8.965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0200" calcext:value-type="float">
            <text:p>6920200</text:p>
          </table:table-cell>
          <table:table-cell office:value-type="float" office:value="62.4149" calcext:value-type="float">
            <text:p>62.4149</text:p>
          </table:table-cell>
          <table:table-cell office:value-type="float" office:value="8.9671" calcext:value-type="float">
            <text:p>8.967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600" calcext:value-type="float">
            <text:p>498600</text:p>
          </table:table-cell>
          <table:table-cell office:value-type="float" office:value="6920100" calcext:value-type="float">
            <text:p>6920100</text:p>
          </table:table-cell>
          <table:table-cell office:value-type="float" office:value="62.414" calcext:value-type="float">
            <text:p>62.4140</text:p>
          </table:table-cell>
          <table:table-cell office:value-type="float" office:value="8.9729" calcext:value-type="float">
            <text:p>8.972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700" calcext:value-type="float">
            <text:p>498700</text:p>
          </table:table-cell>
          <table:table-cell office:value-type="float" office:value="6920600" calcext:value-type="float">
            <text:p>6920600</text:p>
          </table:table-cell>
          <table:table-cell office:value-type="float" office:value="62.4185" calcext:value-type="float">
            <text:p>62.4185</text:p>
          </table:table-cell>
          <table:table-cell office:value-type="float" office:value="8.9748" calcext:value-type="float">
            <text:p>8.974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1200" calcext:value-type="float">
            <text:p>6921200</text:p>
          </table:table-cell>
          <table:table-cell office:value-type="float" office:value="62.4239" calcext:value-type="float">
            <text:p>62.4239</text:p>
          </table:table-cell>
          <table:table-cell office:value-type="float" office:value="8.9632" calcext:value-type="float">
            <text:p>8.963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900" calcext:value-type="float">
            <text:p>6921900</text:p>
          </table:table-cell>
          <table:table-cell office:value-type="float" office:value="62.4301" calcext:value-type="float">
            <text:p>62.4301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500" calcext:value-type="float">
            <text:p>4985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71" calcext:value-type="float">
            <text:p>8.97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6" calcext:value-type="float">
            <text:p>62.4266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2700" calcext:value-type="float">
            <text:p>6922700</text:p>
          </table:table-cell>
          <table:table-cell office:value-type="float" office:value="62.4373" calcext:value-type="float">
            <text:p>62.4373</text:p>
          </table:table-cell>
          <table:table-cell office:value-type="float" office:value="8.9651" calcext:value-type="float">
            <text:p>8.965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400" calcext:value-type="float">
            <text:p>498400</text:p>
          </table:table-cell>
          <table:table-cell office:value-type="float" office:value="6922100" calcext:value-type="float">
            <text:p>6922100</text:p>
          </table:table-cell>
          <table:table-cell office:value-type="float" office:value="62.4319" calcext:value-type="float">
            <text:p>62.4319</text:p>
          </table:table-cell>
          <table:table-cell office:value-type="float" office:value="8.969" calcext:value-type="float">
            <text:p>8.969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2900" calcext:value-type="float">
            <text:p>6922900</text:p>
          </table:table-cell>
          <table:table-cell office:value-type="float" office:value="62.4391" calcext:value-type="float">
            <text:p>62.4391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2300" calcext:value-type="float">
            <text:p>6922300</text:p>
          </table:table-cell>
          <table:table-cell office:value-type="float" office:value="62.4337" calcext:value-type="float">
            <text:p>62.4337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?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3300" calcext:value-type="float">
            <text:p>6923300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8.9651" calcext:value-type="float">
            <text:p>8.965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3600" calcext:value-type="float">
            <text:p>6923600</text:p>
          </table:table-cell>
          <table:table-cell office:value-type="float" office:value="62.4454" calcext:value-type="float">
            <text:p>62.4454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5500" calcext:value-type="float">
            <text:p>6925500</text:p>
          </table:table-cell>
          <table:table-cell office:value-type="float" office:value="62.4625" calcext:value-type="float">
            <text:p>62.4625</text:p>
          </table:table-cell>
          <table:table-cell office:value-type="float" office:value="8.9632" calcext:value-type="float">
            <text:p>8.963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7" calcext:value-type="float">
            <text:p>62.4607</text:p>
          </table:table-cell>
          <table:table-cell office:value-type="float" office:value="8.967" calcext:value-type="float">
            <text:p>8.967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612" calcext:value-type="float">
            <text:p>8.9612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6300" calcext:value-type="float">
            <text:p>6926300</text:p>
          </table:table-cell>
          <table:table-cell office:value-type="float" office:value="62.4696" calcext:value-type="float">
            <text:p>62.4696</text:p>
          </table:table-cell>
          <table:table-cell office:value-type="float" office:value="8.9612" calcext:value-type="float">
            <text:p>8.96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100" calcext:value-type="float">
            <text:p>498100</text:p>
          </table:table-cell>
          <table:table-cell office:value-type="float" office:value="6927700" calcext:value-type="float">
            <text:p>6927700</text:p>
          </table:table-cell>
          <table:table-cell office:value-type="float" office:value="62.4822" calcext:value-type="float">
            <text:p>62.4822</text:p>
          </table:table-cell>
          <table:table-cell office:value-type="float" office:value="8.9631" calcext:value-type="float">
            <text:p>8.963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300" calcext:value-type="float">
            <text:p>498300</text:p>
          </table:table-cell>
          <table:table-cell office:value-type="float" office:value="6927500" calcext:value-type="float">
            <text:p>6927500</text:p>
          </table:table-cell>
          <table:table-cell office:value-type="float" office:value="62.4804" calcext:value-type="float">
            <text:p>62.4804</text:p>
          </table:table-cell>
          <table:table-cell office:value-type="float" office:value="8.967" calcext:value-type="float">
            <text:p>8.967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900" calcext:value-type="float">
            <text:p>498900</text:p>
          </table:table-cell>
          <table:table-cell office:value-type="float" office:value="6927900" calcext:value-type="float">
            <text:p>6927900</text:p>
          </table:table-cell>
          <table:table-cell office:value-type="float" office:value="62.484" calcext:value-type="float">
            <text:p>62.4840</text:p>
          </table:table-cell>
          <table:table-cell office:value-type="float" office:value="8.9787" calcext:value-type="float">
            <text:p>8.978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200" calcext:value-type="float">
            <text:p>498200</text:p>
          </table:table-cell>
          <table:table-cell office:value-type="float" office:value="6928400" calcext:value-type="float">
            <text:p>6928400</text:p>
          </table:table-cell>
          <table:table-cell office:value-type="float" office:value="62.4885" calcext:value-type="float">
            <text:p>62.4885</text:p>
          </table:table-cell>
          <table:table-cell office:value-type="float" office:value="8.9651" calcext:value-type="float">
            <text:p>8.965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800" calcext:value-type="float">
            <text:p>4988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8.9767" calcext:value-type="float">
            <text:p>8.976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8000" calcext:value-type="float">
            <text:p>498000</text:p>
          </table:table-cell>
          <table:table-cell office:value-type="float" office:value="6929900" calcext:value-type="float">
            <text:p>6929900</text:p>
          </table:table-cell>
          <table:table-cell office:value-type="float" office:value="62.5019" calcext:value-type="float">
            <text:p>62.5019</text:p>
          </table:table-cell>
          <table:table-cell office:value-type="float" office:value="8.9612" calcext:value-type="float">
            <text:p>8.961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2" calcext:value-type="float">
            <text:p>62.3772</text:p>
          </table:table-cell>
          <table:table-cell office:value-type="float" office:value="8.9845" calcext:value-type="float">
            <text:p>8.9845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2.3772" calcext:value-type="float">
            <text:p>62.3772</text:p>
          </table:table-cell>
          <table:table-cell office:value-type="float" office:value="8.9845" calcext:value-type="float">
            <text:p>8.984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6200" calcext:value-type="float">
            <text:p>6916200</text:p>
          </table:table-cell>
          <table:table-cell office:value-type="float" office:value="62.379" calcext:value-type="float">
            <text:p>62.3790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8300" calcext:value-type="float">
            <text:p>6918300</text:p>
          </table:table-cell>
          <table:table-cell office:value-type="float" office:value="62.3978" calcext:value-type="float">
            <text:p>62.3978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18400" calcext:value-type="float">
            <text:p>6918400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8.9923" calcext:value-type="float">
            <text:p>8.992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19800" calcext:value-type="float">
            <text:p>6919800</text:p>
          </table:table-cell>
          <table:table-cell office:value-type="float" office:value="62.4113" calcext:value-type="float">
            <text:p>62.4113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100" calcext:value-type="float">
            <text:p>499100</text:p>
          </table:table-cell>
          <table:table-cell office:value-type="float" office:value="6920500" calcext:value-type="float">
            <text:p>6920500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8.9826" calcext:value-type="float">
            <text:p>8.982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0700" calcext:value-type="float">
            <text:p>6920700</text:p>
          </table:table-cell>
          <table:table-cell office:value-type="float" office:value="62.4194" calcext:value-type="float">
            <text:p>62.4194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1500" calcext:value-type="float">
            <text:p>6921500</text:p>
          </table:table-cell>
          <table:table-cell office:value-type="float" office:value="62.4266" calcext:value-type="float">
            <text:p>62.4266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3" calcext:value-type="float">
            <text:p>62.4293</text:p>
          </table:table-cell>
          <table:table-cell office:value-type="float" office:value="8.9961" calcext:value-type="float">
            <text:p>8.9961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1800" calcext:value-type="float">
            <text:p>6921800</text:p>
          </table:table-cell>
          <table:table-cell office:value-type="float" office:value="62.4293" calcext:value-type="float">
            <text:p>62.4293</text:p>
          </table:table-cell>
          <table:table-cell office:value-type="float" office:value="8.9961" calcext:value-type="float">
            <text:p>8.99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1100" calcext:value-type="float">
            <text:p>6921100</text:p>
          </table:table-cell>
          <table:table-cell office:value-type="float" office:value="62.423" calcext:value-type="float">
            <text:p>62.4230</text:p>
          </table:table-cell>
          <table:table-cell office:value-type="float" office:value="8.9923" calcext:value-type="float">
            <text:p>8.992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600" calcext:value-type="float">
            <text:p>499600</text:p>
          </table:table-cell>
          <table:table-cell office:value-type="float" office:value="6925800" calcext:value-type="float">
            <text:p>6925800</text:p>
          </table:table-cell>
          <table:table-cell office:value-type="float" office:value="62.4652" calcext:value-type="float">
            <text:p>62.4652</text:p>
          </table:table-cell>
          <table:table-cell office:value-type="float" office:value="8.9922" calcext:value-type="float">
            <text:p>8.992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400" calcext:value-type="float">
            <text:p>4994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84" calcext:value-type="float">
            <text:p>8.9884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45" calcext:value-type="float">
            <text:p>8.984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5700" calcext:value-type="float">
            <text:p>6925700</text:p>
          </table:table-cell>
          <table:table-cell office:value-type="float" office:value="62.4643" calcext:value-type="float">
            <text:p>62.4643</text:p>
          </table:table-cell>
          <table:table-cell office:value-type="float" office:value="8.9806" calcext:value-type="float">
            <text:p>8.980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5300" calcext:value-type="float">
            <text:p>6925300</text:p>
          </table:table-cell>
          <table:table-cell office:value-type="float" office:value="62.4607" calcext:value-type="float">
            <text:p>62.4607</text:p>
          </table:table-cell>
          <table:table-cell office:value-type="float" office:value="8.9961" calcext:value-type="float">
            <text:p>8.996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200" calcext:value-type="float">
            <text:p>499200</text:p>
          </table:table-cell>
          <table:table-cell office:value-type="float" office:value="6925100" calcext:value-type="float">
            <text:p>6925100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8.9845" calcext:value-type="float">
            <text:p>8.984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5000" calcext:value-type="float">
            <text:p>6925000</text:p>
          </table:table-cell>
          <table:table-cell office:value-type="float" office:value="62.458" calcext:value-type="float">
            <text:p>62.4580</text:p>
          </table:table-cell>
          <table:table-cell office:value-type="float" office:value="8.9806" calcext:value-type="float">
            <text:p>8.9806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500" calcext:value-type="float">
            <text:p>499500</text:p>
          </table:table-cell>
          <table:table-cell office:value-type="float" office:value="6927400" calcext:value-type="float">
            <text:p>6927400</text:p>
          </table:table-cell>
          <table:table-cell office:value-type="float" office:value="62.4795" calcext:value-type="float">
            <text:p>62.4795</text:p>
          </table:table-cell>
          <table:table-cell office:value-type="float" office:value="8.9903" calcext:value-type="float">
            <text:p>8.990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000" calcext:value-type="float">
            <text:p>499000</text:p>
          </table:table-cell>
          <table:table-cell office:value-type="float" office:value="6928600" calcext:value-type="float">
            <text:p>6928600</text:p>
          </table:table-cell>
          <table:table-cell office:value-type="float" office:value="62.4903" calcext:value-type="float">
            <text:p>62.4903</text:p>
          </table:table-cell>
          <table:table-cell office:value-type="float" office:value="8.9806" calcext:value-type="float">
            <text:p>8.9806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864" calcext:value-type="float">
            <text:p>8.9864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300" calcext:value-type="float">
            <text:p>499300</text:p>
          </table:table-cell>
          <table:table-cell office:value-type="float" office:value="6928100" calcext:value-type="float">
            <text:p>6928100</text:p>
          </table:table-cell>
          <table:table-cell office:value-type="float" office:value="62.4858" calcext:value-type="float">
            <text:p>62.4858</text:p>
          </table:table-cell>
          <table:table-cell office:value-type="float" office:value="8.9864" calcext:value-type="float">
            <text:p>8.9864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499800" calcext:value-type="float">
            <text:p>499800</text:p>
          </table:table-cell>
          <table:table-cell office:value-type="float" office:value="6929700" calcext:value-type="float">
            <text:p>6929700</text:p>
          </table:table-cell>
          <table:table-cell office:value-type="float" office:value="62.5002" calcext:value-type="float">
            <text:p>62.5002</text:p>
          </table:table-cell>
          <table:table-cell office:value-type="float" office:value="8.9961" calcext:value-type="float">
            <text:p>8.996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500" calcext:value-type="float">
            <text:p>500500</text:p>
          </table:table-cell>
          <table:table-cell office:value-type="float" office:value="6915200" calcext:value-type="float">
            <text:p>6915200</text:p>
          </table:table-cell>
          <table:table-cell office:value-type="float" office:value="62.37" calcext:value-type="float">
            <text:p>62.3700</text:p>
          </table:table-cell>
          <table:table-cell office:value-type="float" office:value="9.0097" calcext:value-type="float">
            <text:p>9.00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400" calcext:value-type="float">
            <text:p>5004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2.3799" calcext:value-type="float">
            <text:p>62.3799</text:p>
          </table:table-cell>
          <table:table-cell office:value-type="float" office:value="9.0077" calcext:value-type="float">
            <text:p>9.007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800" calcext:value-type="float">
            <text:p>500800</text:p>
          </table:table-cell>
          <table:table-cell office:value-type="float" office:value="6917400" calcext:value-type="float">
            <text:p>6917400</text:p>
          </table:table-cell>
          <table:table-cell office:value-type="float" office:value="62.3898" calcext:value-type="float">
            <text:p>62.3898</text:p>
          </table:table-cell>
          <table:table-cell office:value-type="float" office:value="9.0155" calcext:value-type="float">
            <text:p>9.015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400" calcext:value-type="float">
            <text:p>500400</text:p>
          </table:table-cell>
          <table:table-cell office:value-type="float" office:value="6917500" calcext:value-type="float">
            <text:p>6917500</text:p>
          </table:table-cell>
          <table:table-cell office:value-type="float" office:value="62.3907" calcext:value-type="float">
            <text:p>62.3907</text:p>
          </table:table-cell>
          <table:table-cell office:value-type="float" office:value="9.0077" calcext:value-type="float">
            <text:p>9.007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700" calcext:value-type="float">
            <text:p>500700</text:p>
          </table:table-cell>
          <table:table-cell office:value-type="float" office:value="6923000" calcext:value-type="float">
            <text:p>6923000</text:p>
          </table:table-cell>
          <table:table-cell office:value-type="float" office:value="62.44" calcext:value-type="float">
            <text:p>62.4400</text:p>
          </table:table-cell>
          <table:table-cell office:value-type="float" office:value="9.0136" calcext:value-type="float">
            <text:p>9.013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5400" calcext:value-type="float">
            <text:p>6925400</text:p>
          </table:table-cell>
          <table:table-cell office:value-type="float" office:value="62.4616" calcext:value-type="float">
            <text:p>62.4616</text:p>
          </table:table-cell>
          <table:table-cell office:value-type="float" office:value="9.0039" calcext:value-type="float">
            <text:p>9.003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100" calcext:value-type="float">
            <text:p>500100</text:p>
          </table:table-cell>
          <table:table-cell office:value-type="float" office:value="6926900" calcext:value-type="float">
            <text:p>6926900</text:p>
          </table:table-cell>
          <table:table-cell office:value-type="float" office:value="62.475" calcext:value-type="float">
            <text:p>62.4750</text:p>
          </table:table-cell>
          <table:table-cell office:value-type="float" office:value="9.0019" calcext:value-type="float">
            <text:p>9.0019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200" calcext:value-type="float">
            <text:p>500200</text:p>
          </table:table-cell>
          <table:table-cell office:value-type="float" office:value="6926100" calcext:value-type="float">
            <text:p>6926100</text:p>
          </table:table-cell>
          <table:table-cell office:value-type="float" office:value="62.4678" calcext:value-type="float">
            <text:p>62.4678</text:p>
          </table:table-cell>
          <table:table-cell office:value-type="float" office:value="9.0039" calcext:value-type="float">
            <text:p>9.003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000" calcext:value-type="float">
            <text:p>500000</text:p>
          </table:table-cell>
          <table:table-cell office:value-type="float" office:value="6928700" calcext:value-type="float">
            <text:p>6928700</text:p>
          </table:table-cell>
          <table:table-cell office:value-type="float" office:value="62.4912" calcext:value-type="float">
            <text:p>62.4912</text:p>
          </table:table-cell>
          <table:table-cell office:value-type="float" office:value="9" calcext:value-type="float">
            <text:p>9.000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32V</text:p>
          </table:table-cell>
          <table:table-cell office:value-type="float" office:value="500300" calcext:value-type="float">
            <text:p>500300</text:p>
          </table:table-cell>
          <table:table-cell office:value-type="float" office:value="6929600" calcext:value-type="float">
            <text:p>6929600</text:p>
          </table:table-cell>
          <table:table-cell office:value-type="float" office:value="62.4993" calcext:value-type="float">
            <text:p>62.4993</text:p>
          </table:table-cell>
          <table:table-cell office:value-type="float" office:value="9.0058" calcext:value-type="float">
            <text:p>9.005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715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5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>
      <style:text-properties style:font-name="Arial" fo:font-family="Arial" fo:font-size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925in" fo:margin-bottom="0.4925in" fo:margin-left="0.75in" fo:margin-right="0.7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fo:margin-top="0.7874in" fo:margin-bottom="0.7874in" fo:margin-left="0.7in" fo:margin-right="0.7in" style:first-page-number="continue" style:scale-to="100%" style:print="charts drawings objects zero-values"/>
      <style:header-style>
        <style:header-footer-properties svg:height="0.4874in" fo:margin-left="0in" fo:margin-right="0in" fo:margin-bottom="0in" fo:background-color="transparent">
          <style:background-image/>
        </style:header-footer-properties>
      </style:header-style>
      <style:footer-style>
        <style:header-footer-properties svg:height="0.4874in" fo:margin-left="0in" fo:margin-right="0in" fo:margin-top="0in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3:53:33.2624178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3.2$MacOSX_X86_64 LibreOffice_project/d166454616c1632304285822f9c83ce2e660fd92</meta:generator>
    <dc:date>2022-01-13T13:56:34.851645605</dc:date>
    <meta:editing-duration>PT3H59M32S</meta:editing-duration>
    <meta:editing-cycles>56</meta:editing-cycles>
    <meta:document-statistic meta:table-count="1" meta:cell-count="14014" meta:object-count="0"/>
  </office:meta>
</office:document-meta>
</file>